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579d1c" fo:border="0.06pt solid #000000"/>
    </style:style>
    <style:style style:name="ce2" style:family="table-cell" style:parent-style-name="Default" style:data-style-name="N121">
      <style:table-cell-properties fo:background-color="#ff0000" fo:border="0.06pt solid #000000"/>
    </style:style>
    <style:style style:name="ce3" style:family="table-cell" style:parent-style-name="Default" style:data-style-name="N121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48" table:default-cell-style-name="ce3"/>
        <table:table-row table:style-name="ro1">
          <table:table-cell table:style-name="Default" table:number-columns-repeated="49"/>
        </table:table-row>
        <table:table-row table:style-name="ro1"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float" office:value="0.30539" calcext:value-type="float">
            <text:p>0.305390</text:p>
          </table:table-cell>
          <table:table-cell office:value-type="float" office:value="0.92358" calcext:value-type="float">
            <text:p>0.923580</text:p>
          </table:table-cell>
          <table:table-cell office:value-type="float" office:value="0.920638" calcext:value-type="float">
            <text:p>0.920638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23435" calcext:value-type="float">
            <text:p>0.923435</text:p>
          </table:table-cell>
          <table:table-cell office:value-type="float" office:value="0.930079" calcext:value-type="float">
            <text:p>0.930079</text:p>
          </table:table-cell>
          <table:table-cell office:value-type="float" office:value="0.92192" calcext:value-type="float">
            <text:p>0.921920</text:p>
          </table:table-cell>
          <table:table-cell office:value-type="float" office:value="0.933726" calcext:value-type="float">
            <text:p>0.933726</text:p>
          </table:table-cell>
          <table:table-cell office:value-type="float" office:value="0.929531" calcext:value-type="float">
            <text:p>0.929531</text:p>
          </table:table-cell>
          <table:table-cell office:value-type="float" office:value="0.930675" calcext:value-type="float">
            <text:p>0.930675</text:p>
          </table:table-cell>
          <table:table-cell office:value-type="float" office:value="0.92766" calcext:value-type="float">
            <text:p>0.927660</text:p>
          </table:table-cell>
          <table:table-cell office:value-type="float" office:value="0.91344" calcext:value-type="float">
            <text:p>0.913440</text:p>
          </table:table-cell>
          <table:table-cell office:value-type="float" office:value="0.94203" calcext:value-type="float">
            <text:p>0.942030</text:p>
          </table:table-cell>
          <table:table-cell office:value-type="float" office:value="0.941479" calcext:value-type="float">
            <text:p>0.941479</text:p>
          </table:table-cell>
          <table:table-cell office:value-type="float" office:value="0.928474" calcext:value-type="float">
            <text:p>0.928474</text:p>
          </table:table-cell>
          <table:table-cell office:value-type="float" office:value="0.932507" calcext:value-type="float">
            <text:p>0.932507</text:p>
          </table:table-cell>
          <table:table-cell office:value-type="float" office:value="0.922072" calcext:value-type="float">
            <text:p>0.922072</text:p>
          </table:table-cell>
          <table:table-cell office:value-type="float" office:value="0.940486" calcext:value-type="float">
            <text:p>0.940486</text:p>
          </table:table-cell>
          <table:table-cell office:value-type="float" office:value="0.919805" calcext:value-type="float">
            <text:p>0.919805</text:p>
          </table:table-cell>
          <table:table-cell office:value-type="float" office:value="0.92758" calcext:value-type="float">
            <text:p>0.927580</text:p>
          </table:table-cell>
          <table:table-cell office:value-type="float" office:value="0.923191" calcext:value-type="float">
            <text:p>0.923191</text:p>
          </table:table-cell>
          <table:table-cell office:value-type="float" office:value="0.927383" calcext:value-type="float">
            <text:p>0.927383</text:p>
          </table:table-cell>
          <table:table-cell office:value-type="float" office:value="0.931431" calcext:value-type="float">
            <text:p>0.931431</text:p>
          </table:table-cell>
          <table:table-cell office:value-type="float" office:value="0.92817" calcext:value-type="float">
            <text:p>0.928170</text:p>
          </table:table-cell>
          <table:table-cell office:value-type="float" office:value="0.922527" calcext:value-type="float">
            <text:p>0.922527</text:p>
          </table:table-cell>
          <table:table-cell office:value-type="float" office:value="0.924978" calcext:value-type="float">
            <text:p>0.924978</text:p>
          </table:table-cell>
          <table:table-cell office:value-type="float" office:value="0.923451" calcext:value-type="float">
            <text:p>0.923451</text:p>
          </table:table-cell>
          <table:table-cell office:value-type="float" office:value="0.928554" calcext:value-type="float">
            <text:p>0.928554</text:p>
          </table:table-cell>
          <table:table-cell office:value-type="float" office:value="0.929288" calcext:value-type="float">
            <text:p>0.929288</text:p>
          </table:table-cell>
          <table:table-cell office:value-type="float" office:value="0.928899" calcext:value-type="float">
            <text:p>0.928899</text:p>
          </table:table-cell>
          <table:table-cell office:value-type="float" office:value="0.928477" calcext:value-type="float">
            <text:p>0.928477</text:p>
          </table:table-cell>
          <table:table-cell office:value-type="float" office:value="0.919401" calcext:value-type="float">
            <text:p>0.919401</text:p>
          </table:table-cell>
          <table:table-cell office:value-type="float" office:value="0.925741" calcext:value-type="float">
            <text:p>0.925741</text:p>
          </table:table-cell>
          <table:table-cell office:value-type="float" office:value="0.928401" calcext:value-type="float">
            <text:p>0.928401</text:p>
          </table:table-cell>
          <table:table-cell office:value-type="float" office:value="0.923628" calcext:value-type="float">
            <text:p>0.923628</text:p>
          </table:table-cell>
          <table:table-cell office:value-type="float" office:value="0.924253" calcext:value-type="float">
            <text:p>0.924253</text:p>
          </table:table-cell>
          <table:table-cell office:value-type="float" office:value="0.926009" calcext:value-type="float">
            <text:p>0.926009</text:p>
          </table:table-cell>
          <table:table-cell office:value-type="float" office:value="0.922182" calcext:value-type="float">
            <text:p>0.922182</text:p>
          </table:table-cell>
          <table:table-cell office:value-type="float" office:value="0.926829" calcext:value-type="float">
            <text:p>0.926829</text:p>
          </table:table-cell>
          <table:table-cell office:value-type="float" office:value="0.923577" calcext:value-type="float">
            <text:p>0.923577</text:p>
          </table:table-cell>
          <table:table-cell office:value-type="float" office:value="0.919823" calcext:value-type="float">
            <text:p>0.919823</text:p>
          </table:table-cell>
          <table:table-cell office:value-type="float" office:value="0.919109" calcext:value-type="float">
            <text:p>0.919109</text:p>
          </table:table-cell>
          <table:table-cell office:value-type="float" office:value="0.927909" calcext:value-type="float">
            <text:p>0.927909</text:p>
          </table:table-cell>
          <table:table-cell office:value-type="float" office:value="0.928525" calcext:value-type="float">
            <text:p>0.928525</text:p>
          </table:table-cell>
          <table:table-cell office:value-type="float" office:value="0.933006" calcext:value-type="float">
            <text:p>0.933006</text:p>
          </table:table-cell>
          <table:table-cell office:value-type="float" office:value="0.919161" calcext:value-type="float">
            <text:p>0.919161</text:p>
          </table:table-cell>
          <table:table-cell office:value-type="float" office:value="0.922617" calcext:value-type="float">
            <text:p>0.922617</text:p>
          </table:table-cell>
          <table:table-cell office:value-type="float" office:value="0.935641" calcext:value-type="float">
            <text:p>0.93564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20764" calcext:value-type="float">
            <text:p>0.920764</text:p>
          </table:table-cell>
          <table:table-cell table:style-name="ce2" office:value-type="float" office:value="0.339649" calcext:value-type="float">
            <text:p>0.339649</text:p>
          </table:table-cell>
          <table:table-cell office:value-type="float" office:value="0.833532" calcext:value-type="float">
            <text:p>0.833532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4059" calcext:value-type="float">
            <text:p>0.904059</text:p>
          </table:table-cell>
          <table:table-cell office:value-type="float" office:value="0.893091" calcext:value-type="float">
            <text:p>0.893091</text:p>
          </table:table-cell>
          <table:table-cell office:value-type="float" office:value="0.87004" calcext:value-type="float">
            <text:p>0.870040</text:p>
          </table:table-cell>
          <table:table-cell office:value-type="float" office:value="0.917475" calcext:value-type="float">
            <text:p>0.917475</text:p>
          </table:table-cell>
          <table:table-cell office:value-type="float" office:value="0.907774" calcext:value-type="float">
            <text:p>0.907774</text:p>
          </table:table-cell>
          <table:table-cell office:value-type="float" office:value="0.911399" calcext:value-type="float">
            <text:p>0.911399</text:p>
          </table:table-cell>
          <table:table-cell office:value-type="float" office:value="0.883249" calcext:value-type="float">
            <text:p>0.883249</text:p>
          </table:table-cell>
          <table:table-cell office:value-type="float" office:value="0.901711" calcext:value-type="float">
            <text:p>0.901711</text:p>
          </table:table-cell>
          <table:table-cell office:value-type="float" office:value="0.939625" calcext:value-type="float">
            <text:p>0.939625</text:p>
          </table:table-cell>
          <table:table-cell office:value-type="float" office:value="0.941231" calcext:value-type="float">
            <text:p>0.941231</text:p>
          </table:table-cell>
          <table:table-cell office:value-type="float" office:value="0.909356" calcext:value-type="float">
            <text:p>0.909356</text:p>
          </table:table-cell>
          <table:table-cell office:value-type="float" office:value="0.908844" calcext:value-type="float">
            <text:p>0.908844</text:p>
          </table:table-cell>
          <table:table-cell office:value-type="float" office:value="0.865416" calcext:value-type="float">
            <text:p>0.865416</text:p>
          </table:table-cell>
          <table:table-cell office:value-type="float" office:value="0.914339" calcext:value-type="float">
            <text:p>0.914339</text:p>
          </table:table-cell>
          <table:table-cell office:value-type="float" office:value="0.880195" calcext:value-type="float">
            <text:p>0.880195</text:p>
          </table:table-cell>
          <table:table-cell office:value-type="float" office:value="0.873436" calcext:value-type="float">
            <text:p>0.873436</text:p>
          </table:table-cell>
          <table:table-cell office:value-type="float" office:value="0.839726" calcext:value-type="float">
            <text:p>0.839726</text:p>
          </table:table-cell>
          <table:table-cell office:value-type="float" office:value="0.884922" calcext:value-type="float">
            <text:p>0.884922</text:p>
          </table:table-cell>
          <table:table-cell office:value-type="float" office:value="0.912425" calcext:value-type="float">
            <text:p>0.912425</text:p>
          </table:table-cell>
          <table:table-cell office:value-type="float" office:value="0.895128" calcext:value-type="float">
            <text:p>0.895128</text:p>
          </table:table-cell>
          <table:table-cell office:value-type="float" office:value="0.833603" calcext:value-type="float">
            <text:p>0.833603</text:p>
          </table:table-cell>
          <table:table-cell office:value-type="float" office:value="0.850386" calcext:value-type="float">
            <text:p>0.850386</text:p>
          </table:table-cell>
          <table:table-cell office:value-type="float" office:value="0.856498" calcext:value-type="float">
            <text:p>0.856498</text:p>
          </table:table-cell>
          <table:table-cell office:value-type="float" office:value="0.883028" calcext:value-type="float">
            <text:p>0.883028</text:p>
          </table:table-cell>
          <table:table-cell office:value-type="float" office:value="0.906487" calcext:value-type="float">
            <text:p>0.906487</text:p>
          </table:table-cell>
          <table:table-cell office:value-type="float" office:value="0.897341" calcext:value-type="float">
            <text:p>0.897341</text:p>
          </table:table-cell>
          <table:table-cell office:value-type="float" office:value="0.901102" calcext:value-type="float">
            <text:p>0.901102</text:p>
          </table:table-cell>
          <table:table-cell office:value-type="float" office:value="0.832539" calcext:value-type="float">
            <text:p>0.832539</text:p>
          </table:table-cell>
          <table:table-cell office:value-type="float" office:value="0.870578" calcext:value-type="float">
            <text:p>0.870578</text:p>
          </table:table-cell>
          <table:table-cell office:value-type="float" office:value="0.869956" calcext:value-type="float">
            <text:p>0.869956</text:p>
          </table:table-cell>
          <table:table-cell office:value-type="float" office:value="0.849483" calcext:value-type="float">
            <text:p>0.849483</text:p>
          </table:table-cell>
          <table:table-cell office:value-type="float" office:value="0.877803" calcext:value-type="float">
            <text:p>0.877803</text:p>
          </table:table-cell>
          <table:table-cell office:value-type="float" office:value="0.88747" calcext:value-type="float">
            <text:p>0.887470</text:p>
          </table:table-cell>
          <table:table-cell office:value-type="float" office:value="0.880764" calcext:value-type="float">
            <text:p>0.880764</text:p>
          </table:table-cell>
          <table:table-cell office:value-type="float" office:value="0.883554" calcext:value-type="float">
            <text:p>0.883554</text:p>
          </table:table-cell>
          <table:table-cell office:value-type="float" office:value="0.85863" calcext:value-type="float">
            <text:p>0.858630</text:p>
          </table:table-cell>
          <table:table-cell office:value-type="float" office:value="0.824218" calcext:value-type="float">
            <text:p>0.824218</text:p>
          </table:table-cell>
          <table:table-cell office:value-type="float" office:value="0.826471" calcext:value-type="float">
            <text:p>0.826471</text:p>
          </table:table-cell>
          <table:table-cell office:value-type="float" office:value="0.90853" calcext:value-type="float">
            <text:p>0.908530</text:p>
          </table:table-cell>
          <table:table-cell office:value-type="float" office:value="0.900619" calcext:value-type="float">
            <text:p>0.900619</text:p>
          </table:table-cell>
          <table:table-cell office:value-type="float" office:value="0.921429" calcext:value-type="float">
            <text:p>0.921429</text:p>
          </table:table-cell>
          <table:table-cell office:value-type="float" office:value="0.930956" calcext:value-type="float">
            <text:p>0.930956</text:p>
          </table:table-cell>
          <table:table-cell office:value-type="float" office:value="0.933646" calcext:value-type="float">
            <text:p>0.933646</text:p>
          </table:table-cell>
          <table:table-cell office:value-type="float" office:value="0.925634" calcext:value-type="float">
            <text:p>0.92563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7531" calcext:value-type="float">
            <text:p>0.917531</text:p>
          </table:table-cell>
          <table:table-cell office:value-type="float" office:value="0.835362" calcext:value-type="float">
            <text:p>0.835362</text:p>
          </table:table-cell>
          <table:table-cell table:style-name="ce2" office:value-type="float" office:value="0.362951" calcext:value-type="float">
            <text:p>0.362951</text:p>
          </table:table-cell>
          <table:table-cell office:value-type="float" office:value="0.908326" calcext:value-type="float">
            <text:p>0.908326</text:p>
          </table:table-cell>
          <table:table-cell office:value-type="float" office:value="0.897845" calcext:value-type="float">
            <text:p>0.897845</text:p>
          </table:table-cell>
          <table:table-cell office:value-type="float" office:value="0.879457" calcext:value-type="float">
            <text:p>0.879457</text:p>
          </table:table-cell>
          <table:table-cell office:value-type="float" office:value="0.849852" calcext:value-type="float">
            <text:p>0.849852</text:p>
          </table:table-cell>
          <table:table-cell office:value-type="float" office:value="0.912454" calcext:value-type="float">
            <text:p>0.912454</text:p>
          </table:table-cell>
          <table:table-cell office:value-type="float" office:value="0.90102" calcext:value-type="float">
            <text:p>0.901020</text:p>
          </table:table-cell>
          <table:table-cell office:value-type="float" office:value="0.904755" calcext:value-type="float">
            <text:p>0.904755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0131" calcext:value-type="float">
            <text:p>0.901310</text:p>
          </table:table-cell>
          <table:table-cell office:value-type="float" office:value="0.937217" calcext:value-type="float">
            <text:p>0.937217</text:p>
          </table:table-cell>
          <table:table-cell office:value-type="float" office:value="0.940634" calcext:value-type="float">
            <text:p>0.940634</text:p>
          </table:table-cell>
          <table:table-cell office:value-type="float" office:value="0.903417" calcext:value-type="float">
            <text:p>0.903417</text:p>
          </table:table-cell>
          <table:table-cell office:value-type="float" office:value="0.902283" calcext:value-type="float">
            <text:p>0.902283</text:p>
          </table:table-cell>
          <table:table-cell office:value-type="float" office:value="0.843421" calcext:value-type="float">
            <text:p>0.843421</text:p>
          </table:table-cell>
          <table:table-cell office:value-type="float" office:value="0.906841" calcext:value-type="float">
            <text:p>0.906841</text:p>
          </table:table-cell>
          <table:table-cell office:value-type="float" office:value="0.865795" calcext:value-type="float">
            <text:p>0.865795</text:p>
          </table:table-cell>
          <table:table-cell office:value-type="float" office:value="0.852087" calcext:value-type="float">
            <text:p>0.852087</text:p>
          </table:table-cell>
          <table:table-cell office:value-type="float" office:value="0.801582" calcext:value-type="float">
            <text:p>0.801582</text:p>
          </table:table-cell>
          <table:table-cell office:value-type="float" office:value="0.870271" calcext:value-type="float">
            <text:p>0.870271</text:p>
          </table:table-cell>
          <table:table-cell office:value-type="float" office:value="0.908381" calcext:value-type="float">
            <text:p>0.908381</text:p>
          </table:table-cell>
          <table:table-cell office:value-type="float" office:value="0.884558" calcext:value-type="float">
            <text:p>0.884558</text:p>
          </table:table-cell>
          <table:table-cell office:value-type="float" office:value="0.796939" calcext:value-type="float">
            <text:p>0.796939</text:p>
          </table:table-cell>
          <table:table-cell office:value-type="float" office:value="0.819944" calcext:value-type="float">
            <text:p>0.819944</text:p>
          </table:table-cell>
          <table:table-cell office:value-type="float" office:value="0.829668" calcext:value-type="float">
            <text:p>0.829668</text:p>
          </table:table-cell>
          <table:table-cell office:value-type="float" office:value="0.866705" calcext:value-type="float">
            <text:p>0.866705</text:p>
          </table:table-cell>
          <table:table-cell office:value-type="float" office:value="0.900109" calcext:value-type="float">
            <text:p>0.900109</text:p>
          </table:table-cell>
          <table:table-cell office:value-type="float" office:value="0.887506" calcext:value-type="float">
            <text:p>0.887506</text:p>
          </table:table-cell>
          <table:table-cell office:value-type="float" office:value="0.891466" calcext:value-type="float">
            <text:p>0.891466</text:p>
          </table:table-cell>
          <table:table-cell office:value-type="float" office:value="0.80249" calcext:value-type="float">
            <text:p>0.802490</text:p>
          </table:table-cell>
          <table:table-cell office:value-type="float" office:value="0.850301" calcext:value-type="float">
            <text:p>0.850301</text:p>
          </table:table-cell>
          <table:table-cell office:value-type="float" office:value="0.848225" calcext:value-type="float">
            <text:p>0.848225</text:p>
          </table:table-cell>
          <table:table-cell office:value-type="float" office:value="0.820718" calcext:value-type="float">
            <text:p>0.820718</text:p>
          </table:table-cell>
          <table:table-cell office:value-type="float" office:value="0.862268" calcext:value-type="float">
            <text:p>0.862268</text:p>
          </table:table-cell>
          <table:table-cell office:value-type="float" office:value="0.873407" calcext:value-type="float">
            <text:p>0.873407</text:p>
          </table:table-cell>
          <table:table-cell office:value-type="float" office:value="0.864474" calcext:value-type="float">
            <text:p>0.864474</text:p>
          </table:table-cell>
          <table:table-cell office:value-type="float" office:value="0.866859" calcext:value-type="float">
            <text:p>0.866859</text:p>
          </table:table-cell>
          <table:table-cell office:value-type="float" office:value="0.832022" calcext:value-type="float">
            <text:p>0.832022</text:p>
          </table:table-cell>
          <table:table-cell office:value-type="float" office:value="0.783781" calcext:value-type="float">
            <text:p>0.783781</text:p>
          </table:table-cell>
          <table:table-cell office:value-type="float" office:value="0.788221" calcext:value-type="float">
            <text:p>0.788221</text:p>
          </table:table-cell>
          <table:table-cell office:value-type="float" office:value="0.901908" calcext:value-type="float">
            <text:p>0.901908</text:p>
          </table:table-cell>
          <table:table-cell office:value-type="float" office:value="0.890297" calcext:value-type="float">
            <text:p>0.890297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29472" calcext:value-type="float">
            <text:p>0.929472</text:p>
          </table:table-cell>
          <table:table-cell office:value-type="float" office:value="0.932868" calcext:value-type="float">
            <text:p>0.932868</text:p>
          </table:table-cell>
          <table:table-cell office:value-type="float" office:value="0.922809" calcext:value-type="float">
            <text:p>0.9228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34025" calcext:value-type="float">
            <text:p>0.934025</text:p>
          </table:table-cell>
          <table:table-cell office:value-type="float" office:value="0.922248" calcext:value-type="float">
            <text:p>0.922248</text:p>
          </table:table-cell>
          <table:table-cell office:value-type="float" office:value="0.919098" calcext:value-type="float">
            <text:p>0.919098</text:p>
          </table:table-cell>
          <table:table-cell table:style-name="ce2" office:value-type="float" office:value="0.283277" calcext:value-type="float">
            <text:p>0.283277</text:p>
          </table:table-cell>
          <table:table-cell office:value-type="float" office:value="0.904293" calcext:value-type="float">
            <text:p>0.904293</text:p>
          </table:table-cell>
          <table:table-cell office:value-type="float" office:value="0.929872" calcext:value-type="float">
            <text:p>0.929872</text:p>
          </table:table-cell>
          <table:table-cell office:value-type="float" office:value="0.920552" calcext:value-type="float">
            <text:p>0.920552</text:p>
          </table:table-cell>
          <table:table-cell office:value-type="float" office:value="0.931615" calcext:value-type="float">
            <text:p>0.931615</text:p>
          </table:table-cell>
          <table:table-cell office:value-type="float" office:value="0.92764" calcext:value-type="float">
            <text:p>0.927640</text:p>
          </table:table-cell>
          <table:table-cell office:value-type="float" office:value="0.927336" calcext:value-type="float">
            <text:p>0.927336</text:p>
          </table:table-cell>
          <table:table-cell office:value-type="float" office:value="0.927457" calcext:value-type="float">
            <text:p>0.927457</text:p>
          </table:table-cell>
          <table:table-cell office:value-type="float" office:value="0.899466" calcext:value-type="float">
            <text:p>0.899466</text:p>
          </table:table-cell>
          <table:table-cell office:value-type="float" office:value="0.950273" calcext:value-type="float">
            <text:p>0.950273</text:p>
          </table:table-cell>
          <table:table-cell office:value-type="float" office:value="0.947347" calcext:value-type="float">
            <text:p>0.947347</text:p>
          </table:table-cell>
          <table:table-cell office:value-type="float" office:value="0.923905" calcext:value-type="float">
            <text:p>0.923905</text:p>
          </table:table-cell>
          <table:table-cell office:value-type="float" office:value="0.929736" calcext:value-type="float">
            <text:p>0.929736</text:p>
          </table:table-cell>
          <table:table-cell office:value-type="float" office:value="0.921418" calcext:value-type="float">
            <text:p>0.921418</text:p>
          </table:table-cell>
          <table:table-cell office:value-type="float" office:value="0.939877" calcext:value-type="float">
            <text:p>0.939877</text:p>
          </table:table-cell>
          <table:table-cell office:value-type="float" office:value="0.914675" calcext:value-type="float">
            <text:p>0.914675</text:p>
          </table:table-cell>
          <table:table-cell office:value-type="float" office:value="0.926979" calcext:value-type="float">
            <text:p>0.926979</text:p>
          </table:table-cell>
          <table:table-cell office:value-type="float" office:value="0.921251" calcext:value-type="float">
            <text:p>0.921251</text:p>
          </table:table-cell>
          <table:table-cell office:value-type="float" office:value="0.926165" calcext:value-type="float">
            <text:p>0.926165</text:p>
          </table:table-cell>
          <table:table-cell office:value-type="float" office:value="0.92825" calcext:value-type="float">
            <text:p>0.928250</text:p>
          </table:table-cell>
          <table:table-cell office:value-type="float" office:value="0.927889" calcext:value-type="float">
            <text:p>0.927889</text:p>
          </table:table-cell>
          <table:table-cell office:value-type="float" office:value="0.920735" calcext:value-type="float">
            <text:p>0.920735</text:p>
          </table:table-cell>
          <table:table-cell office:value-type="float" office:value="0.923245" calcext:value-type="float">
            <text:p>0.923245</text:p>
          </table:table-cell>
          <table:table-cell office:value-type="float" office:value="0.921955" calcext:value-type="float">
            <text:p>0.921955</text:p>
          </table:table-cell>
          <table:table-cell office:value-type="float" office:value="0.927057" calcext:value-type="float">
            <text:p>0.927057</text:p>
          </table:table-cell>
          <table:table-cell office:value-type="float" office:value="0.925908" calcext:value-type="float">
            <text:p>0.925908</text:p>
          </table:table-cell>
          <table:table-cell office:value-type="float" office:value="0.926676" calcext:value-type="float">
            <text:p>0.926676</text:p>
          </table:table-cell>
          <table:table-cell office:value-type="float" office:value="0.926455" calcext:value-type="float">
            <text:p>0.926455</text:p>
          </table:table-cell>
          <table:table-cell office:value-type="float" office:value="0.916975" calcext:value-type="float">
            <text:p>0.916975</text:p>
          </table:table-cell>
          <table:table-cell office:value-type="float" office:value="0.923576" calcext:value-type="float">
            <text:p>0.923576</text:p>
          </table:table-cell>
          <table:table-cell office:value-type="float" office:value="0.927207" calcext:value-type="float">
            <text:p>0.927207</text:p>
          </table:table-cell>
          <table:table-cell office:value-type="float" office:value="0.922681" calcext:value-type="float">
            <text:p>0.922681</text:p>
          </table:table-cell>
          <table:table-cell office:value-type="float" office:value="0.924011" calcext:value-type="float">
            <text:p>0.924011</text:p>
          </table:table-cell>
          <table:table-cell office:value-type="float" office:value="0.925502" calcext:value-type="float">
            <text:p>0.925502</text:p>
          </table:table-cell>
          <table:table-cell office:value-type="float" office:value="0.921296" calcext:value-type="float">
            <text:p>0.921296</text:p>
          </table:table-cell>
          <table:table-cell office:value-type="float" office:value="0.926294" calcext:value-type="float">
            <text:p>0.926294</text:p>
          </table:table-cell>
          <table:table-cell office:value-type="float" office:value="0.922079" calcext:value-type="float">
            <text:p>0.922079</text:p>
          </table:table-cell>
          <table:table-cell office:value-type="float" office:value="0.917432" calcext:value-type="float">
            <text:p>0.917432</text:p>
          </table:table-cell>
          <table:table-cell office:value-type="float" office:value="0.916769" calcext:value-type="float">
            <text:p>0.916769</text:p>
          </table:table-cell>
          <table:table-cell office:value-type="float" office:value="0.924885" calcext:value-type="float">
            <text:p>0.924885</text:p>
          </table:table-cell>
          <table:table-cell office:value-type="float" office:value="0.927111" calcext:value-type="float">
            <text:p>0.927111</text:p>
          </table:table-cell>
          <table:table-cell office:value-type="float" office:value="0.930438" calcext:value-type="float">
            <text:p>0.930438</text:p>
          </table:table-cell>
          <table:table-cell office:value-type="float" office:value="0.937893" calcext:value-type="float">
            <text:p>0.937893</text:p>
          </table:table-cell>
          <table:table-cell office:value-type="float" office:value="0.939158" calcext:value-type="float">
            <text:p>0.939158</text:p>
          </table:table-cell>
          <table:table-cell office:value-type="float" office:value="0.933027" calcext:value-type="float">
            <text:p>0.93302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30986" calcext:value-type="float">
            <text:p>0.930986</text:p>
          </table:table-cell>
          <table:table-cell office:value-type="float" office:value="0.912261" calcext:value-type="float">
            <text:p>0.912261</text:p>
          </table:table-cell>
          <table:table-cell office:value-type="float" office:value="0.906564" calcext:value-type="float">
            <text:p>0.906564</text:p>
          </table:table-cell>
          <table:table-cell office:value-type="float" office:value="0.90644" calcext:value-type="float">
            <text:p>0.906440</text:p>
          </table:table-cell>
          <table:table-cell table:style-name="ce2" office:value-type="float" office:value="0.296981" calcext:value-type="float">
            <text:p>0.296981</text:p>
          </table:table-cell>
          <table:table-cell office:value-type="float" office:value="0.922953" calcext:value-type="float">
            <text:p>0.922953</text:p>
          </table:table-cell>
          <table:table-cell office:value-type="float" office:value="0.910275" calcext:value-type="float">
            <text:p>0.910275</text:p>
          </table:table-cell>
          <table:table-cell office:value-type="float" office:value="0.928424" calcext:value-type="float">
            <text:p>0.928424</text:p>
          </table:table-cell>
          <table:table-cell office:value-type="float" office:value="0.922481" calcext:value-type="float">
            <text:p>0.922481</text:p>
          </table:table-cell>
          <table:table-cell office:value-type="float" office:value="0.924044" calcext:value-type="float">
            <text:p>0.924044</text:p>
          </table:table-cell>
          <table:table-cell office:value-type="float" office:value="0.918622" calcext:value-type="float">
            <text:p>0.918622</text:p>
          </table:table-cell>
          <table:table-cell office:value-type="float" office:value="0.899092" calcext:value-type="float">
            <text:p>0.899092</text:p>
          </table:table-cell>
          <table:table-cell office:value-type="float" office:value="0.947795" calcext:value-type="float">
            <text:p>0.947795</text:p>
          </table:table-cell>
          <table:table-cell office:value-type="float" office:value="0.945233" calcext:value-type="float">
            <text:p>0.945233</text:p>
          </table:table-cell>
          <table:table-cell office:value-type="float" office:value="0.920278" calcext:value-type="float">
            <text:p>0.920278</text:p>
          </table:table-cell>
          <table:table-cell office:value-type="float" office:value="0.9244" calcext:value-type="float">
            <text:p>0.924400</text:p>
          </table:table-cell>
          <table:table-cell office:value-type="float" office:value="0.910991" calcext:value-type="float">
            <text:p>0.910991</text:p>
          </table:table-cell>
          <table:table-cell office:value-type="float" office:value="0.934903" calcext:value-type="float">
            <text:p>0.934903</text:p>
          </table:table-cell>
          <table:table-cell office:value-type="float" office:value="0.905406" calcext:value-type="float">
            <text:p>0.905406</text:p>
          </table:table-cell>
          <table:table-cell office:value-type="float" office:value="0.917284" calcext:value-type="float">
            <text:p>0.917284</text:p>
          </table:table-cell>
          <table:table-cell office:value-type="float" office:value="0.907036" calcext:value-type="float">
            <text:p>0.907036</text:p>
          </table:table-cell>
          <table:table-cell office:value-type="float" office:value="0.91808" calcext:value-type="float">
            <text:p>0.918080</text:p>
          </table:table-cell>
          <table:table-cell office:value-type="float" office:value="0.923176" calcext:value-type="float">
            <text:p>0.923176</text:p>
          </table:table-cell>
          <table:table-cell office:value-type="float" office:value="0.921268" calcext:value-type="float">
            <text:p>0.921268</text:p>
          </table:table-cell>
          <table:table-cell office:value-type="float" office:value="0.907211" calcext:value-type="float">
            <text:p>0.907211</text:p>
          </table:table-cell>
          <table:table-cell office:value-type="float" office:value="0.910957" calcext:value-type="float">
            <text:p>0.910957</text:p>
          </table:table-cell>
          <table:table-cell office:value-type="float" office:value="0.910337" calcext:value-type="float">
            <text:p>0.910337</text:p>
          </table:table-cell>
          <table:table-cell office:value-type="float" office:value="0.91825" calcext:value-type="float">
            <text:p>0.918250</text:p>
          </table:table-cell>
          <table:table-cell office:value-type="float" office:value="0.921025" calcext:value-type="float">
            <text:p>0.921025</text:p>
          </table:table-cell>
          <table:table-cell office:value-type="float" office:value="0.919843" calcext:value-type="float">
            <text:p>0.919843</text:p>
          </table:table-cell>
          <table:table-cell office:value-type="float" office:value="0.920706" calcext:value-type="float">
            <text:p>0.920706</text:p>
          </table:table-cell>
          <table:table-cell office:value-type="float" office:value="0.904741" calcext:value-type="float">
            <text:p>0.904741</text:p>
          </table:table-cell>
          <table:table-cell office:value-type="float" office:value="0.913647" calcext:value-type="float">
            <text:p>0.913647</text:p>
          </table:table-cell>
          <table:table-cell office:value-type="float" office:value="0.918004" calcext:value-type="float">
            <text:p>0.918004</text:p>
          </table:table-cell>
          <table:table-cell office:value-type="float" office:value="0.909401" calcext:value-type="float">
            <text:p>0.909401</text:p>
          </table:table-cell>
          <table:table-cell office:value-type="float" office:value="0.915061" calcext:value-type="float">
            <text:p>0.915061</text:p>
          </table:table-cell>
          <table:table-cell office:value-type="float" office:value="0.917766" calcext:value-type="float">
            <text:p>0.917766</text:p>
          </table:table-cell>
          <table:table-cell office:value-type="float" office:value="0.912571" calcext:value-type="float">
            <text:p>0.912571</text:p>
          </table:table-cell>
          <table:table-cell office:value-type="float" office:value="0.918303" calcext:value-type="float">
            <text:p>0.918303</text:p>
          </table:table-cell>
          <table:table-cell office:value-type="float" office:value="0.911064" calcext:value-type="float">
            <text:p>0.911064</text:p>
          </table:table-cell>
          <table:table-cell office:value-type="float" office:value="0.90305" calcext:value-type="float">
            <text:p>0.903050</text:p>
          </table:table-cell>
          <table:table-cell office:value-type="float" office:value="0.902708" calcext:value-type="float">
            <text:p>0.902708</text:p>
          </table:table-cell>
          <table:table-cell office:value-type="float" office:value="0.919648" calcext:value-type="float">
            <text:p>0.919648</text:p>
          </table:table-cell>
          <table:table-cell office:value-type="float" office:value="0.920656" calcext:value-type="float">
            <text:p>0.920656</text:p>
          </table:table-cell>
          <table:table-cell office:value-type="float" office:value="0.928352" calcext:value-type="float">
            <text:p>0.928352</text:p>
          </table:table-cell>
          <table:table-cell office:value-type="float" office:value="0.935551" calcext:value-type="float">
            <text:p>0.935551</text:p>
          </table:table-cell>
          <table:table-cell office:value-type="float" office:value="0.937016" calcext:value-type="float">
            <text:p>0.937016</text:p>
          </table:table-cell>
          <table:table-cell office:value-type="float" office:value="0.931699" calcext:value-type="float">
            <text:p>0.931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5101" calcext:value-type="float">
            <text:p>0.925101</text:p>
          </table:table-cell>
          <table:table-cell office:value-type="float" office:value="0.889464" calcext:value-type="float">
            <text:p>0.889464</text:p>
          </table:table-cell>
          <table:table-cell office:value-type="float" office:value="0.875734" calcext:value-type="float">
            <text:p>0.875734</text:p>
          </table:table-cell>
          <table:table-cell office:value-type="float" office:value="0.916701" calcext:value-type="float">
            <text:p>0.916701</text:p>
          </table:table-cell>
          <table:table-cell office:value-type="float" office:value="0.909923" calcext:value-type="float">
            <text:p>0.909923</text:p>
          </table:table-cell>
          <table:table-cell table:style-name="ce2" office:value-type="float" office:value="0.353735" calcext:value-type="float">
            <text:p>0.353735</text:p>
          </table:table-cell>
          <table:table-cell office:value-type="float" office:value="0.888548" calcext:value-type="float">
            <text:p>0.888548</text:p>
          </table:table-cell>
          <table:table-cell office:value-type="float" office:value="0.920389" calcext:value-type="float">
            <text:p>0.920389</text:p>
          </table:table-cell>
          <table:table-cell office:value-type="float" office:value="0.915331" calcext:value-type="float">
            <text:p>0.915331</text:p>
          </table:table-cell>
          <table:table-cell office:value-type="float" office:value="0.914966" calcext:value-type="float">
            <text:p>0.914966</text:p>
          </table:table-cell>
          <table:table-cell office:value-type="float" office:value="0.90084" calcext:value-type="float">
            <text:p>0.900840</text:p>
          </table:table-cell>
          <table:table-cell office:value-type="float" office:value="0.905771" calcext:value-type="float">
            <text:p>0.905771</text:p>
          </table:table-cell>
          <table:table-cell office:value-type="float" office:value="0.941883" calcext:value-type="float">
            <text:p>0.941883</text:p>
          </table:table-cell>
          <table:table-cell office:value-type="float" office:value="0.942786" calcext:value-type="float">
            <text:p>0.942786</text:p>
          </table:table-cell>
          <table:table-cell office:value-type="float" office:value="0.912452" calcext:value-type="float">
            <text:p>0.912452</text:p>
          </table:table-cell>
          <table:table-cell office:value-type="float" office:value="0.915552" calcext:value-type="float">
            <text:p>0.915552</text:p>
          </table:table-cell>
          <table:table-cell office:value-type="float" office:value="0.885934" calcext:value-type="float">
            <text:p>0.885934</text:p>
          </table:table-cell>
          <table:table-cell office:value-type="float" office:value="0.921892" calcext:value-type="float">
            <text:p>0.921892</text:p>
          </table:table-cell>
          <table:table-cell office:value-type="float" office:value="0.894205" calcext:value-type="float">
            <text:p>0.894205</text:p>
          </table:table-cell>
          <table:table-cell office:value-type="float" office:value="0.887806" calcext:value-type="float">
            <text:p>0.887806</text:p>
          </table:table-cell>
          <table:table-cell office:value-type="float" office:value="0.864191" calcext:value-type="float">
            <text:p>0.864191</text:p>
          </table:table-cell>
          <table:table-cell office:value-type="float" office:value="0.901225" calcext:value-type="float">
            <text:p>0.901225</text:p>
          </table:table-cell>
          <table:table-cell office:value-type="float" office:value="0.917588" calcext:value-type="float">
            <text:p>0.917588</text:p>
          </table:table-cell>
          <table:table-cell office:value-type="float" office:value="0.90625" calcext:value-type="float">
            <text:p>0.906250</text:p>
          </table:table-cell>
          <table:table-cell office:value-type="float" office:value="0.873957" calcext:value-type="float">
            <text:p>0.873957</text:p>
          </table:table-cell>
          <table:table-cell office:value-type="float" office:value="0.882024" calcext:value-type="float">
            <text:p>0.882024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895583" calcext:value-type="float">
            <text:p>0.895583</text:p>
          </table:table-cell>
          <table:table-cell office:value-type="float" office:value="0.912735" calcext:value-type="float">
            <text:p>0.912735</text:p>
          </table:table-cell>
          <table:table-cell office:value-type="float" office:value="0.909851" calcext:value-type="float">
            <text:p>0.909851</text:p>
          </table:table-cell>
          <table:table-cell office:value-type="float" office:value="0.90568" calcext:value-type="float">
            <text:p>0.905680</text:p>
          </table:table-cell>
          <table:table-cell office:value-type="float" office:value="0.875443" calcext:value-type="float">
            <text:p>0.875443</text:p>
          </table:table-cell>
          <table:table-cell office:value-type="float" office:value="0.891123" calcext:value-type="float">
            <text:p>0.891123</text:p>
          </table:table-cell>
          <table:table-cell office:value-type="float" office:value="0.897276" calcext:value-type="float">
            <text:p>0.897276</text:p>
          </table:table-cell>
          <table:table-cell office:value-type="float" office:value="0.877962" calcext:value-type="float">
            <text:p>0.877962</text:p>
          </table:table-cell>
          <table:table-cell office:value-type="float" office:value="0.895393" calcext:value-type="float">
            <text:p>0.895393</text:p>
          </table:table-cell>
          <table:table-cell office:value-type="float" office:value="0.901623" calcext:value-type="float">
            <text:p>0.901623</text:p>
          </table:table-cell>
          <table:table-cell office:value-type="float" office:value="0.894942" calcext:value-type="float">
            <text:p>0.894942</text:p>
          </table:table-cell>
          <table:table-cell office:value-type="float" office:value="0.895532" calcext:value-type="float">
            <text:p>0.895532</text:p>
          </table:table-cell>
          <table:table-cell office:value-type="float" office:value="0.876327" calcext:value-type="float">
            <text:p>0.876327</text:p>
          </table:table-cell>
          <table:table-cell office:value-type="float" office:value="0.86697" calcext:value-type="float">
            <text:p>0.866970</text:p>
          </table:table-cell>
          <table:table-cell office:value-type="float" office:value="0.86786" calcext:value-type="float">
            <text:p>0.867860</text:p>
          </table:table-cell>
          <table:table-cell office:value-type="float" office:value="0.910745" calcext:value-type="float">
            <text:p>0.910745</text:p>
          </table:table-cell>
          <table:table-cell office:value-type="float" office:value="0.911259" calcext:value-type="float">
            <text:p>0.911259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33283" calcext:value-type="float">
            <text:p>0.933283</text:p>
          </table:table-cell>
          <table:table-cell office:value-type="float" office:value="0.93574" calcext:value-type="float">
            <text:p>0.935740</text:p>
          </table:table-cell>
          <table:table-cell office:value-type="float" office:value="0.92714" calcext:value-type="float">
            <text:p>0.9271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0004" calcext:value-type="float">
            <text:p>0.920004</text:p>
          </table:table-cell>
          <table:table-cell office:value-type="float" office:value="0.869364" calcext:value-type="float">
            <text:p>0.869364</text:p>
          </table:table-cell>
          <table:table-cell office:value-type="float" office:value="0.848632" calcext:value-type="float">
            <text:p>0.848632</text:p>
          </table:table-cell>
          <table:table-cell office:value-type="float" office:value="0.911324" calcext:value-type="float">
            <text:p>0.911324</text:p>
          </table:table-cell>
          <table:table-cell office:value-type="float" office:value="0.901164" calcext:value-type="float">
            <text:p>0.901164</text:p>
          </table:table-cell>
          <table:table-cell office:value-type="float" office:value="0.892693" calcext:value-type="float">
            <text:p>0.892693</text:p>
          </table:table-cell>
          <table:table-cell table:style-name="ce2" office:value-type="float" office:value="0.352171" calcext:value-type="float">
            <text:p>0.352171</text:p>
          </table:table-cell>
          <table:table-cell office:value-type="float" office:value="0.91718" calcext:value-type="float">
            <text:p>0.917180</text:p>
          </table:table-cell>
          <table:table-cell office:value-type="float" office:value="0.905111" calcext:value-type="float">
            <text:p>0.905111</text:p>
          </table:table-cell>
          <table:table-cell office:value-type="float" office:value="0.910593" calcext:value-type="float">
            <text:p>0.910593</text:p>
          </table:table-cell>
          <table:table-cell office:value-type="float" office:value="0.883525" calcext:value-type="float">
            <text:p>0.883525</text:p>
          </table:table-cell>
          <table:table-cell office:value-type="float" office:value="0.900299" calcext:value-type="float">
            <text:p>0.900299</text:p>
          </table:table-cell>
          <table:table-cell office:value-type="float" office:value="0.938991" calcext:value-type="float">
            <text:p>0.938991</text:p>
          </table:table-cell>
          <table:table-cell office:value-type="float" office:value="0.941089" calcext:value-type="float">
            <text:p>0.941089</text:p>
          </table:table-cell>
          <table:table-cell office:value-type="float" office:value="0.90811" calcext:value-type="float">
            <text:p>0.908110</text:p>
          </table:table-cell>
          <table:table-cell office:value-type="float" office:value="0.90659" calcext:value-type="float">
            <text:p>0.906590</text:p>
          </table:table-cell>
          <table:table-cell office:value-type="float" office:value="0.863778" calcext:value-type="float">
            <text:p>0.863778</text:p>
          </table:table-cell>
          <table:table-cell office:value-type="float" office:value="0.913929" calcext:value-type="float">
            <text:p>0.913929</text:p>
          </table:table-cell>
          <table:table-cell office:value-type="float" office:value="0.878265" calcext:value-type="float">
            <text:p>0.878265</text:p>
          </table:table-cell>
          <table:table-cell office:value-type="float" office:value="0.872449" calcext:value-type="float">
            <text:p>0.872449</text:p>
          </table:table-cell>
          <table:table-cell office:value-type="float" office:value="0.838568" calcext:value-type="float">
            <text:p>0.838568</text:p>
          </table:table-cell>
          <table:table-cell office:value-type="float" office:value="0.884266" calcext:value-type="float">
            <text:p>0.884266</text:p>
          </table:table-cell>
          <table:table-cell office:value-type="float" office:value="0.911584" calcext:value-type="float">
            <text:p>0.911584</text:p>
          </table:table-cell>
          <table:table-cell office:value-type="float" office:value="0.894255" calcext:value-type="float">
            <text:p>0.894255</text:p>
          </table:table-cell>
          <table:table-cell office:value-type="float" office:value="0.843736" calcext:value-type="float">
            <text:p>0.843736</text:p>
          </table:table-cell>
          <table:table-cell office:value-type="float" office:value="0.854487" calcext:value-type="float">
            <text:p>0.854487</text:p>
          </table:table-cell>
          <table:table-cell office:value-type="float" office:value="0.855998" calcext:value-type="float">
            <text:p>0.855998</text:p>
          </table:table-cell>
          <table:table-cell office:value-type="float" office:value="0.882108" calcext:value-type="float">
            <text:p>0.882108</text:p>
          </table:table-cell>
          <table:table-cell office:value-type="float" office:value="0.905629" calcext:value-type="float">
            <text:p>0.905629</text:p>
          </table:table-cell>
          <table:table-cell office:value-type="float" office:value="0.896644" calcext:value-type="float">
            <text:p>0.896644</text:p>
          </table:table-cell>
          <table:table-cell office:value-type="float" office:value="0.899485" calcext:value-type="float">
            <text:p>0.899485</text:p>
          </table:table-cell>
          <table:table-cell office:value-type="float" office:value="0.85051" calcext:value-type="float">
            <text:p>0.850510</text:p>
          </table:table-cell>
          <table:table-cell office:value-type="float" office:value="0.871147" calcext:value-type="float">
            <text:p>0.871147</text:p>
          </table:table-cell>
          <table:table-cell office:value-type="float" office:value="0.879272" calcext:value-type="float">
            <text:p>0.879272</text:p>
          </table:table-cell>
          <table:table-cell office:value-type="float" office:value="0.848621" calcext:value-type="float">
            <text:p>0.848621</text:p>
          </table:table-cell>
          <table:table-cell office:value-type="float" office:value="0.877812" calcext:value-type="float">
            <text:p>0.877812</text:p>
          </table:table-cell>
          <table:table-cell office:value-type="float" office:value="0.885746" calcext:value-type="float">
            <text:p>0.885746</text:p>
          </table:table-cell>
          <table:table-cell office:value-type="float" office:value="0.877354" calcext:value-type="float">
            <text:p>0.877354</text:p>
          </table:table-cell>
          <table:table-cell office:value-type="float" office:value="0.88239" calcext:value-type="float">
            <text:p>0.882390</text:p>
          </table:table-cell>
          <table:table-cell office:value-type="float" office:value="0.85822" calcext:value-type="float">
            <text:p>0.858220</text:p>
          </table:table-cell>
          <table:table-cell office:value-type="float" office:value="0.835541" calcext:value-type="float">
            <text:p>0.835541</text:p>
          </table:table-cell>
          <table:table-cell office:value-type="float" office:value="0.837726" calcext:value-type="float">
            <text:p>0.837726</text:p>
          </table:table-cell>
          <table:table-cell office:value-type="float" office:value="0.906027" calcext:value-type="float">
            <text:p>0.906027</text:p>
          </table:table-cell>
          <table:table-cell office:value-type="float" office:value="0.899609" calcext:value-type="float">
            <text:p>0.899609</text:p>
          </table:table-cell>
          <table:table-cell office:value-type="float" office:value="0.921498" calcext:value-type="float">
            <text:p>0.921498</text:p>
          </table:table-cell>
          <table:table-cell office:value-type="float" office:value="0.930115" calcext:value-type="float">
            <text:p>0.930115</text:p>
          </table:table-cell>
          <table:table-cell office:value-type="float" office:value="0.932659" calcext:value-type="float">
            <text:p>0.932659</text:p>
          </table:table-cell>
          <table:table-cell office:value-type="float" office:value="0.925606" calcext:value-type="float">
            <text:p>0.9256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32301" calcext:value-type="float">
            <text:p>0.932301</text:p>
          </table:table-cell>
          <table:table-cell office:value-type="float" office:value="0.917414" calcext:value-type="float">
            <text:p>0.917414</text:p>
          </table:table-cell>
          <table:table-cell office:value-type="float" office:value="0.912574" calcext:value-type="float">
            <text:p>0.912574</text:p>
          </table:table-cell>
          <table:table-cell office:value-type="float" office:value="0.921937" calcext:value-type="float">
            <text:p>0.921937</text:p>
          </table:table-cell>
          <table:table-cell office:value-type="float" office:value="0.919888" calcext:value-type="float">
            <text:p>0.919888</text:p>
          </table:table-cell>
          <table:table-cell office:value-type="float" office:value="0.923897" calcext:value-type="float">
            <text:p>0.923897</text:p>
          </table:table-cell>
          <table:table-cell office:value-type="float" office:value="0.91702" calcext:value-type="float">
            <text:p>0.917020</text:p>
          </table:table-cell>
          <table:table-cell table:style-name="ce2" office:value-type="float" office:value="0.299016" calcext:value-type="float">
            <text:p>0.299016</text:p>
          </table:table-cell>
          <table:table-cell office:value-type="float" office:value="0.92628" calcext:value-type="float">
            <text:p>0.926280</text:p>
          </table:table-cell>
          <table:table-cell office:value-type="float" office:value="0.888029" calcext:value-type="float">
            <text:p>0.888029</text:p>
          </table:table-cell>
          <table:table-cell office:value-type="float" office:value="0.92447" calcext:value-type="float">
            <text:p>0.924470</text:p>
          </table:table-cell>
          <table:table-cell office:value-type="float" office:value="0.90507" calcext:value-type="float">
            <text:p>0.905070</text:p>
          </table:table-cell>
          <table:table-cell office:value-type="float" office:value="0.948779" calcext:value-type="float">
            <text:p>0.948779</text:p>
          </table:table-cell>
          <table:table-cell office:value-type="float" office:value="0.946305" calcext:value-type="float">
            <text:p>0.946305</text:p>
          </table:table-cell>
          <table:table-cell office:value-type="float" office:value="0.893807" calcext:value-type="float">
            <text:p>0.893807</text:p>
          </table:table-cell>
          <table:table-cell office:value-type="float" office:value="0.929176" calcext:value-type="float">
            <text:p>0.929176</text:p>
          </table:table-cell>
          <table:table-cell office:value-type="float" office:value="0.916101" calcext:value-type="float">
            <text:p>0.916101</text:p>
          </table:table-cell>
          <table:table-cell office:value-type="float" office:value="0.936006" calcext:value-type="float">
            <text:p>0.936006</text:p>
          </table:table-cell>
          <table:table-cell office:value-type="float" office:value="0.914203" calcext:value-type="float">
            <text:p>0.914203</text:p>
          </table:table-cell>
          <table:table-cell office:value-type="float" office:value="0.919725" calcext:value-type="float">
            <text:p>0.919725</text:p>
          </table:table-cell>
          <table:table-cell office:value-type="float" office:value="0.911337" calcext:value-type="float">
            <text:p>0.911337</text:p>
          </table:table-cell>
          <table:table-cell office:value-type="float" office:value="0.922608" calcext:value-type="float">
            <text:p>0.922608</text:p>
          </table:table-cell>
          <table:table-cell office:value-type="float" office:value="0.928389" calcext:value-type="float">
            <text:p>0.928389</text:p>
          </table:table-cell>
          <table:table-cell office:value-type="float" office:value="0.923526" calcext:value-type="float">
            <text:p>0.923526</text:p>
          </table:table-cell>
          <table:table-cell office:value-type="float" office:value="0.914128" calcext:value-type="float">
            <text:p>0.914128</text:p>
          </table:table-cell>
          <table:table-cell office:value-type="float" office:value="0.917763" calcext:value-type="float">
            <text:p>0.917763</text:p>
          </table:table-cell>
          <table:table-cell office:value-type="float" office:value="0.913704" calcext:value-type="float">
            <text:p>0.913704</text:p>
          </table:table-cell>
          <table:table-cell office:value-type="float" office:value="0.92221" calcext:value-type="float">
            <text:p>0.922210</text:p>
          </table:table-cell>
          <table:table-cell office:value-type="float" office:value="0.924373" calcext:value-type="float">
            <text:p>0.924373</text:p>
          </table:table-cell>
          <table:table-cell office:value-type="float" office:value="0.925717" calcext:value-type="float">
            <text:p>0.925717</text:p>
          </table:table-cell>
          <table:table-cell office:value-type="float" office:value="0.920861" calcext:value-type="float">
            <text:p>0.920861</text:p>
          </table:table-cell>
          <table:table-cell office:value-type="float" office:value="0.910708" calcext:value-type="float">
            <text:p>0.910708</text:p>
          </table:table-cell>
          <table:table-cell office:value-type="float" office:value="0.918863" calcext:value-type="float">
            <text:p>0.918863</text:p>
          </table:table-cell>
          <table:table-cell office:value-type="float" office:value="0.923101" calcext:value-type="float">
            <text:p>0.923101</text:p>
          </table:table-cell>
          <table:table-cell office:value-type="float" office:value="0.915577" calcext:value-type="float">
            <text:p>0.915577</text:p>
          </table:table-cell>
          <table:table-cell office:value-type="float" office:value="0.919817" calcext:value-type="float">
            <text:p>0.919817</text:p>
          </table:table-cell>
          <table:table-cell office:value-type="float" office:value="0.922197" calcext:value-type="float">
            <text:p>0.922197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921228" calcext:value-type="float">
            <text:p>0.921228</text:p>
          </table:table-cell>
          <table:table-cell office:value-type="float" office:value="0.913946" calcext:value-type="float">
            <text:p>0.913946</text:p>
          </table:table-cell>
          <table:table-cell office:value-type="float" office:value="0.910339" calcext:value-type="float">
            <text:p>0.910339</text:p>
          </table:table-cell>
          <table:table-cell office:value-type="float" office:value="0.909726" calcext:value-type="float">
            <text:p>0.909726</text:p>
          </table:table-cell>
          <table:table-cell office:value-type="float" office:value="0.922056" calcext:value-type="float">
            <text:p>0.922056</text:p>
          </table:table-cell>
          <table:table-cell office:value-type="float" office:value="0.925866" calcext:value-type="float">
            <text:p>0.925866</text:p>
          </table:table-cell>
          <table:table-cell office:value-type="float" office:value="0.831786" calcext:value-type="float">
            <text:p>0.831786</text:p>
          </table:table-cell>
          <table:table-cell office:value-type="float" office:value="0.937143" calcext:value-type="float">
            <text:p>0.937143</text:p>
          </table:table-cell>
          <table:table-cell office:value-type="float" office:value="0.939094" calcext:value-type="float">
            <text:p>0.939094</text:p>
          </table:table-cell>
          <table:table-cell office:value-type="float" office:value="0.846293" calcext:value-type="float">
            <text:p>0.84629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1697" calcext:value-type="float">
            <text:p>0.931697</text:p>
          </table:table-cell>
          <table:table-cell office:value-type="float" office:value="0.910879" calcext:value-type="float">
            <text:p>0.910879</text:p>
          </table:table-cell>
          <table:table-cell office:value-type="float" office:value="0.904518" calcext:value-type="float">
            <text:p>0.904518</text:p>
          </table:table-cell>
          <table:table-cell office:value-type="float" office:value="0.922965" calcext:value-type="float">
            <text:p>0.922965</text:p>
          </table:table-cell>
          <table:table-cell office:value-type="float" office:value="0.918395" calcext:value-type="float">
            <text:p>0.918395</text:p>
          </table:table-cell>
          <table:table-cell office:value-type="float" office:value="0.922515" calcext:value-type="float">
            <text:p>0.922515</text:p>
          </table:table-cell>
          <table:table-cell office:value-type="float" office:value="0.91014" calcext:value-type="float">
            <text:p>0.910140</text:p>
          </table:table-cell>
          <table:table-cell office:value-type="float" office:value="0.930463" calcext:value-type="float">
            <text:p>0.930463</text:p>
          </table:table-cell>
          <table:table-cell table:style-name="ce2" office:value-type="float" office:value="0.323428" calcext:value-type="float">
            <text:p>0.323428</text:p>
          </table:table-cell>
          <table:table-cell office:value-type="float" office:value="0.926341" calcext:value-type="float">
            <text:p>0.926341</text:p>
          </table:table-cell>
          <table:table-cell office:value-type="float" office:value="0.917907" calcext:value-type="float">
            <text:p>0.917907</text:p>
          </table:table-cell>
          <table:table-cell office:value-type="float" office:value="0.906406" calcext:value-type="float">
            <text:p>0.906406</text:p>
          </table:table-cell>
          <table:table-cell office:value-type="float" office:value="0.947872" calcext:value-type="float">
            <text:p>0.947872</text:p>
          </table:table-cell>
          <table:table-cell office:value-type="float" office:value="0.94692" calcext:value-type="float">
            <text:p>0.946920</text:p>
          </table:table-cell>
          <table:table-cell office:value-type="float" office:value="0.923027" calcext:value-type="float">
            <text:p>0.923027</text:p>
          </table:table-cell>
          <table:table-cell office:value-type="float" office:value="0.927086" calcext:value-type="float">
            <text:p>0.927086</text:p>
          </table:table-cell>
          <table:table-cell office:value-type="float" office:value="0.909803" calcext:value-type="float">
            <text:p>0.909803</text:p>
          </table:table-cell>
          <table:table-cell office:value-type="float" office:value="0.934369" calcext:value-type="float">
            <text:p>0.934369</text:p>
          </table:table-cell>
          <table:table-cell office:value-type="float" office:value="0.909646" calcext:value-type="float">
            <text:p>0.909646</text:p>
          </table:table-cell>
          <table:table-cell office:value-type="float" office:value="0.916021" calcext:value-type="float">
            <text:p>0.916021</text:p>
          </table:table-cell>
          <table:table-cell office:value-type="float" office:value="0.905268" calcext:value-type="float">
            <text:p>0.905268</text:p>
          </table:table-cell>
          <table:table-cell office:value-type="float" office:value="0.917076" calcext:value-type="float">
            <text:p>0.917076</text:p>
          </table:table-cell>
          <table:table-cell office:value-type="float" office:value="0.927498" calcext:value-type="float">
            <text:p>0.927498</text:p>
          </table:table-cell>
          <table:table-cell office:value-type="float" office:value="0.920875" calcext:value-type="float">
            <text:p>0.920875</text:p>
          </table:table-cell>
          <table:table-cell office:value-type="float" office:value="0.905322" calcext:value-type="float">
            <text:p>0.905322</text:p>
          </table:table-cell>
          <table:table-cell office:value-type="float" office:value="0.909725" calcext:value-type="float">
            <text:p>0.909725</text:p>
          </table:table-cell>
          <table:table-cell office:value-type="float" office:value="0.909262" calcext:value-type="float">
            <text:p>0.909262</text:p>
          </table:table-cell>
          <table:table-cell office:value-type="float" office:value="0.918159" calcext:value-type="float">
            <text:p>0.918159</text:p>
          </table:table-cell>
          <table:table-cell office:value-type="float" office:value="0.924085" calcext:value-type="float">
            <text:p>0.924085</text:p>
          </table:table-cell>
          <table:table-cell office:value-type="float" office:value="0.92202" calcext:value-type="float">
            <text:p>0.922020</text:p>
          </table:table-cell>
          <table:table-cell office:value-type="float" office:value="0.921678" calcext:value-type="float">
            <text:p>0.921678</text:p>
          </table:table-cell>
          <table:table-cell office:value-type="float" office:value="0.902834" calcext:value-type="float">
            <text:p>0.902834</text:p>
          </table:table-cell>
          <table:table-cell office:value-type="float" office:value="0.912176" calcext:value-type="float">
            <text:p>0.912176</text:p>
          </table:table-cell>
          <table:table-cell office:value-type="float" office:value="0.917132" calcext:value-type="float">
            <text:p>0.917132</text:p>
          </table:table-cell>
          <table:table-cell office:value-type="float" office:value="0.907612" calcext:value-type="float">
            <text:p>0.907612</text:p>
          </table:table-cell>
          <table:table-cell office:value-type="float" office:value="0.913881" calcext:value-type="float">
            <text:p>0.913881</text:p>
          </table:table-cell>
          <table:table-cell office:value-type="float" office:value="0.917823" calcext:value-type="float">
            <text:p>0.917823</text:p>
          </table:table-cell>
          <table:table-cell office:value-type="float" office:value="0.911838" calcext:value-type="float">
            <text:p>0.911838</text:p>
          </table:table-cell>
          <table:table-cell office:value-type="float" office:value="0.918469" calcext:value-type="float">
            <text:p>0.918469</text:p>
          </table:table-cell>
          <table:table-cell office:value-type="float" office:value="0.909595" calcext:value-type="float">
            <text:p>0.909595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900335" calcext:value-type="float">
            <text:p>0.900335</text:p>
          </table:table-cell>
          <table:table-cell office:value-type="float" office:value="0.92228" calcext:value-type="float">
            <text:p>0.922280</text:p>
          </table:table-cell>
          <table:table-cell office:value-type="float" office:value="0.922915" calcext:value-type="float">
            <text:p>0.922915</text:p>
          </table:table-cell>
          <table:table-cell office:value-type="float" office:value="0.931196" calcext:value-type="float">
            <text:p>0.931196</text:p>
          </table:table-cell>
          <table:table-cell office:value-type="float" office:value="0.935976" calcext:value-type="float">
            <text:p>0.935976</text:p>
          </table:table-cell>
          <table:table-cell office:value-type="float" office:value="0.937939" calcext:value-type="float">
            <text:p>0.937939</text:p>
          </table:table-cell>
          <table:table-cell office:value-type="float" office:value="0.934155" calcext:value-type="float">
            <text:p>0.93415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1911" calcext:value-type="float">
            <text:p>0.931911</text:p>
          </table:table-cell>
          <table:table-cell office:value-type="float" office:value="0.915592" calcext:value-type="float">
            <text:p>0.915592</text:p>
          </table:table-cell>
          <table:table-cell office:value-type="float" office:value="0.909903" calcext:value-type="float">
            <text:p>0.909903</text:p>
          </table:table-cell>
          <table:table-cell office:value-type="float" office:value="0.918791" calcext:value-type="float">
            <text:p>0.918791</text:p>
          </table:table-cell>
          <table:table-cell office:value-type="float" office:value="0.918625" calcext:value-type="float">
            <text:p>0.918625</text:p>
          </table:table-cell>
          <table:table-cell office:value-type="float" office:value="0.922471" calcext:value-type="float">
            <text:p>0.922471</text:p>
          </table:table-cell>
          <table:table-cell office:value-type="float" office:value="0.915035" calcext:value-type="float">
            <text:p>0.915035</text:p>
          </table:table-cell>
          <table:table-cell office:value-type="float" office:value="0.894222" calcext:value-type="float">
            <text:p>0.894222</text:p>
          </table:table-cell>
          <table:table-cell office:value-type="float" office:value="0.924954" calcext:value-type="float">
            <text:p>0.924954</text:p>
          </table:table-cell>
          <table:table-cell table:style-name="ce2" office:value-type="float" office:value="0.29674" calcext:value-type="float">
            <text:p>0.296740</text:p>
          </table:table-cell>
          <table:table-cell office:value-type="float" office:value="0.922996" calcext:value-type="float">
            <text:p>0.922996</text:p>
          </table:table-cell>
          <table:table-cell office:value-type="float" office:value="0.902996" calcext:value-type="float">
            <text:p>0.902996</text:p>
          </table:table-cell>
          <table:table-cell office:value-type="float" office:value="0.948551" calcext:value-type="float">
            <text:p>0.948551</text:p>
          </table:table-cell>
          <table:table-cell office:value-type="float" office:value="0.946321" calcext:value-type="float">
            <text:p>0.946321</text:p>
          </table:table-cell>
          <table:table-cell office:value-type="float" office:value="0.889553" calcext:value-type="float">
            <text:p>0.889553</text:p>
          </table:table-cell>
          <table:table-cell office:value-type="float" office:value="0.927825" calcext:value-type="float">
            <text:p>0.927825</text:p>
          </table:table-cell>
          <table:table-cell office:value-type="float" office:value="0.913831" calcext:value-type="float">
            <text:p>0.913831</text:p>
          </table:table-cell>
          <table:table-cell office:value-type="float" office:value="0.934904" calcext:value-type="float">
            <text:p>0.934904</text:p>
          </table:table-cell>
          <table:table-cell office:value-type="float" office:value="0.912429" calcext:value-type="float">
            <text:p>0.912429</text:p>
          </table:table-cell>
          <table:table-cell office:value-type="float" office:value="0.917294" calcext:value-type="float">
            <text:p>0.917294</text:p>
          </table:table-cell>
          <table:table-cell office:value-type="float" office:value="0.90746" calcext:value-type="float">
            <text:p>0.907460</text:p>
          </table:table-cell>
          <table:table-cell office:value-type="float" office:value="0.921019" calcext:value-type="float">
            <text:p>0.921019</text:p>
          </table:table-cell>
          <table:table-cell office:value-type="float" office:value="0.927068" calcext:value-type="float">
            <text:p>0.927068</text:p>
          </table:table-cell>
          <table:table-cell office:value-type="float" office:value="0.922556" calcext:value-type="float">
            <text:p>0.922556</text:p>
          </table:table-cell>
          <table:table-cell office:value-type="float" office:value="0.910984" calcext:value-type="float">
            <text:p>0.910984</text:p>
          </table:table-cell>
          <table:table-cell office:value-type="float" office:value="0.915048" calcext:value-type="float">
            <text:p>0.915048</text:p>
          </table:table-cell>
          <table:table-cell office:value-type="float" office:value="0.910784" calcext:value-type="float">
            <text:p>0.910784</text:p>
          </table:table-cell>
          <table:table-cell office:value-type="float" office:value="0.920409" calcext:value-type="float">
            <text:p>0.920409</text:p>
          </table:table-cell>
          <table:table-cell office:value-type="float" office:value="0.92338" calcext:value-type="float">
            <text:p>0.923380</text:p>
          </table:table-cell>
          <table:table-cell office:value-type="float" office:value="0.924562" calcext:value-type="float">
            <text:p>0.924562</text:p>
          </table:table-cell>
          <table:table-cell office:value-type="float" office:value="0.919548" calcext:value-type="float">
            <text:p>0.919548</text:p>
          </table:table-cell>
          <table:table-cell office:value-type="float" office:value="0.908108" calcext:value-type="float">
            <text:p>0.908108</text:p>
          </table:table-cell>
          <table:table-cell office:value-type="float" office:value="0.916878" calcext:value-type="float">
            <text:p>0.916878</text:p>
          </table:table-cell>
          <table:table-cell office:value-type="float" office:value="0.921206" calcext:value-type="float">
            <text:p>0.921206</text:p>
          </table:table-cell>
          <table:table-cell office:value-type="float" office:value="0.912714" calcext:value-type="float">
            <text:p>0.912714</text:p>
          </table:table-cell>
          <table:table-cell office:value-type="float" office:value="0.918073" calcext:value-type="float">
            <text:p>0.918073</text:p>
          </table:table-cell>
          <table:table-cell office:value-type="float" office:value="0.92058" calcext:value-type="float">
            <text:p>0.920580</text:p>
          </table:table-cell>
          <table:table-cell office:value-type="float" office:value="0.915888" calcext:value-type="float">
            <text:p>0.915888</text:p>
          </table:table-cell>
          <table:table-cell office:value-type="float" office:value="0.919288" calcext:value-type="float">
            <text:p>0.919288</text:p>
          </table:table-cell>
          <table:table-cell office:value-type="float" office:value="0.911273" calcext:value-type="float">
            <text:p>0.911273</text:p>
          </table:table-cell>
          <table:table-cell office:value-type="float" office:value="0.907" calcext:value-type="float">
            <text:p>0.907000</text:p>
          </table:table-cell>
          <table:table-cell office:value-type="float" office:value="0.906458" calcext:value-type="float">
            <text:p>0.906458</text:p>
          </table:table-cell>
          <table:table-cell office:value-type="float" office:value="0.920664" calcext:value-type="float">
            <text:p>0.920664</text:p>
          </table:table-cell>
          <table:table-cell office:value-type="float" office:value="0.92431" calcext:value-type="float">
            <text:p>0.924310</text:p>
          </table:table-cell>
          <table:table-cell office:value-type="float" office:value="0.902894" calcext:value-type="float">
            <text:p>0.902894</text:p>
          </table:table-cell>
          <table:table-cell office:value-type="float" office:value="0.93678" calcext:value-type="float">
            <text:p>0.936780</text:p>
          </table:table-cell>
          <table:table-cell office:value-type="float" office:value="0.938558" calcext:value-type="float">
            <text:p>0.938558</text:p>
          </table:table-cell>
          <table:table-cell office:value-type="float" office:value="0.908972" calcext:value-type="float">
            <text:p>0.9089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2651" calcext:value-type="float">
            <text:p>0.926510</text:p>
          </table:table-cell>
          <table:table-cell office:value-type="float" office:value="0.884339" calcext:value-type="float">
            <text:p>0.884339</text:p>
          </table:table-cell>
          <table:table-cell office:value-type="float" office:value="0.8695" calcext:value-type="float">
            <text:p>0.869500</text:p>
          </table:table-cell>
          <table:table-cell office:value-type="float" office:value="0.9187" calcext:value-type="float">
            <text:p>0.918700</text:p>
          </table:table-cell>
          <table:table-cell office:value-type="float" office:value="0.910914" calcext:value-type="float">
            <text:p>0.910914</text:p>
          </table:table-cell>
          <table:table-cell office:value-type="float" office:value="0.905844" calcext:value-type="float">
            <text:p>0.905844</text:p>
          </table:table-cell>
          <table:table-cell office:value-type="float" office:value="0.884568" calcext:value-type="float">
            <text:p>0.884568</text:p>
          </table:table-cell>
          <table:table-cell office:value-type="float" office:value="0.924428" calcext:value-type="float">
            <text:p>0.924428</text:p>
          </table:table-cell>
          <table:table-cell office:value-type="float" office:value="0.914563" calcext:value-type="float">
            <text:p>0.914563</text:p>
          </table:table-cell>
          <table:table-cell office:value-type="float" office:value="0.91893" calcext:value-type="float">
            <text:p>0.918930</text:p>
          </table:table-cell>
          <table:table-cell table:style-name="ce2" office:value-type="float" office:value="0.328548" calcext:value-type="float">
            <text:p>0.328548</text:p>
          </table:table-cell>
          <table:table-cell office:value-type="float" office:value="0.905888" calcext:value-type="float">
            <text:p>0.905888</text:p>
          </table:table-cell>
          <table:table-cell office:value-type="float" office:value="0.943363" calcext:value-type="float">
            <text:p>0.943363</text:p>
          </table:table-cell>
          <table:table-cell office:value-type="float" office:value="0.943998" calcext:value-type="float">
            <text:p>0.943998</text:p>
          </table:table-cell>
          <table:table-cell office:value-type="float" office:value="0.916327" calcext:value-type="float">
            <text:p>0.916327</text:p>
          </table:table-cell>
          <table:table-cell office:value-type="float" office:value="0.91629" calcext:value-type="float">
            <text:p>0.916290</text:p>
          </table:table-cell>
          <table:table-cell office:value-type="float" office:value="0.881773" calcext:value-type="float">
            <text:p>0.881773</text:p>
          </table:table-cell>
          <table:table-cell office:value-type="float" office:value="0.923189" calcext:value-type="float">
            <text:p>0.923189</text:p>
          </table:table-cell>
          <table:table-cell office:value-type="float" office:value="0.89204" calcext:value-type="float">
            <text:p>0.892040</text:p>
          </table:table-cell>
          <table:table-cell office:value-type="float" office:value="0.8893" calcext:value-type="float">
            <text:p>0.889300</text:p>
          </table:table-cell>
          <table:table-cell office:value-type="float" office:value="0.862797" calcext:value-type="float">
            <text:p>0.862797</text:p>
          </table:table-cell>
          <table:table-cell office:value-type="float" office:value="0.896981" calcext:value-type="float">
            <text:p>0.896981</text:p>
          </table:table-cell>
          <table:table-cell office:value-type="float" office:value="0.918841" calcext:value-type="float">
            <text:p>0.918841</text:p>
          </table:table-cell>
          <table:table-cell office:value-type="float" office:value="0.905343" calcext:value-type="float">
            <text:p>0.905343</text:p>
          </table:table-cell>
          <table:table-cell office:value-type="float" office:value="0.865914" calcext:value-type="float">
            <text:p>0.865914</text:p>
          </table:table-cell>
          <table:table-cell office:value-type="float" office:value="0.874963" calcext:value-type="float">
            <text:p>0.874963</text:p>
          </table:table-cell>
          <table:table-cell office:value-type="float" office:value="0.876086" calcext:value-type="float">
            <text:p>0.876086</text:p>
          </table:table-cell>
          <table:table-cell office:value-type="float" office:value="0.896529" calcext:value-type="float">
            <text:p>0.896529</text:p>
          </table:table-cell>
          <table:table-cell office:value-type="float" office:value="0.91431" calcext:value-type="float">
            <text:p>0.914310</text:p>
          </table:table-cell>
          <table:table-cell office:value-type="float" office:value="0.907579" calcext:value-type="float">
            <text:p>0.907579</text:p>
          </table:table-cell>
          <table:table-cell office:value-type="float" office:value="0.910039" calcext:value-type="float">
            <text:p>0.910039</text:p>
          </table:table-cell>
          <table:table-cell office:value-type="float" office:value="0.868495" calcext:value-type="float">
            <text:p>0.868495</text:p>
          </table:table-cell>
          <table:table-cell office:value-type="float" office:value="0.885804" calcext:value-type="float">
            <text:p>0.885804</text:p>
          </table:table-cell>
          <table:table-cell office:value-type="float" office:value="0.894006" calcext:value-type="float">
            <text:p>0.894006</text:p>
          </table:table-cell>
          <table:table-cell office:value-type="float" office:value="0.870158" calcext:value-type="float">
            <text:p>0.870158</text:p>
          </table:table-cell>
          <table:table-cell office:value-type="float" office:value="0.891674" calcext:value-type="float">
            <text:p>0.891674</text:p>
          </table:table-cell>
          <table:table-cell office:value-type="float" office:value="0.89936" calcext:value-type="float">
            <text:p>0.899360</text:p>
          </table:table-cell>
          <table:table-cell office:value-type="float" office:value="0.89151" calcext:value-type="float">
            <text:p>0.891510</text:p>
          </table:table-cell>
          <table:table-cell office:value-type="float" office:value="0.897353" calcext:value-type="float">
            <text:p>0.897353</text:p>
          </table:table-cell>
          <table:table-cell office:value-type="float" office:value="0.878074" calcext:value-type="float">
            <text:p>0.878074</text:p>
          </table:table-cell>
          <table:table-cell office:value-type="float" office:value="0.858783" calcext:value-type="float">
            <text:p>0.858783</text:p>
          </table:table-cell>
          <table:table-cell office:value-type="float" office:value="0.859773" calcext:value-type="float">
            <text:p>0.859773</text:p>
          </table:table-cell>
          <table:table-cell office:value-type="float" office:value="0.914884" calcext:value-type="float">
            <text:p>0.914884</text:p>
          </table:table-cell>
          <table:table-cell office:value-type="float" office:value="0.910315" calcext:value-type="float">
            <text:p>0.910315</text:p>
          </table:table-cell>
          <table:table-cell office:value-type="float" office:value="0.927377" calcext:value-type="float">
            <text:p>0.927377</text:p>
          </table:table-cell>
          <table:table-cell office:value-type="float" office:value="0.934175" calcext:value-type="float">
            <text:p>0.934175</text:p>
          </table:table-cell>
          <table:table-cell office:value-type="float" office:value="0.93629" calcext:value-type="float">
            <text:p>0.936290</text:p>
          </table:table-cell>
          <table:table-cell office:value-type="float" office:value="0.931036" calcext:value-type="float">
            <text:p>0.9310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38874" calcext:value-type="float">
            <text:p>0.938874</text:p>
          </table:table-cell>
          <table:table-cell office:value-type="float" office:value="0.926796" calcext:value-type="float">
            <text:p>0.926796</text:p>
          </table:table-cell>
          <table:table-cell office:value-type="float" office:value="0.925207" calcext:value-type="float">
            <text:p>0.925207</text:p>
          </table:table-cell>
          <table:table-cell office:value-type="float" office:value="0.925173" calcext:value-type="float">
            <text:p>0.925173</text:p>
          </table:table-cell>
          <table:table-cell office:value-type="float" office:value="0.92165" calcext:value-type="float">
            <text:p>0.921650</text:p>
          </table:table-cell>
          <table:table-cell office:value-type="float" office:value="0.933863" calcext:value-type="float">
            <text:p>0.933863</text:p>
          </table:table-cell>
          <table:table-cell office:value-type="float" office:value="0.925782" calcext:value-type="float">
            <text:p>0.925782</text:p>
          </table:table-cell>
          <table:table-cell office:value-type="float" office:value="0.936037" calcext:value-type="float">
            <text:p>0.936037</text:p>
          </table:table-cell>
          <table:table-cell office:value-type="float" office:value="0.931011" calcext:value-type="float">
            <text:p>0.931011</text:p>
          </table:table-cell>
          <table:table-cell office:value-type="float" office:value="0.932627" calcext:value-type="float">
            <text:p>0.932627</text:p>
          </table:table-cell>
          <table:table-cell office:value-type="float" office:value="0.930542" calcext:value-type="float">
            <text:p>0.930542</text:p>
          </table:table-cell>
          <table:table-cell table:style-name="ce2" office:value-type="float" office:value="0.271676" calcext:value-type="float">
            <text:p>0.271676</text:p>
          </table:table-cell>
          <table:table-cell office:value-type="float" office:value="0.954732" calcext:value-type="float">
            <text:p>0.954732</text:p>
          </table:table-cell>
          <table:table-cell office:value-type="float" office:value="0.951615" calcext:value-type="float">
            <text:p>0.951615</text:p>
          </table:table-cell>
          <table:table-cell office:value-type="float" office:value="0.927137" calcext:value-type="float">
            <text:p>0.927137</text:p>
          </table:table-cell>
          <table:table-cell office:value-type="float" office:value="0.931404" calcext:value-type="float">
            <text:p>0.931404</text:p>
          </table:table-cell>
          <table:table-cell office:value-type="float" office:value="0.927525" calcext:value-type="float">
            <text:p>0.927525</text:p>
          </table:table-cell>
          <table:table-cell office:value-type="float" office:value="0.940555" calcext:value-type="float">
            <text:p>0.940555</text:p>
          </table:table-cell>
          <table:table-cell office:value-type="float" office:value="0.921337" calcext:value-type="float">
            <text:p>0.921337</text:p>
          </table:table-cell>
          <table:table-cell office:value-type="float" office:value="0.931077" calcext:value-type="float">
            <text:p>0.931077</text:p>
          </table:table-cell>
          <table:table-cell office:value-type="float" office:value="0.925458" calcext:value-type="float">
            <text:p>0.925458</text:p>
          </table:table-cell>
          <table:table-cell office:value-type="float" office:value="0.931692" calcext:value-type="float">
            <text:p>0.931692</text:p>
          </table:table-cell>
          <table:table-cell office:value-type="float" office:value="0.930044" calcext:value-type="float">
            <text:p>0.930044</text:p>
          </table:table-cell>
          <table:table-cell office:value-type="float" office:value="0.932612" calcext:value-type="float">
            <text:p>0.932612</text:p>
          </table:table-cell>
          <table:table-cell office:value-type="float" office:value="0.927287" calcext:value-type="float">
            <text:p>0.927287</text:p>
          </table:table-cell>
          <table:table-cell office:value-type="float" office:value="0.929259" calcext:value-type="float">
            <text:p>0.929259</text:p>
          </table:table-cell>
          <table:table-cell office:value-type="float" office:value="0.926307" calcext:value-type="float">
            <text:p>0.926307</text:p>
          </table:table-cell>
          <table:table-cell office:value-type="float" office:value="0.929471" calcext:value-type="float">
            <text:p>0.929471</text:p>
          </table:table-cell>
          <table:table-cell office:value-type="float" office:value="0.925168" calcext:value-type="float">
            <text:p>0.925168</text:p>
          </table:table-cell>
          <table:table-cell office:value-type="float" office:value="0.931061" calcext:value-type="float">
            <text:p>0.931061</text:p>
          </table:table-cell>
          <table:table-cell office:value-type="float" office:value="0.930557" calcext:value-type="float">
            <text:p>0.930557</text:p>
          </table:table-cell>
          <table:table-cell office:value-type="float" office:value="0.92251" calcext:value-type="float">
            <text:p>0.922510</text:p>
          </table:table-cell>
          <table:table-cell office:value-type="float" office:value="0.928633" calcext:value-type="float">
            <text:p>0.928633</text:p>
          </table:table-cell>
          <table:table-cell office:value-type="float" office:value="0.932543" calcext:value-type="float">
            <text:p>0.932543</text:p>
          </table:table-cell>
          <table:table-cell office:value-type="float" office:value="0.928403" calcext:value-type="float">
            <text:p>0.928403</text:p>
          </table:table-cell>
          <table:table-cell office:value-type="float" office:value="0.928887" calcext:value-type="float">
            <text:p>0.928887</text:p>
          </table:table-cell>
          <table:table-cell office:value-type="float" office:value="0.93123" calcext:value-type="float">
            <text:p>0.931230</text:p>
          </table:table-cell>
          <table:table-cell office:value-type="float" office:value="0.926803" calcext:value-type="float">
            <text:p>0.926803</text:p>
          </table:table-cell>
          <table:table-cell office:value-type="float" office:value="0.931449" calcext:value-type="float">
            <text:p>0.931449</text:p>
          </table:table-cell>
          <table:table-cell office:value-type="float" office:value="0.926351" calcext:value-type="float">
            <text:p>0.926351</text:p>
          </table:table-cell>
          <table:table-cell office:value-type="float" office:value="0.923866" calcext:value-type="float">
            <text:p>0.923866</text:p>
          </table:table-cell>
          <table:table-cell office:value-type="float" office:value="0.923017" calcext:value-type="float">
            <text:p>0.923017</text:p>
          </table:table-cell>
          <table:table-cell office:value-type="float" office:value="0.929067" calcext:value-type="float">
            <text:p>0.929067</text:p>
          </table:table-cell>
          <table:table-cell office:value-type="float" office:value="0.931526" calcext:value-type="float">
            <text:p>0.931526</text:p>
          </table:table-cell>
          <table:table-cell office:value-type="float" office:value="0.934974" calcext:value-type="float">
            <text:p>0.934974</text:p>
          </table:table-cell>
          <table:table-cell office:value-type="float" office:value="0.940627" calcext:value-type="float">
            <text:p>0.940627</text:p>
          </table:table-cell>
          <table:table-cell office:value-type="float" office:value="0.942253" calcext:value-type="float">
            <text:p>0.942253</text:p>
          </table:table-cell>
          <table:table-cell office:value-type="float" office:value="0.938254" calcext:value-type="float">
            <text:p>0.93825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36861" calcext:value-type="float">
            <text:p>0.936861</text:p>
          </table:table-cell>
          <table:table-cell office:value-type="float" office:value="0.939002" calcext:value-type="float">
            <text:p>0.939002</text:p>
          </table:table-cell>
          <table:table-cell office:value-type="float" office:value="0.937074" calcext:value-type="float">
            <text:p>0.937074</text:p>
          </table:table-cell>
          <table:table-cell office:value-type="float" office:value="0.938253" calcext:value-type="float">
            <text:p>0.938253</text:p>
          </table:table-cell>
          <table:table-cell office:value-type="float" office:value="0.937396" calcext:value-type="float">
            <text:p>0.937396</text:p>
          </table:table-cell>
          <table:table-cell office:value-type="float" office:value="0.941379" calcext:value-type="float">
            <text:p>0.941379</text:p>
          </table:table-cell>
          <table:table-cell office:value-type="float" office:value="0.937757" calcext:value-type="float">
            <text:p>0.937757</text:p>
          </table:table-cell>
          <table:table-cell office:value-type="float" office:value="0.944282" calcext:value-type="float">
            <text:p>0.944282</text:p>
          </table:table-cell>
          <table:table-cell office:value-type="float" office:value="0.946199" calcext:value-type="float">
            <text:p>0.946199</text:p>
          </table:table-cell>
          <table:table-cell office:value-type="float" office:value="0.94258" calcext:value-type="float">
            <text:p>0.942580</text:p>
          </table:table-cell>
          <table:table-cell office:value-type="float" office:value="0.939268" calcext:value-type="float">
            <text:p>0.939268</text:p>
          </table:table-cell>
          <table:table-cell office:value-type="float" office:value="0.937912" calcext:value-type="float">
            <text:p>0.937912</text:p>
          </table:table-cell>
          <table:table-cell table:style-name="ce2" office:value-type="float" office:value="0.367816" calcext:value-type="float">
            <text:p>0.367816</text:p>
          </table:table-cell>
          <table:table-cell office:value-type="float" office:value="0.924505" calcext:value-type="float">
            <text:p>0.924505</text:p>
          </table:table-cell>
          <table:table-cell office:value-type="float" office:value="0.942543" calcext:value-type="float">
            <text:p>0.942543</text:p>
          </table:table-cell>
          <table:table-cell office:value-type="float" office:value="0.944599" calcext:value-type="float">
            <text:p>0.944599</text:p>
          </table:table-cell>
          <table:table-cell office:value-type="float" office:value="0.937536" calcext:value-type="float">
            <text:p>0.937536</text:p>
          </table:table-cell>
          <table:table-cell office:value-type="float" office:value="0.949987" calcext:value-type="float">
            <text:p>0.949987</text:p>
          </table:table-cell>
          <table:table-cell office:value-type="float" office:value="0.936055" calcext:value-type="float">
            <text:p>0.936055</text:p>
          </table:table-cell>
          <table:table-cell office:value-type="float" office:value="0.940635" calcext:value-type="float">
            <text:p>0.940635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40516" calcext:value-type="float">
            <text:p>0.940516</text:p>
          </table:table-cell>
          <table:table-cell office:value-type="float" office:value="0.940465" calcext:value-type="float">
            <text:p>0.940465</text:p>
          </table:table-cell>
          <table:table-cell office:value-type="float" office:value="0.944836" calcext:value-type="float">
            <text:p>0.944836</text:p>
          </table:table-cell>
          <table:table-cell office:value-type="float" office:value="0.937458" calcext:value-type="float">
            <text:p>0.937458</text:p>
          </table:table-cell>
          <table:table-cell office:value-type="float" office:value="0.938733" calcext:value-type="float">
            <text:p>0.938733</text:p>
          </table:table-cell>
          <table:table-cell office:value-type="float" office:value="0.9374" calcext:value-type="float">
            <text:p>0.937400</text:p>
          </table:table-cell>
          <table:table-cell office:value-type="float" office:value="0.941439" calcext:value-type="float">
            <text:p>0.941439</text:p>
          </table:table-cell>
          <table:table-cell office:value-type="float" office:value="0.941085" calcext:value-type="float">
            <text:p>0.941085</text:p>
          </table:table-cell>
          <table:table-cell office:value-type="float" office:value="0.941628" calcext:value-type="float">
            <text:p>0.941628</text:p>
          </table:table-cell>
          <table:table-cell office:value-type="float" office:value="0.942793" calcext:value-type="float">
            <text:p>0.942793</text:p>
          </table:table-cell>
          <table:table-cell office:value-type="float" office:value="0.937094" calcext:value-type="float">
            <text:p>0.937094</text:p>
          </table:table-cell>
          <table:table-cell office:value-type="float" office:value="0.94143" calcext:value-type="float">
            <text:p>0.941430</text:p>
          </table:table-cell>
          <table:table-cell office:value-type="float" office:value="0.940626" calcext:value-type="float">
            <text:p>0.940626</text:p>
          </table:table-cell>
          <table:table-cell office:value-type="float" office:value="0.938771" calcext:value-type="float">
            <text:p>0.938771</text:p>
          </table:table-cell>
          <table:table-cell office:value-type="float" office:value="0.93931" calcext:value-type="float">
            <text:p>0.939310</text:p>
          </table:table-cell>
          <table:table-cell office:value-type="float" office:value="0.94065" calcext:value-type="float">
            <text:p>0.940650</text:p>
          </table:table-cell>
          <table:table-cell office:value-type="float" office:value="0.942044" calcext:value-type="float">
            <text:p>0.942044</text:p>
          </table:table-cell>
          <table:table-cell office:value-type="float" office:value="0.938403" calcext:value-type="float">
            <text:p>0.938403</text:p>
          </table:table-cell>
          <table:table-cell office:value-type="float" office:value="0.938271" calcext:value-type="float">
            <text:p>0.938271</text:p>
          </table:table-cell>
          <table:table-cell office:value-type="float" office:value="0.936294" calcext:value-type="float">
            <text:p>0.936294</text:p>
          </table:table-cell>
          <table:table-cell office:value-type="float" office:value="0.937003" calcext:value-type="float">
            <text:p>0.937003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41076" calcext:value-type="float">
            <text:p>0.941076</text:p>
          </table:table-cell>
          <table:table-cell office:value-type="float" office:value="0.94245" calcext:value-type="float">
            <text:p>0.942450</text:p>
          </table:table-cell>
          <table:table-cell office:value-type="float" office:value="0.944082" calcext:value-type="float">
            <text:p>0.944082</text:p>
          </table:table-cell>
          <table:table-cell office:value-type="float" office:value="0.944616" calcext:value-type="float">
            <text:p>0.944616</text:p>
          </table:table-cell>
          <table:table-cell office:value-type="float" office:value="0.944241" calcext:value-type="float">
            <text:p>0.94424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9435" calcext:value-type="float">
            <text:p>0.939435</text:p>
          </table:table-cell>
          <table:table-cell office:value-type="float" office:value="0.943054" calcext:value-type="float">
            <text:p>0.943054</text:p>
          </table:table-cell>
          <table:table-cell office:value-type="float" office:value="0.942813" calcext:value-type="float">
            <text:p>0.942813</text:p>
          </table:table-cell>
          <table:table-cell office:value-type="float" office:value="0.938232" calcext:value-type="float">
            <text:p>0.938232</text:p>
          </table:table-cell>
          <table:table-cell office:value-type="float" office:value="0.938509" calcext:value-type="float">
            <text:p>0.938509</text:p>
          </table:table-cell>
          <table:table-cell office:value-type="float" office:value="0.945546" calcext:value-type="float">
            <text:p>0.945546</text:p>
          </table:table-cell>
          <table:table-cell office:value-type="float" office:value="0.943304" calcext:value-type="float">
            <text:p>0.943304</text:p>
          </table:table-cell>
          <table:table-cell office:value-type="float" office:value="0.945044" calcext:value-type="float">
            <text:p>0.945044</text:p>
          </table:table-cell>
          <table:table-cell office:value-type="float" office:value="0.947168" calcext:value-type="float">
            <text:p>0.947168</text:p>
          </table:table-cell>
          <table:table-cell office:value-type="float" office:value="0.943396" calcext:value-type="float">
            <text:p>0.943396</text:p>
          </table:table-cell>
          <table:table-cell office:value-type="float" office:value="0.943399" calcext:value-type="float">
            <text:p>0.943399</text:p>
          </table:table-cell>
          <table:table-cell office:value-type="float" office:value="0.933395" calcext:value-type="float">
            <text:p>0.933395</text:p>
          </table:table-cell>
          <table:table-cell office:value-type="float" office:value="0.928836" calcext:value-type="float">
            <text:p>0.928836</text:p>
          </table:table-cell>
          <table:table-cell table:style-name="ce2" office:value-type="float" office:value="0.266759" calcext:value-type="float">
            <text:p>0.266759</text:p>
          </table:table-cell>
          <table:table-cell office:value-type="float" office:value="0.943455" calcext:value-type="float">
            <text:p>0.943455</text:p>
          </table:table-cell>
          <table:table-cell office:value-type="float" office:value="0.946356" calcext:value-type="float">
            <text:p>0.946356</text:p>
          </table:table-cell>
          <table:table-cell office:value-type="float" office:value="0.943465" calcext:value-type="float">
            <text:p>0.943465</text:p>
          </table:table-cell>
          <table:table-cell office:value-type="float" office:value="0.951755" calcext:value-type="float">
            <text:p>0.951755</text:p>
          </table:table-cell>
          <table:table-cell office:value-type="float" office:value="0.93926" calcext:value-type="float">
            <text:p>0.939260</text:p>
          </table:table-cell>
          <table:table-cell office:value-type="float" office:value="0.945895" calcext:value-type="float">
            <text:p>0.945895</text:p>
          </table:table-cell>
          <table:table-cell office:value-type="float" office:value="0.944879" calcext:value-type="float">
            <text:p>0.944879</text:p>
          </table:table-cell>
          <table:table-cell office:value-type="float" office:value="0.944674" calcext:value-type="float">
            <text:p>0.944674</text:p>
          </table:table-cell>
          <table:table-cell office:value-type="float" office:value="0.9418" calcext:value-type="float">
            <text:p>0.941800</text:p>
          </table:table-cell>
          <table:table-cell office:value-type="float" office:value="0.947982" calcext:value-type="float">
            <text:p>0.947982</text:p>
          </table:table-cell>
          <table:table-cell office:value-type="float" office:value="0.944294" calcext:value-type="float">
            <text:p>0.944294</text:p>
          </table:table-cell>
          <table:table-cell office:value-type="float" office:value="0.94482" calcext:value-type="float">
            <text:p>0.944820</text:p>
          </table:table-cell>
          <table:table-cell office:value-type="float" office:value="0.944217" calcext:value-type="float">
            <text:p>0.944217</text:p>
          </table:table-cell>
          <table:table-cell office:value-type="float" office:value="0.945816" calcext:value-type="float">
            <text:p>0.945816</text:p>
          </table:table-cell>
          <table:table-cell office:value-type="float" office:value="0.942491" calcext:value-type="float">
            <text:p>0.942491</text:p>
          </table:table-cell>
          <table:table-cell office:value-type="float" office:value="0.944081" calcext:value-type="float">
            <text:p>0.944081</text:p>
          </table:table-cell>
          <table:table-cell office:value-type="float" office:value="0.945403" calcext:value-type="float">
            <text:p>0.945403</text:p>
          </table:table-cell>
          <table:table-cell office:value-type="float" office:value="0.941832" calcext:value-type="float">
            <text:p>0.941832</text:p>
          </table:table-cell>
          <table:table-cell office:value-type="float" office:value="0.944777" calcext:value-type="float">
            <text:p>0.944777</text:p>
          </table:table-cell>
          <table:table-cell office:value-type="float" office:value="0.945566" calcext:value-type="float">
            <text:p>0.945566</text:p>
          </table:table-cell>
          <table:table-cell office:value-type="float" office:value="0.945665" calcext:value-type="float">
            <text:p>0.945665</text:p>
          </table:table-cell>
          <table:table-cell office:value-type="float" office:value="0.943263" calcext:value-type="float">
            <text:p>0.943263</text:p>
          </table:table-cell>
          <table:table-cell office:value-type="float" office:value="0.944475" calcext:value-type="float">
            <text:p>0.944475</text:p>
          </table:table-cell>
          <table:table-cell office:value-type="float" office:value="0.946076" calcext:value-type="float">
            <text:p>0.946076</text:p>
          </table:table-cell>
          <table:table-cell office:value-type="float" office:value="0.943515" calcext:value-type="float">
            <text:p>0.943515</text:p>
          </table:table-cell>
          <table:table-cell office:value-type="float" office:value="0.944041" calcext:value-type="float">
            <text:p>0.944041</text:p>
          </table:table-cell>
          <table:table-cell office:value-type="float" office:value="0.943093" calcext:value-type="float">
            <text:p>0.943093</text:p>
          </table:table-cell>
          <table:table-cell office:value-type="float" office:value="0.942912" calcext:value-type="float">
            <text:p>0.942912</text:p>
          </table:table-cell>
          <table:table-cell office:value-type="float" office:value="0.945205" calcext:value-type="float">
            <text:p>0.945205</text:p>
          </table:table-cell>
          <table:table-cell office:value-type="float" office:value="0.942864" calcext:value-type="float">
            <text:p>0.942864</text:p>
          </table:table-cell>
          <table:table-cell office:value-type="float" office:value="0.941635" calcext:value-type="float">
            <text:p>0.941635</text:p>
          </table:table-cell>
          <table:table-cell office:value-type="float" office:value="0.944615" calcext:value-type="float">
            <text:p>0.944615</text:p>
          </table:table-cell>
          <table:table-cell office:value-type="float" office:value="0.945477" calcext:value-type="float">
            <text:p>0.945477</text:p>
          </table:table-cell>
          <table:table-cell office:value-type="float" office:value="0.944028" calcext:value-type="float">
            <text:p>0.9440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31349" calcext:value-type="float">
            <text:p>0.931349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907923" calcext:value-type="float">
            <text:p>0.907923</text:p>
          </table:table-cell>
          <table:table-cell office:value-type="float" office:value="0.919085" calcext:value-type="float">
            <text:p>0.919085</text:p>
          </table:table-cell>
          <table:table-cell office:value-type="float" office:value="0.916953" calcext:value-type="float">
            <text:p>0.916953</text:p>
          </table:table-cell>
          <table:table-cell office:value-type="float" office:value="0.920712" calcext:value-type="float">
            <text:p>0.920712</text:p>
          </table:table-cell>
          <table:table-cell office:value-type="float" office:value="0.913143" calcext:value-type="float">
            <text:p>0.913143</text:p>
          </table:table-cell>
          <table:table-cell office:value-type="float" office:value="0.899902" calcext:value-type="float">
            <text:p>0.899902</text:p>
          </table:table-cell>
          <table:table-cell office:value-type="float" office:value="0.923908" calcext:value-type="float">
            <text:p>0.923908</text:p>
          </table:table-cell>
          <table:table-cell office:value-type="float" office:value="0.890465" calcext:value-type="float">
            <text:p>0.890465</text:p>
          </table:table-cell>
          <table:table-cell office:value-type="float" office:value="0.921438" calcext:value-type="float">
            <text:p>0.921438</text:p>
          </table:table-cell>
          <table:table-cell office:value-type="float" office:value="0.90033" calcext:value-type="float">
            <text:p>0.900330</text:p>
          </table:table-cell>
          <table:table-cell office:value-type="float" office:value="0.948198" calcext:value-type="float">
            <text:p>0.948198</text:p>
          </table:table-cell>
          <table:table-cell office:value-type="float" office:value="0.946441" calcext:value-type="float">
            <text:p>0.946441</text:p>
          </table:table-cell>
          <table:table-cell table:style-name="ce2" office:value-type="float" office:value="0.29131" calcext:value-type="float">
            <text:p>0.291310</text:p>
          </table:table-cell>
          <table:table-cell office:value-type="float" office:value="0.926531" calcext:value-type="float">
            <text:p>0.926531</text:p>
          </table:table-cell>
          <table:table-cell office:value-type="float" office:value="0.91161" calcext:value-type="float">
            <text:p>0.911610</text:p>
          </table:table-cell>
          <table:table-cell office:value-type="float" office:value="0.934174" calcext:value-type="float">
            <text:p>0.934174</text:p>
          </table:table-cell>
          <table:table-cell office:value-type="float" office:value="0.910907" calcext:value-type="float">
            <text:p>0.910907</text:p>
          </table:table-cell>
          <table:table-cell office:value-type="float" office:value="0.915103" calcext:value-type="float">
            <text:p>0.915103</text:p>
          </table:table-cell>
          <table:table-cell office:value-type="float" office:value="0.904479" calcext:value-type="float">
            <text:p>0.904479</text:p>
          </table:table-cell>
          <table:table-cell office:value-type="float" office:value="0.919419" calcext:value-type="float">
            <text:p>0.919419</text:p>
          </table:table-cell>
          <table:table-cell office:value-type="float" office:value="0.925335" calcext:value-type="float">
            <text:p>0.925335</text:p>
          </table:table-cell>
          <table:table-cell office:value-type="float" office:value="0.921001" calcext:value-type="float">
            <text:p>0.921001</text:p>
          </table:table-cell>
          <table:table-cell office:value-type="float" office:value="0.908621" calcext:value-type="float">
            <text:p>0.908621</text:p>
          </table:table-cell>
          <table:table-cell office:value-type="float" office:value="0.912621" calcext:value-type="float">
            <text:p>0.912621</text:p>
          </table:table-cell>
          <table:table-cell office:value-type="float" office:value="0.907914" calcext:value-type="float">
            <text:p>0.907914</text:p>
          </table:table-cell>
          <table:table-cell office:value-type="float" office:value="0.918482" calcext:value-type="float">
            <text:p>0.918482</text:p>
          </table:table-cell>
          <table:table-cell office:value-type="float" office:value="0.921777" calcext:value-type="float">
            <text:p>0.921777</text:p>
          </table:table-cell>
          <table:table-cell office:value-type="float" office:value="0.92289" calcext:value-type="float">
            <text:p>0.922890</text:p>
          </table:table-cell>
          <table:table-cell office:value-type="float" office:value="0.916922" calcext:value-type="float">
            <text:p>0.916922</text:p>
          </table:table-cell>
          <table:table-cell office:value-type="float" office:value="0.905819" calcext:value-type="float">
            <text:p>0.905819</text:p>
          </table:table-cell>
          <table:table-cell office:value-type="float" office:value="0.915327" calcext:value-type="float">
            <text:p>0.915327</text:p>
          </table:table-cell>
          <table:table-cell office:value-type="float" office:value="0.9191" calcext:value-type="float">
            <text:p>0.919100</text:p>
          </table:table-cell>
          <table:table-cell office:value-type="float" office:value="0.910577" calcext:value-type="float">
            <text:p>0.910577</text:p>
          </table:table-cell>
          <table:table-cell office:value-type="float" office:value="0.91653" calcext:value-type="float">
            <text:p>0.916530</text:p>
          </table:table-cell>
          <table:table-cell office:value-type="float" office:value="0.918918" calcext:value-type="float">
            <text:p>0.918918</text:p>
          </table:table-cell>
          <table:table-cell office:value-type="float" office:value="0.914425" calcext:value-type="float">
            <text:p>0.914425</text:p>
          </table:table-cell>
          <table:table-cell office:value-type="float" office:value="0.917115" calcext:value-type="float">
            <text:p>0.917115</text:p>
          </table:table-cell>
          <table:table-cell office:value-type="float" office:value="0.908948" calcext:value-type="float">
            <text:p>0.908948</text:p>
          </table:table-cell>
          <table:table-cell office:value-type="float" office:value="0.904762" calcext:value-type="float">
            <text:p>0.904762</text:p>
          </table:table-cell>
          <table:table-cell office:value-type="float" office:value="0.904368" calcext:value-type="float">
            <text:p>0.904368</text:p>
          </table:table-cell>
          <table:table-cell office:value-type="float" office:value="0.917157" calcext:value-type="float">
            <text:p>0.917157</text:p>
          </table:table-cell>
          <table:table-cell office:value-type="float" office:value="0.92318" calcext:value-type="float">
            <text:p>0.923180</text:p>
          </table:table-cell>
          <table:table-cell office:value-type="float" office:value="0.906433" calcext:value-type="float">
            <text:p>0.906433</text:p>
          </table:table-cell>
          <table:table-cell office:value-type="float" office:value="0.936109" calcext:value-type="float">
            <text:p>0.936109</text:p>
          </table:table-cell>
          <table:table-cell office:value-type="float" office:value="0.938008" calcext:value-type="float">
            <text:p>0.938008</text:p>
          </table:table-cell>
          <table:table-cell office:value-type="float" office:value="0.912413" calcext:value-type="float">
            <text:p>0.9124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28903" calcext:value-type="float">
            <text:p>0.928903</text:p>
          </table:table-cell>
          <table:table-cell office:value-type="float" office:value="0.905195" calcext:value-type="float">
            <text:p>0.905195</text:p>
          </table:table-cell>
          <table:table-cell office:value-type="float" office:value="0.898511" calcext:value-type="float">
            <text:p>0.898511</text:p>
          </table:table-cell>
          <table:table-cell office:value-type="float" office:value="0.918731" calcext:value-type="float">
            <text:p>0.918731</text:p>
          </table:table-cell>
          <table:table-cell office:value-type="float" office:value="0.912416" calcext:value-type="float">
            <text:p>0.912416</text:p>
          </table:table-cell>
          <table:table-cell office:value-type="float" office:value="0.916249" calcext:value-type="float">
            <text:p>0.916249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0.926576" calcext:value-type="float">
            <text:p>0.926576</text:p>
          </table:table-cell>
          <table:table-cell office:value-type="float" office:value="0.919865" calcext:value-type="float">
            <text:p>0.919865</text:p>
          </table:table-cell>
          <table:table-cell office:value-type="float" office:value="0.921526" calcext:value-type="float">
            <text:p>0.921526</text:p>
          </table:table-cell>
          <table:table-cell office:value-type="float" office:value="0.912294" calcext:value-type="float">
            <text:p>0.912294</text:p>
          </table:table-cell>
          <table:table-cell office:value-type="float" office:value="0.897413" calcext:value-type="float">
            <text:p>0.897413</text:p>
          </table:table-cell>
          <table:table-cell office:value-type="float" office:value="0.945506" calcext:value-type="float">
            <text:p>0.945506</text:p>
          </table:table-cell>
          <table:table-cell office:value-type="float" office:value="0.944181" calcext:value-type="float">
            <text:p>0.944181</text:p>
          </table:table-cell>
          <table:table-cell office:value-type="float" office:value="0.918642" calcext:value-type="float">
            <text:p>0.918642</text:p>
          </table:table-cell>
          <table:table-cell table:style-name="ce2" office:value-type="float" office:value="0.310762" calcext:value-type="float">
            <text:p>0.310762</text:p>
          </table:table-cell>
          <table:table-cell office:value-type="float" office:value="0.903704" calcext:value-type="float">
            <text:p>0.903704</text:p>
          </table:table-cell>
          <table:table-cell office:value-type="float" office:value="0.926619" calcext:value-type="float">
            <text:p>0.926619</text:p>
          </table:table-cell>
          <table:table-cell office:value-type="float" office:value="0.904161" calcext:value-type="float">
            <text:p>0.904161</text:p>
          </table:table-cell>
          <table:table-cell office:value-type="float" office:value="0.907262" calcext:value-type="float">
            <text:p>0.907262</text:p>
          </table:table-cell>
          <table:table-cell office:value-type="float" office:value="0.892803" calcext:value-type="float">
            <text:p>0.892803</text:p>
          </table:table-cell>
          <table:table-cell office:value-type="float" office:value="0.912258" calcext:value-type="float">
            <text:p>0.912258</text:p>
          </table:table-cell>
          <table:table-cell office:value-type="float" office:value="0.919857" calcext:value-type="float">
            <text:p>0.919857</text:p>
          </table:table-cell>
          <table:table-cell office:value-type="float" office:value="0.91595" calcext:value-type="float">
            <text:p>0.915950</text:p>
          </table:table-cell>
          <table:table-cell office:value-type="float" office:value="0.898208" calcext:value-type="float">
            <text:p>0.898208</text:p>
          </table:table-cell>
          <table:table-cell office:value-type="float" office:value="0.902955" calcext:value-type="float">
            <text:p>0.902955</text:p>
          </table:table-cell>
          <table:table-cell office:value-type="float" office:value="0.898433" calcext:value-type="float">
            <text:p>0.898433</text:p>
          </table:table-cell>
          <table:table-cell office:value-type="float" office:value="0.907546" calcext:value-type="float">
            <text:p>0.907546</text:p>
          </table:table-cell>
          <table:table-cell office:value-type="float" office:value="0.916394" calcext:value-type="float">
            <text:p>0.916394</text:p>
          </table:table-cell>
          <table:table-cell office:value-type="float" office:value="0.915188" calcext:value-type="float">
            <text:p>0.915188</text:p>
          </table:table-cell>
          <table:table-cell office:value-type="float" office:value="0.916364" calcext:value-type="float">
            <text:p>0.916364</text:p>
          </table:table-cell>
          <table:table-cell office:value-type="float" office:value="0.896359" calcext:value-type="float">
            <text:p>0.896359</text:p>
          </table:table-cell>
          <table:table-cell office:value-type="float" office:value="0.906788" calcext:value-type="float">
            <text:p>0.906788</text:p>
          </table:table-cell>
          <table:table-cell office:value-type="float" office:value="0.912175" calcext:value-type="float">
            <text:p>0.912175</text:p>
          </table:table-cell>
          <table:table-cell office:value-type="float" office:value="0.899832" calcext:value-type="float">
            <text:p>0.899832</text:p>
          </table:table-cell>
          <table:table-cell office:value-type="float" office:value="0.908896" calcext:value-type="float">
            <text:p>0.908896</text:p>
          </table:table-cell>
          <table:table-cell office:value-type="float" office:value="0.912821" calcext:value-type="float">
            <text:p>0.912821</text:p>
          </table:table-cell>
          <table:table-cell office:value-type="float" office:value="0.905767" calcext:value-type="float">
            <text:p>0.905767</text:p>
          </table:table-cell>
          <table:table-cell office:value-type="float" office:value="0.910256" calcext:value-type="float">
            <text:p>0.910256</text:p>
          </table:table-cell>
          <table:table-cell office:value-type="float" office:value="0.899645" calcext:value-type="float">
            <text:p>0.899645</text:p>
          </table:table-cell>
          <table:table-cell office:value-type="float" office:value="0.893653" calcext:value-type="float">
            <text:p>0.893653</text:p>
          </table:table-cell>
          <table:table-cell office:value-type="float" office:value="0.893271" calcext:value-type="float">
            <text:p>0.893271</text:p>
          </table:table-cell>
          <table:table-cell office:value-type="float" office:value="0.917858" calcext:value-type="float">
            <text:p>0.917858</text:p>
          </table:table-cell>
          <table:table-cell office:value-type="float" office:value="0.916196" calcext:value-type="float">
            <text:p>0.916196</text:p>
          </table:table-cell>
          <table:table-cell office:value-type="float" office:value="0.928025" calcext:value-type="float">
            <text:p>0.928025</text:p>
          </table:table-cell>
          <table:table-cell office:value-type="float" office:value="0.934564" calcext:value-type="float">
            <text:p>0.934564</text:p>
          </table:table-cell>
          <table:table-cell office:value-type="float" office:value="0.936337" calcext:value-type="float">
            <text:p>0.936337</text:p>
          </table:table-cell>
          <table:table-cell office:value-type="float" office:value="0.930979" calcext:value-type="float">
            <text:p>0.93097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18465" calcext:value-type="float">
            <text:p>0.918465</text:p>
          </table:table-cell>
          <table:table-cell office:value-type="float" office:value="0.863539" calcext:value-type="float">
            <text:p>0.863539</text:p>
          </table:table-cell>
          <table:table-cell office:value-type="float" office:value="0.840784" calcext:value-type="float">
            <text:p>0.840784</text:p>
          </table:table-cell>
          <table:table-cell office:value-type="float" office:value="0.910132" calcext:value-type="float">
            <text:p>0.910132</text:p>
          </table:table-cell>
          <table:table-cell office:value-type="float" office:value="0.900266" calcext:value-type="float">
            <text:p>0.900266</text:p>
          </table:table-cell>
          <table:table-cell office:value-type="float" office:value="0.888251" calcext:value-type="float">
            <text:p>0.888251</text:p>
          </table:table-cell>
          <table:table-cell office:value-type="float" office:value="0.86195" calcext:value-type="float">
            <text:p>0.861950</text:p>
          </table:table-cell>
          <table:table-cell office:value-type="float" office:value="0.915186" calcext:value-type="float">
            <text:p>0.915186</text:p>
          </table:table-cell>
          <table:table-cell office:value-type="float" office:value="0.904375" calcext:value-type="float">
            <text:p>0.904375</text:p>
          </table:table-cell>
          <table:table-cell office:value-type="float" office:value="0.908388" calcext:value-type="float">
            <text:p>0.908388</text:p>
          </table:table-cell>
          <table:table-cell office:value-type="float" office:value="0.879199" calcext:value-type="float">
            <text:p>0.879199</text:p>
          </table:table-cell>
          <table:table-cell office:value-type="float" office:value="0.90162" calcext:value-type="float">
            <text:p>0.901620</text:p>
          </table:table-cell>
          <table:table-cell office:value-type="float" office:value="0.937355" calcext:value-type="float">
            <text:p>0.937355</text:p>
          </table:table-cell>
          <table:table-cell office:value-type="float" office:value="0.940154" calcext:value-type="float">
            <text:p>0.940154</text:p>
          </table:table-cell>
          <table:table-cell office:value-type="float" office:value="0.906067" calcext:value-type="float">
            <text:p>0.906067</text:p>
          </table:table-cell>
          <table:table-cell office:value-type="float" office:value="0.905218" calcext:value-type="float">
            <text:p>0.905218</text:p>
          </table:table-cell>
          <table:table-cell table:style-name="ce2" office:value-type="float" office:value="0.342072" calcext:value-type="float">
            <text:p>0.342072</text:p>
          </table:table-cell>
          <table:table-cell office:value-type="float" office:value="0.911751" calcext:value-type="float">
            <text:p>0.911751</text:p>
          </table:table-cell>
          <table:table-cell office:value-type="float" office:value="0.874211" calcext:value-type="float">
            <text:p>0.874211</text:p>
          </table:table-cell>
          <table:table-cell office:value-type="float" office:value="0.86591" calcext:value-type="float">
            <text:p>0.865910</text:p>
          </table:table-cell>
          <table:table-cell office:value-type="float" office:value="0.829075" calcext:value-type="float">
            <text:p>0.829075</text:p>
          </table:table-cell>
          <table:table-cell office:value-type="float" office:value="0.879926" calcext:value-type="float">
            <text:p>0.879926</text:p>
          </table:table-cell>
          <table:table-cell office:value-type="float" office:value="0.909774" calcext:value-type="float">
            <text:p>0.909774</text:p>
          </table:table-cell>
          <table:table-cell office:value-type="float" office:value="0.89037" calcext:value-type="float">
            <text:p>0.890370</text:p>
          </table:table-cell>
          <table:table-cell office:value-type="float" office:value="0.834098" calcext:value-type="float">
            <text:p>0.834098</text:p>
          </table:table-cell>
          <table:table-cell office:value-type="float" office:value="0.846298" calcext:value-type="float">
            <text:p>0.846298</text:p>
          </table:table-cell>
          <table:table-cell office:value-type="float" office:value="0.847794" calcext:value-type="float">
            <text:p>0.847794</text:p>
          </table:table-cell>
          <table:table-cell office:value-type="float" office:value="0.877357" calcext:value-type="float">
            <text:p>0.877357</text:p>
          </table:table-cell>
          <table:table-cell office:value-type="float" office:value="0.903602" calcext:value-type="float">
            <text:p>0.903602</text:p>
          </table:table-cell>
          <table:table-cell office:value-type="float" office:value="0.893683" calcext:value-type="float">
            <text:p>0.893683</text:p>
          </table:table-cell>
          <table:table-cell office:value-type="float" office:value="0.896044" calcext:value-type="float">
            <text:p>0.896044</text:p>
          </table:table-cell>
          <table:table-cell office:value-type="float" office:value="0.841408" calcext:value-type="float">
            <text:p>0.841408</text:p>
          </table:table-cell>
          <table:table-cell office:value-type="float" office:value="0.865667" calcext:value-type="float">
            <text:p>0.865667</text:p>
          </table:table-cell>
          <table:table-cell office:value-type="float" office:value="0.872966" calcext:value-type="float">
            <text:p>0.872966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72361" calcext:value-type="float">
            <text:p>0.872361</text:p>
          </table:table-cell>
          <table:table-cell office:value-type="float" office:value="0.881314" calcext:value-type="float">
            <text:p>0.881314</text:p>
          </table:table-cell>
          <table:table-cell office:value-type="float" office:value="0.872536" calcext:value-type="float">
            <text:p>0.872536</text:p>
          </table:table-cell>
          <table:table-cell office:value-type="float" office:value="0.877282" calcext:value-type="float">
            <text:p>0.877282</text:p>
          </table:table-cell>
          <table:table-cell office:value-type="float" office:value="0.85064" calcext:value-type="float">
            <text:p>0.850640</text:p>
          </table:table-cell>
          <table:table-cell office:value-type="float" office:value="0.825088" calcext:value-type="float">
            <text:p>0.825088</text:p>
          </table:table-cell>
          <table:table-cell office:value-type="float" office:value="0.827522" calcext:value-type="float">
            <text:p>0.827522</text:p>
          </table:table-cell>
          <table:table-cell office:value-type="float" office:value="0.903492" calcext:value-type="float">
            <text:p>0.903492</text:p>
          </table:table-cell>
          <table:table-cell office:value-type="float" office:value="0.896703" calcext:value-type="float">
            <text:p>0.896703</text:p>
          </table:table-cell>
          <table:table-cell office:value-type="float" office:value="0.919872" calcext:value-type="float">
            <text:p>0.919872</text:p>
          </table:table-cell>
          <table:table-cell office:value-type="float" office:value="0.929573" calcext:value-type="float">
            <text:p>0.929573</text:p>
          </table:table-cell>
          <table:table-cell office:value-type="float" office:value="0.932239" calcext:value-type="float">
            <text:p>0.932239</text:p>
          </table:table-cell>
          <table:table-cell office:value-type="float" office:value="0.924101" calcext:value-type="float">
            <text:p>0.92410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31266" calcext:value-type="float">
            <text:p>0.931266</text:p>
          </table:table-cell>
          <table:table-cell office:value-type="float" office:value="0.905974" calcext:value-type="float">
            <text:p>0.905974</text:p>
          </table:table-cell>
          <table:table-cell office:value-type="float" office:value="0.898095" calcext:value-type="float">
            <text:p>0.898095</text:p>
          </table:table-cell>
          <table:table-cell office:value-type="float" office:value="0.923043" calcext:value-type="float">
            <text:p>0.923043</text:p>
          </table:table-cell>
          <table:table-cell office:value-type="float" office:value="0.918105" calcext:value-type="float">
            <text:p>0.918105</text:p>
          </table:table-cell>
          <table:table-cell office:value-type="float" office:value="0.917173" calcext:value-type="float">
            <text:p>0.917173</text:p>
          </table:table-cell>
          <table:table-cell office:value-type="float" office:value="0.905877" calcext:value-type="float">
            <text:p>0.905877</text:p>
          </table:table-cell>
          <table:table-cell office:value-type="float" office:value="0.928251" calcext:value-type="float">
            <text:p>0.928251</text:p>
          </table:table-cell>
          <table:table-cell office:value-type="float" office:value="0.922784" calcext:value-type="float">
            <text:p>0.922784</text:p>
          </table:table-cell>
          <table:table-cell office:value-type="float" office:value="0.923976" calcext:value-type="float">
            <text:p>0.923976</text:p>
          </table:table-cell>
          <table:table-cell office:value-type="float" office:value="0.913442" calcext:value-type="float">
            <text:p>0.913442</text:p>
          </table:table-cell>
          <table:table-cell office:value-type="float" office:value="0.905833" calcext:value-type="float">
            <text:p>0.905833</text:p>
          </table:table-cell>
          <table:table-cell office:value-type="float" office:value="0.9466" calcext:value-type="float">
            <text:p>0.946600</text:p>
          </table:table-cell>
          <table:table-cell office:value-type="float" office:value="0.94598" calcext:value-type="float">
            <text:p>0.945980</text:p>
          </table:table-cell>
          <table:table-cell office:value-type="float" office:value="0.922027" calcext:value-type="float">
            <text:p>0.922027</text:p>
          </table:table-cell>
          <table:table-cell office:value-type="float" office:value="0.921888" calcext:value-type="float">
            <text:p>0.921888</text:p>
          </table:table-cell>
          <table:table-cell office:value-type="float" office:value="0.904924" calcext:value-type="float">
            <text:p>0.904924</text:p>
          </table:table-cell>
          <table:table-cell table:style-name="ce2" office:value-type="float" office:value="0.310238" calcext:value-type="float">
            <text:p>0.310238</text:p>
          </table:table-cell>
          <table:table-cell office:value-type="float" office:value="0.90769" calcext:value-type="float">
            <text:p>0.907690</text:p>
          </table:table-cell>
          <table:table-cell office:value-type="float" office:value="0.908214" calcext:value-type="float">
            <text:p>0.908214</text:p>
          </table:table-cell>
          <table:table-cell office:value-type="float" office:value="0.892268" calcext:value-type="float">
            <text:p>0.892268</text:p>
          </table:table-cell>
          <table:table-cell office:value-type="float" office:value="0.914292" calcext:value-type="float">
            <text:p>0.914292</text:p>
          </table:table-cell>
          <table:table-cell office:value-type="float" office:value="0.924649" calcext:value-type="float">
            <text:p>0.924649</text:p>
          </table:table-cell>
          <table:table-cell office:value-type="float" office:value="0.918281" calcext:value-type="float">
            <text:p>0.918281</text:p>
          </table:table-cell>
          <table:table-cell office:value-type="float" office:value="0.898419" calcext:value-type="float">
            <text:p>0.898419</text:p>
          </table:table-cell>
          <table:table-cell office:value-type="float" office:value="0.903847" calcext:value-type="float">
            <text:p>0.903847</text:p>
          </table:table-cell>
          <table:table-cell office:value-type="float" office:value="0.899229" calcext:value-type="float">
            <text:p>0.899229</text:p>
          </table:table-cell>
          <table:table-cell office:value-type="float" office:value="0.90922" calcext:value-type="float">
            <text:p>0.909220</text:p>
          </table:table-cell>
          <table:table-cell office:value-type="float" office:value="0.912409" calcext:value-type="float">
            <text:p>0.912409</text:p>
          </table:table-cell>
          <table:table-cell office:value-type="float" office:value="0.919568" calcext:value-type="float">
            <text:p>0.919568</text:p>
          </table:table-cell>
          <table:table-cell office:value-type="float" office:value="0.917918" calcext:value-type="float">
            <text:p>0.917918</text:p>
          </table:table-cell>
          <table:table-cell office:value-type="float" office:value="0.896934" calcext:value-type="float">
            <text:p>0.896934</text:p>
          </table:table-cell>
          <table:table-cell office:value-type="float" office:value="0.907544" calcext:value-type="float">
            <text:p>0.907544</text:p>
          </table:table-cell>
          <table:table-cell office:value-type="float" office:value="0.913421" calcext:value-type="float">
            <text:p>0.913421</text:p>
          </table:table-cell>
          <table:table-cell office:value-type="float" office:value="0.899881" calcext:value-type="float">
            <text:p>0.899881</text:p>
          </table:table-cell>
          <table:table-cell office:value-type="float" office:value="0.910179" calcext:value-type="float">
            <text:p>0.910179</text:p>
          </table:table-cell>
          <table:table-cell office:value-type="float" office:value="0.915039" calcext:value-type="float">
            <text:p>0.915039</text:p>
          </table:table-cell>
          <table:table-cell office:value-type="float" office:value="0.909308" calcext:value-type="float">
            <text:p>0.909308</text:p>
          </table:table-cell>
          <table:table-cell office:value-type="float" office:value="0.912193" calcext:value-type="float">
            <text:p>0.912193</text:p>
          </table:table-cell>
          <table:table-cell office:value-type="float" office:value="0.899815" calcext:value-type="float">
            <text:p>0.899815</text:p>
          </table:table-cell>
          <table:table-cell office:value-type="float" office:value="0.893268" calcext:value-type="float">
            <text:p>0.893268</text:p>
          </table:table-cell>
          <table:table-cell office:value-type="float" office:value="0.893161" calcext:value-type="float">
            <text:p>0.893161</text:p>
          </table:table-cell>
          <table:table-cell office:value-type="float" office:value="0.921875" calcext:value-type="float">
            <text:p>0.921875</text:p>
          </table:table-cell>
          <table:table-cell office:value-type="float" office:value="0.920539" calcext:value-type="float">
            <text:p>0.920539</text:p>
          </table:table-cell>
          <table:table-cell office:value-type="float" office:value="0.929771" calcext:value-type="float">
            <text:p>0.929771</text:p>
          </table:table-cell>
          <table:table-cell office:value-type="float" office:value="0.936589" calcext:value-type="float">
            <text:p>0.936589</text:p>
          </table:table-cell>
          <table:table-cell office:value-type="float" office:value="0.938758" calcext:value-type="float">
            <text:p>0.938758</text:p>
          </table:table-cell>
          <table:table-cell office:value-type="float" office:value="0.933003" calcext:value-type="float">
            <text:p>0.93300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24485" calcext:value-type="float">
            <text:p>0.924485</text:p>
          </table:table-cell>
          <table:table-cell office:value-type="float" office:value="0.885875" calcext:value-type="float">
            <text:p>0.885875</text:p>
          </table:table-cell>
          <table:table-cell office:value-type="float" office:value="0.87173" calcext:value-type="float">
            <text:p>0.871730</text:p>
          </table:table-cell>
          <table:table-cell office:value-type="float" office:value="0.912431" calcext:value-type="float">
            <text:p>0.912431</text:p>
          </table:table-cell>
          <table:table-cell office:value-type="float" office:value="0.903172" calcext:value-type="float">
            <text:p>0.903172</text:p>
          </table:table-cell>
          <table:table-cell office:value-type="float" office:value="0.904668" calcext:value-type="float">
            <text:p>0.904668</text:p>
          </table:table-cell>
          <table:table-cell office:value-type="float" office:value="0.8856" calcext:value-type="float">
            <text:p>0.885600</text:p>
          </table:table-cell>
          <table:table-cell office:value-type="float" office:value="0.919185" calcext:value-type="float">
            <text:p>0.919185</text:p>
          </table:table-cell>
          <table:table-cell office:value-type="float" office:value="0.912508" calcext:value-type="float">
            <text:p>0.912508</text:p>
          </table:table-cell>
          <table:table-cell office:value-type="float" office:value="0.915545" calcext:value-type="float">
            <text:p>0.915545</text:p>
          </table:table-cell>
          <table:table-cell office:value-type="float" office:value="0.897466" calcext:value-type="float">
            <text:p>0.897466</text:p>
          </table:table-cell>
          <table:table-cell office:value-type="float" office:value="0.899982" calcext:value-type="float">
            <text:p>0.899982</text:p>
          </table:table-cell>
          <table:table-cell office:value-type="float" office:value="0.942342" calcext:value-type="float">
            <text:p>0.942342</text:p>
          </table:table-cell>
          <table:table-cell office:value-type="float" office:value="0.942415" calcext:value-type="float">
            <text:p>0.942415</text:p>
          </table:table-cell>
          <table:table-cell office:value-type="float" office:value="0.912827" calcext:value-type="float">
            <text:p>0.912827</text:p>
          </table:table-cell>
          <table:table-cell office:value-type="float" office:value="0.913864" calcext:value-type="float">
            <text:p>0.913864</text:p>
          </table:table-cell>
          <table:table-cell office:value-type="float" office:value="0.883037" calcext:value-type="float">
            <text:p>0.883037</text:p>
          </table:table-cell>
          <table:table-cell office:value-type="float" office:value="0.922487" calcext:value-type="float">
            <text:p>0.922487</text:p>
          </table:table-cell>
          <table:table-cell table:style-name="ce2" office:value-type="float" office:value="0.339039" calcext:value-type="float">
            <text:p>0.339039</text:p>
          </table:table-cell>
          <table:table-cell office:value-type="float" office:value="0.890323" calcext:value-type="float">
            <text:p>0.890323</text:p>
          </table:table-cell>
          <table:table-cell office:value-type="float" office:value="0.865943" calcext:value-type="float">
            <text:p>0.865943</text:p>
          </table:table-cell>
          <table:table-cell office:value-type="float" office:value="0.897471" calcext:value-type="float">
            <text:p>0.897471</text:p>
          </table:table-cell>
          <table:table-cell office:value-type="float" office:value="0.915067" calcext:value-type="float">
            <text:p>0.915067</text:p>
          </table:table-cell>
          <table:table-cell office:value-type="float" office:value="0.904896" calcext:value-type="float">
            <text:p>0.904896</text:p>
          </table:table-cell>
          <table:table-cell office:value-type="float" office:value="0.868615" calcext:value-type="float">
            <text:p>0.868615</text:p>
          </table:table-cell>
          <table:table-cell office:value-type="float" office:value="0.876908" calcext:value-type="float">
            <text:p>0.876908</text:p>
          </table:table-cell>
          <table:table-cell office:value-type="float" office:value="0.877412" calcext:value-type="float">
            <text:p>0.877412</text:p>
          </table:table-cell>
          <table:table-cell office:value-type="float" office:value="0.896253" calcext:value-type="float">
            <text:p>0.896253</text:p>
          </table:table-cell>
          <table:table-cell office:value-type="float" office:value="0.911548" calcext:value-type="float">
            <text:p>0.911548</text:p>
          </table:table-cell>
          <table:table-cell office:value-type="float" office:value="0.904701" calcext:value-type="float">
            <text:p>0.904701</text:p>
          </table:table-cell>
          <table:table-cell office:value-type="float" office:value="0.908145" calcext:value-type="float">
            <text:p>0.908145</text:p>
          </table:table-cell>
          <table:table-cell office:value-type="float" office:value="0.871243" calcext:value-type="float">
            <text:p>0.871243</text:p>
          </table:table-cell>
          <table:table-cell office:value-type="float" office:value="0.887844" calcext:value-type="float">
            <text:p>0.887844</text:p>
          </table:table-cell>
          <table:table-cell office:value-type="float" office:value="0.894253" calcext:value-type="float">
            <text:p>0.894253</text:p>
          </table:table-cell>
          <table:table-cell office:value-type="float" office:value="0.873644" calcext:value-type="float">
            <text:p>0.873644</text:p>
          </table:table-cell>
          <table:table-cell office:value-type="float" office:value="0.892826" calcext:value-type="float">
            <text:p>0.892826</text:p>
          </table:table-cell>
          <table:table-cell office:value-type="float" office:value="0.898069" calcext:value-type="float">
            <text:p>0.898069</text:p>
          </table:table-cell>
          <table:table-cell office:value-type="float" office:value="0.891488" calcext:value-type="float">
            <text:p>0.891488</text:p>
          </table:table-cell>
          <table:table-cell office:value-type="float" office:value="0.896331" calcext:value-type="float">
            <text:p>0.896331</text:p>
          </table:table-cell>
          <table:table-cell office:value-type="float" office:value="0.879119" calcext:value-type="float">
            <text:p>0.879119</text:p>
          </table:table-cell>
          <table:table-cell office:value-type="float" office:value="0.861913" calcext:value-type="float">
            <text:p>0.861913</text:p>
          </table:table-cell>
          <table:table-cell office:value-type="float" office:value="0.862885" calcext:value-type="float">
            <text:p>0.862885</text:p>
          </table:table-cell>
          <table:table-cell office:value-type="float" office:value="0.912227" calcext:value-type="float">
            <text:p>0.912227</text:p>
          </table:table-cell>
          <table:table-cell office:value-type="float" office:value="0.905659" calcext:value-type="float">
            <text:p>0.905659</text:p>
          </table:table-cell>
          <table:table-cell office:value-type="float" office:value="0.920772" calcext:value-type="float">
            <text:p>0.920772</text:p>
          </table:table-cell>
          <table:table-cell office:value-type="float" office:value="0.931993" calcext:value-type="float">
            <text:p>0.931993</text:p>
          </table:table-cell>
          <table:table-cell office:value-type="float" office:value="0.933752" calcext:value-type="float">
            <text:p>0.933752</text:p>
          </table:table-cell>
          <table:table-cell office:value-type="float" office:value="0.925612" calcext:value-type="float">
            <text:p>0.9256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1511" calcext:value-type="float">
            <text:p>0.921511</text:p>
          </table:table-cell>
          <table:table-cell office:value-type="float" office:value="0.868826" calcext:value-type="float">
            <text:p>0.868826</text:p>
          </table:table-cell>
          <table:table-cell office:value-type="float" office:value="0.846144" calcext:value-type="float">
            <text:p>0.846144</text:p>
          </table:table-cell>
          <table:table-cell office:value-type="float" office:value="0.912438" calcext:value-type="float">
            <text:p>0.912438</text:p>
          </table:table-cell>
          <table:table-cell office:value-type="float" office:value="0.903839" calcext:value-type="float">
            <text:p>0.90383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856" calcext:value-type="float">
            <text:p>0.867856</text:p>
          </table:table-cell>
          <table:table-cell office:value-type="float" office:value="0.915938" calcext:value-type="float">
            <text:p>0.915938</text:p>
          </table:table-cell>
          <table:table-cell office:value-type="float" office:value="0.907626" calcext:value-type="float">
            <text:p>0.907626</text:p>
          </table:table-cell>
          <table:table-cell office:value-type="float" office:value="0.908658" calcext:value-type="float">
            <text:p>0.908658</text:p>
          </table:table-cell>
          <table:table-cell office:value-type="float" office:value="0.883753" calcext:value-type="float">
            <text:p>0.883753</text:p>
          </table:table-cell>
          <table:table-cell office:value-type="float" office:value="0.899916" calcext:value-type="float">
            <text:p>0.899916</text:p>
          </table:table-cell>
          <table:table-cell office:value-type="float" office:value="0.939168" calcext:value-type="float">
            <text:p>0.939168</text:p>
          </table:table-cell>
          <table:table-cell office:value-type="float" office:value="0.94183" calcext:value-type="float">
            <text:p>0.941830</text:p>
          </table:table-cell>
          <table:table-cell office:value-type="float" office:value="0.906194" calcext:value-type="float">
            <text:p>0.906194</text:p>
          </table:table-cell>
          <table:table-cell office:value-type="float" office:value="0.906061" calcext:value-type="float">
            <text:p>0.906061</text:p>
          </table:table-cell>
          <table:table-cell office:value-type="float" office:value="0.863123" calcext:value-type="float">
            <text:p>0.863123</text:p>
          </table:table-cell>
          <table:table-cell office:value-type="float" office:value="0.912093" calcext:value-type="float">
            <text:p>0.912093</text:p>
          </table:table-cell>
          <table:table-cell office:value-type="float" office:value="0.878812" calcext:value-type="float">
            <text:p>0.878812</text:p>
          </table:table-cell>
          <table:table-cell table:style-name="ce2" office:value-type="float" office:value="0.346872" calcext:value-type="float">
            <text:p>0.346872</text:p>
          </table:table-cell>
          <table:table-cell office:value-type="float" office:value="0.822262" calcext:value-type="float">
            <text:p>0.822262</text:p>
          </table:table-cell>
          <table:table-cell office:value-type="float" office:value="0.884599" calcext:value-type="float">
            <text:p>0.884599</text:p>
          </table:table-cell>
          <table:table-cell office:value-type="float" office:value="0.910792" calcext:value-type="float">
            <text:p>0.910792</text:p>
          </table:table-cell>
          <table:table-cell office:value-type="float" office:value="0.894662" calcext:value-type="float">
            <text:p>0.894662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1427" calcext:value-type="float">
            <text:p>0.851427</text:p>
          </table:table-cell>
          <table:table-cell office:value-type="float" office:value="0.843681" calcext:value-type="float">
            <text:p>0.843681</text:p>
          </table:table-cell>
          <table:table-cell office:value-type="float" office:value="0.876067" calcext:value-type="float">
            <text:p>0.876067</text:p>
          </table:table-cell>
          <table:table-cell office:value-type="float" office:value="0.904327" calcext:value-type="float">
            <text:p>0.904327</text:p>
          </table:table-cell>
          <table:table-cell office:value-type="float" office:value="0.898055" calcext:value-type="float">
            <text:p>0.898055</text:p>
          </table:table-cell>
          <table:table-cell office:value-type="float" office:value="0.896144" calcext:value-type="float">
            <text:p>0.896144</text:p>
          </table:table-cell>
          <table:table-cell office:value-type="float" office:value="0.847251" calcext:value-type="float">
            <text:p>0.847251</text:p>
          </table:table-cell>
          <table:table-cell office:value-type="float" office:value="0.869919" calcext:value-type="float">
            <text:p>0.869919</text:p>
          </table:table-cell>
          <table:table-cell office:value-type="float" office:value="0.878122" calcext:value-type="float">
            <text:p>0.878122</text:p>
          </table:table-cell>
          <table:table-cell office:value-type="float" office:value="0.846425" calcext:value-type="float">
            <text:p>0.846425</text:p>
          </table:table-cell>
          <table:table-cell office:value-type="float" office:value="0.877395" calcext:value-type="float">
            <text:p>0.877395</text:p>
          </table:table-cell>
          <table:table-cell office:value-type="float" office:value="0.886179" calcext:value-type="float">
            <text:p>0.886179</text:p>
          </table:table-cell>
          <table:table-cell office:value-type="float" office:value="0.878158" calcext:value-type="float">
            <text:p>0.878158</text:p>
          </table:table-cell>
          <table:table-cell office:value-type="float" office:value="0.87617" calcext:value-type="float">
            <text:p>0.876170</text:p>
          </table:table-cell>
          <table:table-cell office:value-type="float" office:value="0.847049" calcext:value-type="float">
            <text:p>0.847049</text:p>
          </table:table-cell>
          <table:table-cell office:value-type="float" office:value="0.830698" calcext:value-type="float">
            <text:p>0.830698</text:p>
          </table:table-cell>
          <table:table-cell office:value-type="float" office:value="0.833079" calcext:value-type="float">
            <text:p>0.833079</text:p>
          </table:table-cell>
          <table:table-cell office:value-type="float" office:value="0.904912" calcext:value-type="float">
            <text:p>0.904912</text:p>
          </table:table-cell>
          <table:table-cell office:value-type="float" office:value="0.900855" calcext:value-type="float">
            <text:p>0.900855</text:p>
          </table:table-cell>
          <table:table-cell office:value-type="float" office:value="0.920863" calcext:value-type="float">
            <text:p>0.920863</text:p>
          </table:table-cell>
          <table:table-cell office:value-type="float" office:value="0.931785" calcext:value-type="float">
            <text:p>0.931785</text:p>
          </table:table-cell>
          <table:table-cell office:value-type="float" office:value="0.934321" calcext:value-type="float">
            <text:p>0.934321</text:p>
          </table:table-cell>
          <table:table-cell office:value-type="float" office:value="0.924918" calcext:value-type="float">
            <text:p>0.9249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916315" calcext:value-type="float">
            <text:p>0.916315</text:p>
          </table:table-cell>
          <table:table-cell office:value-type="float" office:value="0.837089" calcext:value-type="float">
            <text:p>0.837089</text:p>
          </table:table-cell>
          <table:table-cell office:value-type="float" office:value="0.795994" calcext:value-type="float">
            <text:p>0.795994</text:p>
          </table:table-cell>
          <table:table-cell office:value-type="float" office:value="0.90654" calcext:value-type="float">
            <text:p>0.906540</text:p>
          </table:table-cell>
          <table:table-cell office:value-type="float" office:value="0.894478" calcext:value-type="float">
            <text:p>0.894478</text:p>
          </table:table-cell>
          <table:table-cell office:value-type="float" office:value="0.862468" calcext:value-type="float">
            <text:p>0.862468</text:p>
          </table:table-cell>
          <table:table-cell office:value-type="float" office:value="0.835428" calcext:value-type="float">
            <text:p>0.835428</text:p>
          </table:table-cell>
          <table:table-cell office:value-type="float" office:value="0.906946" calcext:value-type="float">
            <text:p>0.906946</text:p>
          </table:table-cell>
          <table:table-cell office:value-type="float" office:value="0.898735" calcext:value-type="float">
            <text:p>0.898735</text:p>
          </table:table-cell>
          <table:table-cell office:value-type="float" office:value="0.897761" calcext:value-type="float">
            <text:p>0.897761</text:p>
          </table:table-cell>
          <table:table-cell office:value-type="float" office:value="0.860416" calcext:value-type="float">
            <text:p>0.860416</text:p>
          </table:table-cell>
          <table:table-cell office:value-type="float" office:value="0.904609" calcext:value-type="float">
            <text:p>0.904609</text:p>
          </table:table-cell>
          <table:table-cell office:value-type="float" office:value="0.935162" calcext:value-type="float">
            <text:p>0.935162</text:p>
          </table:table-cell>
          <table:table-cell office:value-type="float" office:value="0.940229" calcext:value-type="float">
            <text:p>0.940229</text:p>
          </table:table-cell>
          <table:table-cell office:value-type="float" office:value="0.896989" calcext:value-type="float">
            <text:p>0.896989</text:p>
          </table:table-cell>
          <table:table-cell office:value-type="float" office:value="0.892708" calcext:value-type="float">
            <text:p>0.892708</text:p>
          </table:table-cell>
          <table:table-cell office:value-type="float" office:value="0.826509" calcext:value-type="float">
            <text:p>0.826509</text:p>
          </table:table-cell>
          <table:table-cell office:value-type="float" office:value="0.896346" calcext:value-type="float">
            <text:p>0.896346</text:p>
          </table:table-cell>
          <table:table-cell office:value-type="float" office:value="0.855456" calcext:value-type="float">
            <text:p>0.855456</text:p>
          </table:table-cell>
          <table:table-cell office:value-type="float" office:value="0.822732" calcext:value-type="float">
            <text:p>0.822732</text:p>
          </table:table-cell>
          <table:table-cell table:style-name="ce2" office:value-type="float" office:value="0.360338" calcext:value-type="float">
            <text:p>0.360338</text:p>
          </table:table-cell>
          <table:table-cell office:value-type="float" office:value="0.859096" calcext:value-type="float">
            <text:p>0.859096</text:p>
          </table:table-cell>
          <table:table-cell office:value-type="float" office:value="0.901276" calcext:value-type="float">
            <text:p>0.901276</text:p>
          </table:table-cell>
          <table:table-cell office:value-type="float" office:value="0.877174" calcext:value-type="float">
            <text:p>0.877174</text:p>
          </table:table-cell>
          <table:table-cell office:value-type="float" office:value="0.784044" calcext:value-type="float">
            <text:p>0.784044</text:p>
          </table:table-cell>
          <table:table-cell office:value-type="float" office:value="0.802812" calcext:value-type="float">
            <text:p>0.802812</text:p>
          </table:table-cell>
          <table:table-cell office:value-type="float" office:value="0.786717" calcext:value-type="float">
            <text:p>0.786717</text:p>
          </table:table-cell>
          <table:table-cell office:value-type="float" office:value="0.844073" calcext:value-type="float">
            <text:p>0.844073</text:p>
          </table:table-cell>
          <table:table-cell office:value-type="float" office:value="0.891008" calcext:value-type="float">
            <text:p>0.891008</text:p>
          </table:table-cell>
          <table:table-cell office:value-type="float" office:value="0.880205" calcext:value-type="float">
            <text:p>0.880205</text:p>
          </table:table-cell>
          <table:table-cell office:value-type="float" office:value="0.879445" calcext:value-type="float">
            <text:p>0.879445</text:p>
          </table:table-cell>
          <table:table-cell office:value-type="float" office:value="0.802731" calcext:value-type="float">
            <text:p>0.802731</text:p>
          </table:table-cell>
          <table:table-cell office:value-type="float" office:value="0.836459" calcext:value-type="float">
            <text:p>0.836459</text:p>
          </table:table-cell>
          <table:table-cell office:value-type="float" office:value="0.847118" calcext:value-type="float">
            <text:p>0.847118</text:p>
          </table:table-cell>
          <table:table-cell office:value-type="float" office:value="0.796712" calcext:value-type="float">
            <text:p>0.796712</text:p>
          </table:table-cell>
          <table:table-cell office:value-type="float" office:value="0.850625" calcext:value-type="float">
            <text:p>0.850625</text:p>
          </table:table-cell>
          <table:table-cell office:value-type="float" office:value="0.861155" calcext:value-type="float">
            <text:p>0.861155</text:p>
          </table:table-cell>
          <table:table-cell office:value-type="float" office:value="0.853229" calcext:value-type="float">
            <text:p>0.853229</text:p>
          </table:table-cell>
          <table:table-cell office:value-type="float" office:value="0.842752" calcext:value-type="float">
            <text:p>0.842752</text:p>
          </table:table-cell>
          <table:table-cell office:value-type="float" office:value="0.792501" calcext:value-type="float">
            <text:p>0.792501</text:p>
          </table:table-cell>
          <table:table-cell office:value-type="float" office:value="0.770916" calcext:value-type="float">
            <text:p>0.770916</text:p>
          </table:table-cell>
          <table:table-cell office:value-type="float" office:value="0.776521" calcext:value-type="float">
            <text:p>0.776521</text:p>
          </table:table-cell>
          <table:table-cell office:value-type="float" office:value="0.894462" calcext:value-type="float">
            <text:p>0.894462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914695" calcext:value-type="float">
            <text:p>0.914695</text:p>
          </table:table-cell>
          <table:table-cell office:value-type="float" office:value="0.930329" calcext:value-type="float">
            <text:p>0.930329</text:p>
          </table:table-cell>
          <table:table-cell office:value-type="float" office:value="0.933495" calcext:value-type="float">
            <text:p>0.933495</text:p>
          </table:table-cell>
          <table:table-cell office:value-type="float" office:value="0.919551" calcext:value-type="float">
            <text:p>0.91955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924707" calcext:value-type="float">
            <text:p>0.924707</text:p>
          </table:table-cell>
          <table:table-cell office:value-type="float" office:value="0.88465" calcext:value-type="float">
            <text:p>0.884650</text:p>
          </table:table-cell>
          <table:table-cell office:value-type="float" office:value="0.86899" calcext:value-type="float">
            <text:p>0.868990</text:p>
          </table:table-cell>
          <table:table-cell office:value-type="float" office:value="0.916869" calcext:value-type="float">
            <text:p>0.916869</text:p>
          </table:table-cell>
          <table:table-cell office:value-type="float" office:value="0.910172" calcext:value-type="float">
            <text:p>0.910172</text:p>
          </table:table-cell>
          <table:table-cell office:value-type="float" office:value="0.904306" calcext:value-type="float">
            <text:p>0.904306</text:p>
          </table:table-cell>
          <table:table-cell office:value-type="float" office:value="0.884499" calcext:value-type="float">
            <text:p>0.884499</text:p>
          </table:table-cell>
          <table:table-cell office:value-type="float" office:value="0.922493" calcext:value-type="float">
            <text:p>0.922493</text:p>
          </table:table-cell>
          <table:table-cell office:value-type="float" office:value="0.913238" calcext:value-type="float">
            <text:p>0.913238</text:p>
          </table:table-cell>
          <table:table-cell office:value-type="float" office:value="0.916935" calcext:value-type="float">
            <text:p>0.916935</text:p>
          </table:table-cell>
          <table:table-cell office:value-type="float" office:value="0.897767" calcext:value-type="float">
            <text:p>0.897767</text:p>
          </table:table-cell>
          <table:table-cell office:value-type="float" office:value="0.907963" calcext:value-type="float">
            <text:p>0.907963</text:p>
          </table:table-cell>
          <table:table-cell office:value-type="float" office:value="0.942835" calcext:value-type="float">
            <text:p>0.942835</text:p>
          </table:table-cell>
          <table:table-cell office:value-type="float" office:value="0.943596" calcext:value-type="float">
            <text:p>0.943596</text:p>
          </table:table-cell>
          <table:table-cell office:value-type="float" office:value="0.914666" calcext:value-type="float">
            <text:p>0.914666</text:p>
          </table:table-cell>
          <table:table-cell office:value-type="float" office:value="0.915416" calcext:value-type="float">
            <text:p>0.915416</text:p>
          </table:table-cell>
          <table:table-cell office:value-type="float" office:value="0.880702" calcext:value-type="float">
            <text:p>0.880702</text:p>
          </table:table-cell>
          <table:table-cell office:value-type="float" office:value="0.921919" calcext:value-type="float">
            <text:p>0.921919</text:p>
          </table:table-cell>
          <table:table-cell office:value-type="float" office:value="0.890805" calcext:value-type="float">
            <text:p>0.89080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6225" calcext:value-type="float">
            <text:p>0.862250</text:p>
          </table:table-cell>
          <table:table-cell table:style-name="ce2" office:value-type="float" office:value="0.320977" calcext:value-type="float">
            <text:p>0.320977</text:p>
          </table:table-cell>
          <table:table-cell office:value-type="float" office:value="0.91939" calcext:value-type="float">
            <text:p>0.919390</text:p>
          </table:table-cell>
          <table:table-cell office:value-type="float" office:value="0.904358" calcext:value-type="float">
            <text:p>0.904358</text:p>
          </table:table-cell>
          <table:table-cell office:value-type="float" office:value="0.865118" calcext:value-type="float">
            <text:p>0.865118</text:p>
          </table:table-cell>
          <table:table-cell office:value-type="float" office:value="0.873996" calcext:value-type="float">
            <text:p>0.873996</text:p>
          </table:table-cell>
          <table:table-cell office:value-type="float" office:value="0.874979" calcext:value-type="float">
            <text:p>0.874979</text:p>
          </table:table-cell>
          <table:table-cell office:value-type="float" office:value="0.895969" calcext:value-type="float">
            <text:p>0.895969</text:p>
          </table:table-cell>
          <table:table-cell office:value-type="float" office:value="0.912987" calcext:value-type="float">
            <text:p>0.912987</text:p>
          </table:table-cell>
          <table:table-cell office:value-type="float" office:value="0.906078" calcext:value-type="float">
            <text:p>0.906078</text:p>
          </table:table-cell>
          <table:table-cell office:value-type="float" office:value="0.908288" calcext:value-type="float">
            <text:p>0.908288</text:p>
          </table:table-cell>
          <table:table-cell office:value-type="float" office:value="0.868235" calcext:value-type="float">
            <text:p>0.868235</text:p>
          </table:table-cell>
          <table:table-cell office:value-type="float" office:value="0.88546" calcext:value-type="float">
            <text:p>0.885460</text:p>
          </table:table-cell>
          <table:table-cell office:value-type="float" office:value="0.893239" calcext:value-type="float">
            <text:p>0.893239</text:p>
          </table:table-cell>
          <table:table-cell office:value-type="float" office:value="0.86865" calcext:value-type="float">
            <text:p>0.868650</text:p>
          </table:table-cell>
          <table:table-cell office:value-type="float" office:value="0.890359" calcext:value-type="float">
            <text:p>0.890359</text:p>
          </table:table-cell>
          <table:table-cell office:value-type="float" office:value="0.896409" calcext:value-type="float">
            <text:p>0.896409</text:p>
          </table:table-cell>
          <table:table-cell office:value-type="float" office:value="0.888543" calcext:value-type="float">
            <text:p>0.888543</text:p>
          </table:table-cell>
          <table:table-cell office:value-type="float" office:value="0.895313" calcext:value-type="float">
            <text:p>0.895313</text:p>
          </table:table-cell>
          <table:table-cell office:value-type="float" office:value="0.877146" calcext:value-type="float">
            <text:p>0.877146</text:p>
          </table:table-cell>
          <table:table-cell office:value-type="float" office:value="0.85811" calcext:value-type="float">
            <text:p>0.858110</text:p>
          </table:table-cell>
          <table:table-cell office:value-type="float" office:value="0.859142" calcext:value-type="float">
            <text:p>0.859142</text:p>
          </table:table-cell>
          <table:table-cell office:value-type="float" office:value="0.913115" calcext:value-type="float">
            <text:p>0.913115</text:p>
          </table:table-cell>
          <table:table-cell office:value-type="float" office:value="0.908797" calcext:value-type="float">
            <text:p>0.908797</text:p>
          </table:table-cell>
          <table:table-cell office:value-type="float" office:value="0.925339" calcext:value-type="float">
            <text:p>0.925339</text:p>
          </table:table-cell>
          <table:table-cell office:value-type="float" office:value="0.932882" calcext:value-type="float">
            <text:p>0.932882</text:p>
          </table:table-cell>
          <table:table-cell office:value-type="float" office:value="0.935638" calcext:value-type="float">
            <text:p>0.935638</text:p>
          </table:table-cell>
          <table:table-cell office:value-type="float" office:value="0.928845" calcext:value-type="float">
            <text:p>0.92884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932607" calcext:value-type="float">
            <text:p>0.932607</text:p>
          </table:table-cell>
          <table:table-cell office:value-type="float" office:value="0.915295" calcext:value-type="float">
            <text:p>0.915295</text:p>
          </table:table-cell>
          <table:table-cell office:value-type="float" office:value="0.910196" calcext:value-type="float">
            <text:p>0.910196</text:p>
          </table:table-cell>
          <table:table-cell office:value-type="float" office:value="0.922754" calcext:value-type="float">
            <text:p>0.922754</text:p>
          </table:table-cell>
          <table:table-cell office:value-type="float" office:value="0.91822" calcext:value-type="float">
            <text:p>0.918220</text:p>
          </table:table-cell>
          <table:table-cell office:value-type="float" office:value="0.922962" calcext:value-type="float">
            <text:p>0.922962</text:p>
          </table:table-cell>
          <table:table-cell office:value-type="float" office:value="0.915229" calcext:value-type="float">
            <text:p>0.915229</text:p>
          </table:table-cell>
          <table:table-cell office:value-type="float" office:value="0.929942" calcext:value-type="float">
            <text:p>0.929942</text:p>
          </table:table-cell>
          <table:table-cell office:value-type="float" office:value="0.927347" calcext:value-type="float">
            <text:p>0.927347</text:p>
          </table:table-cell>
          <table:table-cell office:value-type="float" office:value="0.925879" calcext:value-type="float">
            <text:p>0.925879</text:p>
          </table:table-cell>
          <table:table-cell office:value-type="float" office:value="0.921156" calcext:value-type="float">
            <text:p>0.921156</text:p>
          </table:table-cell>
          <table:table-cell office:value-type="float" office:value="0.908437" calcext:value-type="float">
            <text:p>0.908437</text:p>
          </table:table-cell>
          <table:table-cell office:value-type="float" office:value="0.94764" calcext:value-type="float">
            <text:p>0.947640</text:p>
          </table:table-cell>
          <table:table-cell office:value-type="float" office:value="0.945811" calcext:value-type="float">
            <text:p>0.945811</text:p>
          </table:table-cell>
          <table:table-cell office:value-type="float" office:value="0.922743" calcext:value-type="float">
            <text:p>0.922743</text:p>
          </table:table-cell>
          <table:table-cell office:value-type="float" office:value="0.926337" calcext:value-type="float">
            <text:p>0.926337</text:p>
          </table:table-cell>
          <table:table-cell office:value-type="float" office:value="0.913836" calcext:value-type="float">
            <text:p>0.913836</text:p>
          </table:table-cell>
          <table:table-cell office:value-type="float" office:value="0.935075" calcext:value-type="float">
            <text:p>0.935075</text:p>
          </table:table-cell>
          <table:table-cell office:value-type="float" office:value="0.912314" calcext:value-type="float">
            <text:p>0.912314</text:p>
          </table:table-cell>
          <table:table-cell office:value-type="float" office:value="0.917151" calcext:value-type="float">
            <text:p>0.917151</text:p>
          </table:table-cell>
          <table:table-cell office:value-type="float" office:value="0.906384" calcext:value-type="float">
            <text:p>0.906384</text:p>
          </table:table-cell>
          <table:table-cell office:value-type="float" office:value="0.921338" calcext:value-type="float">
            <text:p>0.921338</text:p>
          </table:table-cell>
          <table:table-cell table:style-name="ce2" office:value-type="float" office:value="0.313324" calcext:value-type="float">
            <text:p>0.313324</text:p>
          </table:table-cell>
          <table:table-cell office:value-type="float" office:value="0.923771" calcext:value-type="float">
            <text:p>0.923771</text:p>
          </table:table-cell>
          <table:table-cell office:value-type="float" office:value="0.910587" calcext:value-type="float">
            <text:p>0.910587</text:p>
          </table:table-cell>
          <table:table-cell office:value-type="float" office:value="0.914263" calcext:value-type="float">
            <text:p>0.914263</text:p>
          </table:table-cell>
          <table:table-cell office:value-type="float" office:value="0.909504" calcext:value-type="float">
            <text:p>0.909504</text:p>
          </table:table-cell>
          <table:table-cell office:value-type="float" office:value="0.918977" calcext:value-type="float">
            <text:p>0.918977</text:p>
          </table:table-cell>
          <table:table-cell office:value-type="float" office:value="0.9231" calcext:value-type="float">
            <text:p>0.923100</text:p>
          </table:table-cell>
          <table:table-cell office:value-type="float" office:value="0.923215" calcext:value-type="float">
            <text:p>0.923215</text:p>
          </table:table-cell>
          <table:table-cell office:value-type="float" office:value="0.922149" calcext:value-type="float">
            <text:p>0.922149</text:p>
          </table:table-cell>
          <table:table-cell office:value-type="float" office:value="0.907972" calcext:value-type="float">
            <text:p>0.907972</text:p>
          </table:table-cell>
          <table:table-cell office:value-type="float" office:value="0.917136" calcext:value-type="float">
            <text:p>0.917136</text:p>
          </table:table-cell>
          <table:table-cell office:value-type="float" office:value="0.92042" calcext:value-type="float">
            <text:p>0.920420</text:p>
          </table:table-cell>
          <table:table-cell office:value-type="float" office:value="0.912608" calcext:value-type="float">
            <text:p>0.912608</text:p>
          </table:table-cell>
          <table:table-cell office:value-type="float" office:value="0.91821" calcext:value-type="float">
            <text:p>0.918210</text:p>
          </table:table-cell>
          <table:table-cell office:value-type="float" office:value="0.921253" calcext:value-type="float">
            <text:p>0.921253</text:p>
          </table:table-cell>
          <table:table-cell office:value-type="float" office:value="0.917359" calcext:value-type="float">
            <text:p>0.917359</text:p>
          </table:table-cell>
          <table:table-cell office:value-type="float" office:value="0.918165" calcext:value-type="float">
            <text:p>0.918165</text:p>
          </table:table-cell>
          <table:table-cell office:value-type="float" office:value="0.910632" calcext:value-type="float">
            <text:p>0.910632</text:p>
          </table:table-cell>
          <table:table-cell office:value-type="float" office:value="0.906889" calcext:value-type="float">
            <text:p>0.906889</text:p>
          </table:table-cell>
          <table:table-cell office:value-type="float" office:value="0.906561" calcext:value-type="float">
            <text:p>0.906561</text:p>
          </table:table-cell>
          <table:table-cell office:value-type="float" office:value="0.923515" calcext:value-type="float">
            <text:p>0.923515</text:p>
          </table:table-cell>
          <table:table-cell office:value-type="float" office:value="0.923226" calcext:value-type="float">
            <text:p>0.923226</text:p>
          </table:table-cell>
          <table:table-cell office:value-type="float" office:value="0.929923" calcext:value-type="float">
            <text:p>0.929923</text:p>
          </table:table-cell>
          <table:table-cell office:value-type="float" office:value="0.937848" calcext:value-type="float">
            <text:p>0.937848</text:p>
          </table:table-cell>
          <table:table-cell office:value-type="float" office:value="0.939193" calcext:value-type="float">
            <text:p>0.939193</text:p>
          </table:table-cell>
          <table:table-cell office:value-type="float" office:value="0.932996" calcext:value-type="float">
            <text:p>0.93299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92638" calcext:value-type="float">
            <text:p>0.926380</text:p>
          </table:table-cell>
          <table:table-cell office:value-type="float" office:value="0.89366" calcext:value-type="float">
            <text:p>0.893660</text:p>
          </table:table-cell>
          <table:table-cell office:value-type="float" office:value="0.882209" calcext:value-type="float">
            <text:p>0.882209</text:p>
          </table:table-cell>
          <table:table-cell office:value-type="float" office:value="0.918676" calcext:value-type="float">
            <text:p>0.918676</text:p>
          </table:table-cell>
          <table:table-cell office:value-type="float" office:value="0.912433" calcext:value-type="float">
            <text:p>0.912433</text:p>
          </table:table-cell>
          <table:table-cell office:value-type="float" office:value="0.909583" calcext:value-type="float">
            <text:p>0.909583</text:p>
          </table:table-cell>
          <table:table-cell office:value-type="float" office:value="0.893544" calcext:value-type="float">
            <text:p>0.893544</text:p>
          </table:table-cell>
          <table:table-cell office:value-type="float" office:value="0.924083" calcext:value-type="float">
            <text:p>0.924083</text:p>
          </table:table-cell>
          <table:table-cell office:value-type="float" office:value="0.917096" calcext:value-type="float">
            <text:p>0.917096</text:p>
          </table:table-cell>
          <table:table-cell office:value-type="float" office:value="0.919392" calcext:value-type="float">
            <text:p>0.919392</text:p>
          </table:table-cell>
          <table:table-cell office:value-type="float" office:value="0.904596" calcext:value-type="float">
            <text:p>0.904596</text:p>
          </table:table-cell>
          <table:table-cell office:value-type="float" office:value="0.90695" calcext:value-type="float">
            <text:p>0.906950</text:p>
          </table:table-cell>
          <table:table-cell office:value-type="float" office:value="0.943909" calcext:value-type="float">
            <text:p>0.943909</text:p>
          </table:table-cell>
          <table:table-cell office:value-type="float" office:value="0.943976" calcext:value-type="float">
            <text:p>0.943976</text:p>
          </table:table-cell>
          <table:table-cell office:value-type="float" office:value="0.916634" calcext:value-type="float">
            <text:p>0.916634</text:p>
          </table:table-cell>
          <table:table-cell office:value-type="float" office:value="0.918544" calcext:value-type="float">
            <text:p>0.918544</text:p>
          </table:table-cell>
          <table:table-cell office:value-type="float" office:value="0.890904" calcext:value-type="float">
            <text:p>0.890904</text:p>
          </table:table-cell>
          <table:table-cell office:value-type="float" office:value="0.92534" calcext:value-type="float">
            <text:p>0.925340</text:p>
          </table:table-cell>
          <table:table-cell office:value-type="float" office:value="0.897578" calcext:value-type="float">
            <text:p>0.897578</text:p>
          </table:table-cell>
          <table:table-cell office:value-type="float" office:value="0.898375" calcext:value-type="float">
            <text:p>0.898375</text:p>
          </table:table-cell>
          <table:table-cell office:value-type="float" office:value="0.879212" calcext:value-type="float">
            <text:p>0.879212</text:p>
          </table:table-cell>
          <table:table-cell office:value-type="float" office:value="0.904214" calcext:value-type="float">
            <text:p>0.904214</text:p>
          </table:table-cell>
          <table:table-cell office:value-type="float" office:value="0.920515" calcext:value-type="float">
            <text:p>0.920515</text:p>
          </table:table-cell>
          <table:table-cell table:style-name="ce2" office:value-type="float" office:value="0.31392" calcext:value-type="float">
            <text:p>0.313920</text:p>
          </table:table-cell>
          <table:table-cell office:value-type="float" office:value="0.880725" calcext:value-type="float">
            <text:p>0.880725</text:p>
          </table:table-cell>
          <table:table-cell office:value-type="float" office:value="0.887515" calcext:value-type="float">
            <text:p>0.887515</text:p>
          </table:table-cell>
          <table:table-cell office:value-type="float" office:value="0.887451" calcext:value-type="float">
            <text:p>0.887451</text:p>
          </table:table-cell>
          <table:table-cell office:value-type="float" office:value="0.903509" calcext:value-type="float">
            <text:p>0.903509</text:p>
          </table:table-cell>
          <table:table-cell office:value-type="float" office:value="0.916376" calcext:value-type="float">
            <text:p>0.916376</text:p>
          </table:table-cell>
          <table:table-cell office:value-type="float" office:value="0.911701" calcext:value-type="float">
            <text:p>0.911701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881208" calcext:value-type="float">
            <text:p>0.881208</text:p>
          </table:table-cell>
          <table:table-cell office:value-type="float" office:value="0.893006" calcext:value-type="float">
            <text:p>0.893006</text:p>
          </table:table-cell>
          <table:table-cell office:value-type="float" office:value="0.901594" calcext:value-type="float">
            <text:p>0.901594</text:p>
          </table:table-cell>
          <table:table-cell office:value-type="float" office:value="0.883919" calcext:value-type="float">
            <text:p>0.883919</text:p>
          </table:table-cell>
          <table:table-cell office:value-type="float" office:value="0.89884" calcext:value-type="float">
            <text:p>0.898840</text:p>
          </table:table-cell>
          <table:table-cell office:value-type="float" office:value="0.90452" calcext:value-type="float">
            <text:p>0.904520</text:p>
          </table:table-cell>
          <table:table-cell office:value-type="float" office:value="0.898371" calcext:value-type="float">
            <text:p>0.898371</text:p>
          </table:table-cell>
          <table:table-cell office:value-type="float" office:value="0.902997" calcext:value-type="float">
            <text:p>0.902997</text:p>
          </table:table-cell>
          <table:table-cell office:value-type="float" office:value="0.888843" calcext:value-type="float">
            <text:p>0.888843</text:p>
          </table:table-cell>
          <table:table-cell office:value-type="float" office:value="0.874891" calcext:value-type="float">
            <text:p>0.874891</text:p>
          </table:table-cell>
          <table:table-cell office:value-type="float" office:value="0.875236" calcext:value-type="float">
            <text:p>0.875236</text:p>
          </table:table-cell>
          <table:table-cell office:value-type="float" office:value="0.91562" calcext:value-type="float">
            <text:p>0.915620</text:p>
          </table:table-cell>
          <table:table-cell office:value-type="float" office:value="0.91373" calcext:value-type="float">
            <text:p>0.913730</text:p>
          </table:table-cell>
          <table:table-cell office:value-type="float" office:value="0.926364" calcext:value-type="float">
            <text:p>0.926364</text:p>
          </table:table-cell>
          <table:table-cell office:value-type="float" office:value="0.93413" calcext:value-type="float">
            <text:p>0.934130</text:p>
          </table:table-cell>
          <table:table-cell office:value-type="float" office:value="0.936472" calcext:value-type="float">
            <text:p>0.936472</text:p>
          </table:table-cell>
          <table:table-cell office:value-type="float" office:value="0.929913" calcext:value-type="float">
            <text:p>0.92991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916743" calcext:value-type="float">
            <text:p>0.916743</text:p>
          </table:table-cell>
          <table:table-cell office:value-type="float" office:value="0.830932" calcext:value-type="float">
            <text:p>0.830932</text:p>
          </table:table-cell>
          <table:table-cell office:value-type="float" office:value="0.791346" calcext:value-type="float">
            <text:p>0.791346</text:p>
          </table:table-cell>
          <table:table-cell office:value-type="float" office:value="0.907297" calcext:value-type="float">
            <text:p>0.907297</text:p>
          </table:table-cell>
          <table:table-cell office:value-type="float" office:value="0.896157" calcext:value-type="float">
            <text:p>0.896157</text:p>
          </table:table-cell>
          <table:table-cell office:value-type="float" office:value="0.87365" calcext:value-type="float">
            <text:p>0.873650</text:p>
          </table:table-cell>
          <table:table-cell office:value-type="float" office:value="0.841611" calcext:value-type="float">
            <text:p>0.841611</text:p>
          </table:table-cell>
          <table:table-cell office:value-type="float" office:value="0.911297" calcext:value-type="float">
            <text:p>0.911297</text:p>
          </table:table-cell>
          <table:table-cell office:value-type="float" office:value="0.899244" calcext:value-type="float">
            <text:p>0.899244</text:p>
          </table:table-cell>
          <table:table-cell office:value-type="float" office:value="0.90298" calcext:value-type="float">
            <text:p>0.902980</text:p>
          </table:table-cell>
          <table:table-cell office:value-type="float" office:value="0.863714" calcext:value-type="float">
            <text:p>0.863714</text:p>
          </table:table-cell>
          <table:table-cell office:value-type="float" office:value="0.903017" calcext:value-type="float">
            <text:p>0.903017</text:p>
          </table:table-cell>
          <table:table-cell office:value-type="float" office:value="0.936437" calcext:value-type="float">
            <text:p>0.936437</text:p>
          </table:table-cell>
          <table:table-cell office:value-type="float" office:value="0.940704" calcext:value-type="float">
            <text:p>0.940704</text:p>
          </table:table-cell>
          <table:table-cell office:value-type="float" office:value="0.901824" calcext:value-type="float">
            <text:p>0.901824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32505" calcext:value-type="float">
            <text:p>0.832505</text:p>
          </table:table-cell>
          <table:table-cell office:value-type="float" office:value="0.903148" calcext:value-type="float">
            <text:p>0.903148</text:p>
          </table:table-cell>
          <table:table-cell office:value-type="float" office:value="0.859395" calcext:value-type="float">
            <text:p>0.859395</text:p>
          </table:table-cell>
          <table:table-cell office:value-type="float" office:value="0.840406" calcext:value-type="float">
            <text:p>0.840406</text:p>
          </table:table-cell>
          <table:table-cell office:value-type="float" office:value="0.784257" calcext:value-type="float">
            <text:p>0.784257</text:p>
          </table:table-cell>
          <table:table-cell office:value-type="float" office:value="0.862795" calcext:value-type="float">
            <text:p>0.862795</text:p>
          </table:table-cell>
          <table:table-cell office:value-type="float" office:value="0.906199" calcext:value-type="float">
            <text:p>0.906199</text:p>
          </table:table-cell>
          <table:table-cell office:value-type="float" office:value="0.879638" calcext:value-type="float">
            <text:p>0.879638</text:p>
          </table:table-cell>
          <table:table-cell table:style-name="ce2" office:value-type="float" office:value="0.349024" calcext:value-type="float">
            <text:p>0.349024</text:p>
          </table:table-cell>
          <table:table-cell office:value-type="float" office:value="0.802177" calcext:value-type="float">
            <text:p>0.802177</text:p>
          </table:table-cell>
          <table:table-cell office:value-type="float" office:value="0.814564" calcext:value-type="float">
            <text:p>0.814564</text:p>
          </table:table-cell>
          <table:table-cell office:value-type="float" office:value="0.858677" calcext:value-type="float">
            <text:p>0.858677</text:p>
          </table:table-cell>
          <table:table-cell office:value-type="float" office:value="0.896996" calcext:value-type="float">
            <text:p>0.896996</text:p>
          </table:table-cell>
          <table:table-cell office:value-type="float" office:value="0.882942" calcext:value-type="float">
            <text:p>0.882942</text:p>
          </table:table-cell>
          <table:table-cell office:value-type="float" office:value="0.887511" calcext:value-type="float">
            <text:p>0.887511</text:p>
          </table:table-cell>
          <table:table-cell office:value-type="float" office:value="0.794456" calcext:value-type="float">
            <text:p>0.794456</text:p>
          </table:table-cell>
          <table:table-cell office:value-type="float" office:value="0.839874" calcext:value-type="float">
            <text:p>0.839874</text:p>
          </table:table-cell>
          <table:table-cell office:value-type="float" office:value="0.841982" calcext:value-type="float">
            <text:p>0.841982</text:p>
          </table:table-cell>
          <table:table-cell office:value-type="float" office:value="0.805109" calcext:value-type="float">
            <text:p>0.805109</text:p>
          </table:table-cell>
          <table:table-cell office:value-type="float" office:value="0.854524" calcext:value-type="float">
            <text:p>0.854524</text:p>
          </table:table-cell>
          <table:table-cell office:value-type="float" office:value="0.865554" calcext:value-type="float">
            <text:p>0.865554</text:p>
          </table:table-cell>
          <table:table-cell office:value-type="float" office:value="0.857098" calcext:value-type="float">
            <text:p>0.857098</text:p>
          </table:table-cell>
          <table:table-cell office:value-type="float" office:value="0.858071" calcext:value-type="float">
            <text:p>0.858071</text:p>
          </table:table-cell>
          <table:table-cell office:value-type="float" office:value="0.81909" calcext:value-type="float">
            <text:p>0.819090</text:p>
          </table:table-cell>
          <table:table-cell office:value-type="float" office:value="0.759846" calcext:value-type="float">
            <text:p>0.759846</text:p>
          </table:table-cell>
          <table:table-cell office:value-type="float" office:value="0.764675" calcext:value-type="float">
            <text:p>0.764675</text:p>
          </table:table-cell>
          <table:table-cell office:value-type="float" office:value="0.899751" calcext:value-type="float">
            <text:p>0.899751</text:p>
          </table:table-cell>
          <table:table-cell office:value-type="float" office:value="0.887408" calcext:value-type="float">
            <text:p>0.887408</text:p>
          </table:table-cell>
          <table:table-cell office:value-type="float" office:value="0.917758" calcext:value-type="float">
            <text:p>0.917758</text:p>
          </table:table-cell>
          <table:table-cell office:value-type="float" office:value="0.929932" calcext:value-type="float">
            <text:p>0.929932</text:p>
          </table:table-cell>
          <table:table-cell office:value-type="float" office:value="0.933237" calcext:value-type="float">
            <text:p>0.933237</text:p>
          </table:table-cell>
          <table:table-cell office:value-type="float" office:value="0.922287" calcext:value-type="float">
            <text:p>0.92228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918373" calcext:value-type="float">
            <text:p>0.918373</text:p>
          </table:table-cell>
          <table:table-cell office:value-type="float" office:value="0.846436" calcext:value-type="float">
            <text:p>0.846436</text:p>
          </table:table-cell>
          <table:table-cell office:value-type="float" office:value="0.813389" calcext:value-type="float">
            <text:p>0.813389</text:p>
          </table:table-cell>
          <table:table-cell office:value-type="float" office:value="0.908976" calcext:value-type="float">
            <text:p>0.908976</text:p>
          </table:table-cell>
          <table:table-cell office:value-type="float" office:value="0.898374" calcext:value-type="float">
            <text:p>0.898374</text:p>
          </table:table-cell>
          <table:table-cell office:value-type="float" office:value="0.880186" calcext:value-type="float">
            <text:p>0.880186</text:p>
          </table:table-cell>
          <table:table-cell office:value-type="float" office:value="0.850015" calcext:value-type="float">
            <text:p>0.850015</text:p>
          </table:table-cell>
          <table:table-cell office:value-type="float" office:value="0.913613" calcext:value-type="float">
            <text:p>0.913613</text:p>
          </table:table-cell>
          <table:table-cell office:value-type="float" office:value="0.902172" calcext:value-type="float">
            <text:p>0.902172</text:p>
          </table:table-cell>
          <table:table-cell office:value-type="float" office:value="0.905871" calcext:value-type="float">
            <text:p>0.905871</text:p>
          </table:table-cell>
          <table:table-cell office:value-type="float" office:value="0.870456" calcext:value-type="float">
            <text:p>0.870456</text:p>
          </table:table-cell>
          <table:table-cell office:value-type="float" office:value="0.901117" calcext:value-type="float">
            <text:p>0.901117</text:p>
          </table:table-cell>
          <table:table-cell office:value-type="float" office:value="0.93724" calcext:value-type="float">
            <text:p>0.937240</text:p>
          </table:table-cell>
          <table:table-cell office:value-type="float" office:value="0.940836" calcext:value-type="float">
            <text:p>0.940836</text:p>
          </table:table-cell>
          <table:table-cell office:value-type="float" office:value="0.904154" calcext:value-type="float">
            <text:p>0.904154</text:p>
          </table:table-cell>
          <table:table-cell office:value-type="float" office:value="0.901749" calcext:value-type="float">
            <text:p>0.901749</text:p>
          </table:table-cell>
          <table:table-cell office:value-type="float" office:value="0.843252" calcext:value-type="float">
            <text:p>0.843252</text:p>
          </table:table-cell>
          <table:table-cell office:value-type="float" office:value="0.907145" calcext:value-type="float">
            <text:p>0.907145</text:p>
          </table:table-cell>
          <table:table-cell office:value-type="float" office:value="0.865842" calcext:value-type="float">
            <text:p>0.865842</text:p>
          </table:table-cell>
          <table:table-cell office:value-type="float" office:value="0.850885" calcext:value-type="float">
            <text:p>0.850885</text:p>
          </table:table-cell>
          <table:table-cell office:value-type="float" office:value="0.801918" calcext:value-type="float">
            <text:p>0.801918</text:p>
          </table:table-cell>
          <table:table-cell office:value-type="float" office:value="0.870771" calcext:value-type="float">
            <text:p>0.870771</text:p>
          </table:table-cell>
          <table:table-cell office:value-type="float" office:value="0.907864" calcext:value-type="float">
            <text:p>0.907864</text:p>
          </table:table-cell>
          <table:table-cell office:value-type="float" office:value="0.884856" calcext:value-type="float">
            <text:p>0.884856</text:p>
          </table:table-cell>
          <table:table-cell office:value-type="float" office:value="0.801115" calcext:value-type="float">
            <text:p>0.801115</text:p>
          </table:table-cell>
          <table:table-cell table:style-name="ce2" office:value-type="float" office:value="0.346554" calcext:value-type="float">
            <text:p>0.346554</text:p>
          </table:table-cell>
          <table:table-cell office:value-type="float" office:value="0.828369" calcext:value-type="float">
            <text:p>0.828369</text:p>
          </table:table-cell>
          <table:table-cell office:value-type="float" office:value="0.866478" calcext:value-type="float">
            <text:p>0.866478</text:p>
          </table:table-cell>
          <table:table-cell office:value-type="float" office:value="0.900193" calcext:value-type="float">
            <text:p>0.900193</text:p>
          </table:table-cell>
          <table:table-cell office:value-type="float" office:value="0.887825" calcext:value-type="float">
            <text:p>0.887825</text:p>
          </table:table-cell>
          <table:table-cell office:value-type="float" office:value="0.892088" calcext:value-type="float">
            <text:p>0.892088</text:p>
          </table:table-cell>
          <table:table-cell office:value-type="float" office:value="0.816129" calcext:value-type="float">
            <text:p>0.816129</text:p>
          </table:table-cell>
          <table:table-cell office:value-type="float" office:value="0.850127" calcext:value-type="float">
            <text:p>0.850127</text:p>
          </table:table-cell>
          <table:table-cell office:value-type="float" office:value="0.856229" calcext:value-type="float">
            <text:p>0.856229</text:p>
          </table:table-cell>
          <table:table-cell office:value-type="float" office:value="0.820054" calcext:value-type="float">
            <text:p>0.820054</text:p>
          </table:table-cell>
          <table:table-cell office:value-type="float" office:value="0.86295" calcext:value-type="float">
            <text:p>0.862950</text:p>
          </table:table-cell>
          <table:table-cell office:value-type="float" office:value="0.872572" calcext:value-type="float">
            <text:p>0.872572</text:p>
          </table:table-cell>
          <table:table-cell office:value-type="float" office:value="0.864784" calcext:value-type="float">
            <text:p>0.864784</text:p>
          </table:table-cell>
          <table:table-cell office:value-type="float" office:value="0.86633" calcext:value-type="float">
            <text:p>0.866330</text:p>
          </table:table-cell>
          <table:table-cell office:value-type="float" office:value="0.832669" calcext:value-type="float">
            <text:p>0.832669</text:p>
          </table:table-cell>
          <table:table-cell office:value-type="float" office:value="0.789811" calcext:value-type="float">
            <text:p>0.789811</text:p>
          </table:table-cell>
          <table:table-cell office:value-type="float" office:value="0.794023" calcext:value-type="float">
            <text:p>0.794023</text:p>
          </table:table-cell>
          <table:table-cell office:value-type="float" office:value="0.90288" calcext:value-type="float">
            <text:p>0.902880</text:p>
          </table:table-cell>
          <table:table-cell office:value-type="float" office:value="0.891905" calcext:value-type="float">
            <text:p>0.891905</text:p>
          </table:table-cell>
          <table:table-cell office:value-type="float" office:value="0.919212" calcext:value-type="float">
            <text:p>0.919212</text:p>
          </table:table-cell>
          <table:table-cell office:value-type="float" office:value="0.930318" calcext:value-type="float">
            <text:p>0.930318</text:p>
          </table:table-cell>
          <table:table-cell office:value-type="float" office:value="0.933381" calcext:value-type="float">
            <text:p>0.933381</text:p>
          </table:table-cell>
          <table:table-cell office:value-type="float" office:value="0.923526" calcext:value-type="float">
            <text:p>0.9235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918203" calcext:value-type="float">
            <text:p>0.918203</text:p>
          </table:table-cell>
          <table:table-cell office:value-type="float" office:value="0.854543" calcext:value-type="float">
            <text:p>0.854543</text:p>
          </table:table-cell>
          <table:table-cell office:value-type="float" office:value="0.825739" calcext:value-type="float">
            <text:p>0.825739</text:p>
          </table:table-cell>
          <table:table-cell office:value-type="float" office:value="0.90898" calcext:value-type="float">
            <text:p>0.908980</text:p>
          </table:table-cell>
          <table:table-cell office:value-type="float" office:value="0.898985" calcext:value-type="float">
            <text:p>0.898985</text:p>
          </table:table-cell>
          <table:table-cell office:value-type="float" office:value="0.875782" calcext:value-type="float">
            <text:p>0.875782</text:p>
          </table:table-cell>
          <table:table-cell office:value-type="float" office:value="0.853957" calcext:value-type="float">
            <text:p>0.853957</text:p>
          </table:table-cell>
          <table:table-cell office:value-type="float" office:value="0.911375" calcext:value-type="float">
            <text:p>0.911375</text:p>
          </table:table-cell>
          <table:table-cell office:value-type="float" office:value="0.902823" calcext:value-type="float">
            <text:p>0.902823</text:p>
          </table:table-cell>
          <table:table-cell office:value-type="float" office:value="0.903201" calcext:value-type="float">
            <text:p>0.903201</text:p>
          </table:table-cell>
          <table:table-cell office:value-type="float" office:value="0.874315" calcext:value-type="float">
            <text:p>0.874315</text:p>
          </table:table-cell>
          <table:table-cell office:value-type="float" office:value="0.902263" calcext:value-type="float">
            <text:p>0.902263</text:p>
          </table:table-cell>
          <table:table-cell office:value-type="float" office:value="0.937652" calcext:value-type="float">
            <text:p>0.937652</text:p>
          </table:table-cell>
          <table:table-cell office:value-type="float" office:value="0.941356" calcext:value-type="float">
            <text:p>0.941356</text:p>
          </table:table-cell>
          <table:table-cell office:value-type="float" office:value="0.901128" calcext:value-type="float">
            <text:p>0.901128</text:p>
          </table:table-cell>
          <table:table-cell office:value-type="float" office:value="0.899307" calcext:value-type="float">
            <text:p>0.899307</text:p>
          </table:table-cell>
          <table:table-cell office:value-type="float" office:value="0.84639" calcext:value-type="float">
            <text:p>0.846390</text:p>
          </table:table-cell>
          <table:table-cell office:value-type="float" office:value="0.904781" calcext:value-type="float">
            <text:p>0.904781</text:p>
          </table:table-cell>
          <table:table-cell office:value-type="float" office:value="0.868006" calcext:value-type="float">
            <text:p>0.868006</text:p>
          </table:table-cell>
          <table:table-cell office:value-type="float" office:value="0.845376" calcext:value-type="float">
            <text:p>0.845376</text:p>
          </table:table-cell>
          <table:table-cell office:value-type="float" office:value="0.788579" calcext:value-type="float">
            <text:p>0.788579</text:p>
          </table:table-cell>
          <table:table-cell office:value-type="float" office:value="0.872955" calcext:value-type="float">
            <text:p>0.872955</text:p>
          </table:table-cell>
          <table:table-cell office:value-type="float" office:value="0.906153" calcext:value-type="float">
            <text:p>0.906153</text:p>
          </table:table-cell>
          <table:table-cell office:value-type="float" office:value="0.886054" calcext:value-type="float">
            <text:p>0.886054</text:p>
          </table:table-cell>
          <table:table-cell office:value-type="float" office:value="0.815485" calcext:value-type="float">
            <text:p>0.815485</text:p>
          </table:table-cell>
          <table:table-cell office:value-type="float" office:value="0.830134" calcext:value-type="float">
            <text:p>0.830134</text:p>
          </table:table-cell>
          <table:table-cell table:style-name="ce2" office:value-type="float" office:value="0.34794" calcext:value-type="float">
            <text:p>0.347940</text:p>
          </table:table-cell>
          <table:table-cell office:value-type="float" office:value="0.861668" calcext:value-type="float">
            <text:p>0.861668</text:p>
          </table:table-cell>
          <table:table-cell office:value-type="float" office:value="0.897223" calcext:value-type="float">
            <text:p>0.897223</text:p>
          </table:table-cell>
          <table:table-cell office:value-type="float" office:value="0.89004" calcext:value-type="float">
            <text:p>0.890040</text:p>
          </table:table-cell>
          <table:table-cell office:value-type="float" office:value="0.887388" calcext:value-type="float">
            <text:p>0.887388</text:p>
          </table:table-cell>
          <table:table-cell office:value-type="float" office:value="0.82647" calcext:value-type="float">
            <text:p>0.826470</text:p>
          </table:table-cell>
          <table:table-cell office:value-type="float" office:value="0.854337" calcext:value-type="float">
            <text:p>0.854337</text:p>
          </table:table-cell>
          <table:table-cell office:value-type="float" office:value="0.863672" calcext:value-type="float">
            <text:p>0.863672</text:p>
          </table:table-cell>
          <table:table-cell office:value-type="float" office:value="0.825487" calcext:value-type="float">
            <text:p>0.825487</text:p>
          </table:table-cell>
          <table:table-cell office:value-type="float" office:value="0.864982" calcext:value-type="float">
            <text:p>0.864982</text:p>
          </table:table-cell>
          <table:table-cell office:value-type="float" office:value="0.874633" calcext:value-type="float">
            <text:p>0.874633</text:p>
          </table:table-cell>
          <table:table-cell office:value-type="float" office:value="0.866407" calcext:value-type="float">
            <text:p>0.866407</text:p>
          </table:table-cell>
          <table:table-cell office:value-type="float" office:value="0.859977" calcext:value-type="float">
            <text:p>0.859977</text:p>
          </table:table-cell>
          <table:table-cell office:value-type="float" office:value="0.392805" calcext:value-type="float">
            <text:p>0.392805</text:p>
          </table:table-cell>
          <table:table-cell office:value-type="float" office:value="0.805376" calcext:value-type="float">
            <text:p>0.805376</text:p>
          </table:table-cell>
          <table:table-cell office:value-type="float" office:value="0.80843" calcext:value-type="float">
            <text:p>0.808430</text:p>
          </table:table-cell>
          <table:table-cell office:value-type="float" office:value="0.898678" calcext:value-type="float">
            <text:p>0.898678</text:p>
          </table:table-cell>
          <table:table-cell office:value-type="float" office:value="0.893993" calcext:value-type="float">
            <text:p>0.893993</text:p>
          </table:table-cell>
          <table:table-cell office:value-type="float" office:value="0.917416" calcext:value-type="float">
            <text:p>0.917416</text:p>
          </table:table-cell>
          <table:table-cell office:value-type="float" office:value="0.930375" calcext:value-type="float">
            <text:p>0.930375</text:p>
          </table:table-cell>
          <table:table-cell office:value-type="float" office:value="0.933478" calcext:value-type="float">
            <text:p>0.933478</text:p>
          </table:table-cell>
          <table:table-cell office:value-type="float" office:value="0.921841" calcext:value-type="float">
            <text:p>0.92184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922751" calcext:value-type="float">
            <text:p>0.922751</text:p>
          </table:table-cell>
          <table:table-cell office:value-type="float" office:value="0.878358" calcext:value-type="float">
            <text:p>0.878358</text:p>
          </table:table-cell>
          <table:table-cell office:value-type="float" office:value="0.86105" calcext:value-type="float">
            <text:p>0.861050</text:p>
          </table:table-cell>
          <table:table-cell office:value-type="float" office:value="0.913271" calcext:value-type="float">
            <text:p>0.913271</text:p>
          </table:table-cell>
          <table:table-cell office:value-type="float" office:value="0.903789" calcext:value-type="float">
            <text:p>0.903789</text:p>
          </table:table-cell>
          <table:table-cell office:value-type="float" office:value="0.895035" calcext:value-type="float">
            <text:p>0.895035</text:p>
          </table:table-cell>
          <table:table-cell office:value-type="float" office:value="0.87715" calcext:value-type="float">
            <text:p>0.877150</text:p>
          </table:table-cell>
          <table:table-cell office:value-type="float" office:value="0.918266" calcext:value-type="float">
            <text:p>0.918266</text:p>
          </table:table-cell>
          <table:table-cell office:value-type="float" office:value="0.909688" calcext:value-type="float">
            <text:p>0.909688</text:p>
          </table:table-cell>
          <table:table-cell office:value-type="float" office:value="0.912235" calcext:value-type="float">
            <text:p>0.912235</text:p>
          </table:table-cell>
          <table:table-cell office:value-type="float" office:value="0.889918" calcext:value-type="float">
            <text:p>0.889918</text:p>
          </table:table-cell>
          <table:table-cell office:value-type="float" office:value="0.896939" calcext:value-type="float">
            <text:p>0.896939</text:p>
          </table:table-cell>
          <table:table-cell office:value-type="float" office:value="0.940404" calcext:value-type="float">
            <text:p>0.940404</text:p>
          </table:table-cell>
          <table:table-cell office:value-type="float" office:value="0.941707" calcext:value-type="float">
            <text:p>0.941707</text:p>
          </table:table-cell>
          <table:table-cell office:value-type="float" office:value="0.909623" calcext:value-type="float">
            <text:p>0.909623</text:p>
          </table:table-cell>
          <table:table-cell office:value-type="float" office:value="0.905296" calcext:value-type="float">
            <text:p>0.905296</text:p>
          </table:table-cell>
          <table:table-cell office:value-type="float" office:value="0.87469" calcext:value-type="float">
            <text:p>0.874690</text:p>
          </table:table-cell>
          <table:table-cell office:value-type="float" office:value="0.913749" calcext:value-type="float">
            <text:p>0.913749</text:p>
          </table:table-cell>
          <table:table-cell office:value-type="float" office:value="0.88456" calcext:value-type="float">
            <text:p>0.884560</text:p>
          </table:table-cell>
          <table:table-cell office:value-type="float" office:value="0.876163" calcext:value-type="float">
            <text:p>0.876163</text:p>
          </table:table-cell>
          <table:table-cell office:value-type="float" office:value="0.8433" calcext:value-type="float">
            <text:p>0.843300</text:p>
          </table:table-cell>
          <table:table-cell office:value-type="float" office:value="0.892286" calcext:value-type="float">
            <text:p>0.892286</text:p>
          </table:table-cell>
          <table:table-cell office:value-type="float" office:value="0.910669" calcext:value-type="float">
            <text:p>0.910669</text:p>
          </table:table-cell>
          <table:table-cell office:value-type="float" office:value="0.900026" calcext:value-type="float">
            <text:p>0.900026</text:p>
          </table:table-cell>
          <table:table-cell office:value-type="float" office:value="0.857463" calcext:value-type="float">
            <text:p>0.857463</text:p>
          </table:table-cell>
          <table:table-cell office:value-type="float" office:value="0.866885" calcext:value-type="float">
            <text:p>0.866885</text:p>
          </table:table-cell>
          <table:table-cell office:value-type="float" office:value="0.859934" calcext:value-type="float">
            <text:p>0.859934</text:p>
          </table:table-cell>
          <table:table-cell table:style-name="ce2" office:value-type="float" office:value="0.345085" calcext:value-type="float">
            <text:p>0.345085</text:p>
          </table:table-cell>
          <table:table-cell office:value-type="float" office:value="0.904969" calcext:value-type="float">
            <text:p>0.904969</text:p>
          </table:table-cell>
          <table:table-cell office:value-type="float" office:value="0.900527" calcext:value-type="float">
            <text:p>0.900527</text:p>
          </table:table-cell>
          <table:table-cell office:value-type="float" office:value="0.901637" calcext:value-type="float">
            <text:p>0.901637</text:p>
          </table:table-cell>
          <table:table-cell office:value-type="float" office:value="0.860982" calcext:value-type="float">
            <text:p>0.860982</text:p>
          </table:table-cell>
          <table:table-cell office:value-type="float" office:value="0.879696" calcext:value-type="float">
            <text:p>0.879696</text:p>
          </table:table-cell>
          <table:table-cell office:value-type="float" office:value="0.886991" calcext:value-type="float">
            <text:p>0.886991</text:p>
          </table:table-cell>
          <table:table-cell office:value-type="float" office:value="0.862389" calcext:value-type="float">
            <text:p>0.862389</text:p>
          </table:table-cell>
          <table:table-cell office:value-type="float" office:value="0.88582" calcext:value-type="float">
            <text:p>0.885820</text:p>
          </table:table-cell>
          <table:table-cell office:value-type="float" office:value="0.893049" calcext:value-type="float">
            <text:p>0.893049</text:p>
          </table:table-cell>
          <table:table-cell office:value-type="float" office:value="0.885629" calcext:value-type="float">
            <text:p>0.885629</text:p>
          </table:table-cell>
          <table:table-cell office:value-type="float" office:value="0.885177" calcext:value-type="float">
            <text:p>0.885177</text:p>
          </table:table-cell>
          <table:table-cell office:value-type="float" office:value="0.861536" calcext:value-type="float">
            <text:p>0.861536</text:p>
          </table:table-cell>
          <table:table-cell office:value-type="float" office:value="0.848968" calcext:value-type="float">
            <text:p>0.848968</text:p>
          </table:table-cell>
          <table:table-cell office:value-type="float" office:value="0.85026" calcext:value-type="float">
            <text:p>0.850260</text:p>
          </table:table-cell>
          <table:table-cell office:value-type="float" office:value="0.90744" calcext:value-type="float">
            <text:p>0.907440</text:p>
          </table:table-cell>
          <table:table-cell office:value-type="float" office:value="0.903481" calcext:value-type="float">
            <text:p>0.903481</text:p>
          </table:table-cell>
          <table:table-cell office:value-type="float" office:value="0.922154" calcext:value-type="float">
            <text:p>0.922154</text:p>
          </table:table-cell>
          <table:table-cell office:value-type="float" office:value="0.931609" calcext:value-type="float">
            <text:p>0.931609</text:p>
          </table:table-cell>
          <table:table-cell office:value-type="float" office:value="0.933878" calcext:value-type="float">
            <text:p>0.933878</text:p>
          </table:table-cell>
          <table:table-cell office:value-type="float" office:value="0.926143" calcext:value-type="float">
            <text:p>0.9261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929496" calcext:value-type="float">
            <text:p>0.929496</text:p>
          </table:table-cell>
          <table:table-cell office:value-type="float" office:value="0.907836" calcext:value-type="float">
            <text:p>0.907836</text:p>
          </table:table-cell>
          <table:table-cell office:value-type="float" office:value="0.901481" calcext:value-type="float">
            <text:p>0.901481</text:p>
          </table:table-cell>
          <table:table-cell office:value-type="float" office:value="0.918597" calcext:value-type="float">
            <text:p>0.918597</text:p>
          </table:table-cell>
          <table:table-cell office:value-type="float" office:value="0.91243" calcext:value-type="float">
            <text:p>0.912430</text:p>
          </table:table-cell>
          <table:table-cell office:value-type="float" office:value="0.918087" calcext:value-type="float">
            <text:p>0.918087</text:p>
          </table:table-cell>
          <table:table-cell office:value-type="float" office:value="0.907086" calcext:value-type="float">
            <text:p>0.907086</text:p>
          </table:table-cell>
          <table:table-cell office:value-type="float" office:value="0.926459" calcext:value-type="float">
            <text:p>0.926459</text:p>
          </table:table-cell>
          <table:table-cell office:value-type="float" office:value="0.921643" calcext:value-type="float">
            <text:p>0.921643</text:p>
          </table:table-cell>
          <table:table-cell office:value-type="float" office:value="0.922285" calcext:value-type="float">
            <text:p>0.922285</text:p>
          </table:table-cell>
          <table:table-cell office:value-type="float" office:value="0.914604" calcext:value-type="float">
            <text:p>0.914604</text:p>
          </table:table-cell>
          <table:table-cell office:value-type="float" office:value="0.894592" calcext:value-type="float">
            <text:p>0.894592</text:p>
          </table:table-cell>
          <table:table-cell office:value-type="float" office:value="0.946292" calcext:value-type="float">
            <text:p>0.946292</text:p>
          </table:table-cell>
          <table:table-cell office:value-type="float" office:value="0.944662" calcext:value-type="float">
            <text:p>0.944662</text:p>
          </table:table-cell>
          <table:table-cell office:value-type="float" office:value="0.91876" calcext:value-type="float">
            <text:p>0.918760</text:p>
          </table:table-cell>
          <table:table-cell office:value-type="float" office:value="0.91981" calcext:value-type="float">
            <text:p>0.919810</text:p>
          </table:table-cell>
          <table:table-cell office:value-type="float" office:value="0.906917" calcext:value-type="float">
            <text:p>0.906917</text:p>
          </table:table-cell>
          <table:table-cell office:value-type="float" office:value="0.925426" calcext:value-type="float">
            <text:p>0.925426</text:p>
          </table:table-cell>
          <table:table-cell office:value-type="float" office:value="0.905939" calcext:value-type="float">
            <text:p>0.905939</text:p>
          </table:table-cell>
          <table:table-cell office:value-type="float" office:value="0.910365" calcext:value-type="float">
            <text:p>0.910365</text:p>
          </table:table-cell>
          <table:table-cell office:value-type="float" office:value="0.896599" calcext:value-type="float">
            <text:p>0.896599</text:p>
          </table:table-cell>
          <table:table-cell office:value-type="float" office:value="0.914783" calcext:value-type="float">
            <text:p>0.914783</text:p>
          </table:table-cell>
          <table:table-cell office:value-type="float" office:value="0.921068" calcext:value-type="float">
            <text:p>0.921068</text:p>
          </table:table-cell>
          <table:table-cell office:value-type="float" office:value="0.918679" calcext:value-type="float">
            <text:p>0.918679</text:p>
          </table:table-cell>
          <table:table-cell office:value-type="float" office:value="0.901819" calcext:value-type="float">
            <text:p>0.901819</text:p>
          </table:table-cell>
          <table:table-cell office:value-type="float" office:value="0.906335" calcext:value-type="float">
            <text:p>0.906335</text:p>
          </table:table-cell>
          <table:table-cell office:value-type="float" office:value="0.901534" calcext:value-type="float">
            <text:p>0.901534</text:p>
          </table:table-cell>
          <table:table-cell office:value-type="float" office:value="0.910614" calcext:value-type="float">
            <text:p>0.910614</text:p>
          </table:table-cell>
          <table:table-cell table:style-name="ce2" office:value-type="float" office:value="0.307964" calcext:value-type="float">
            <text:p>0.307964</text:p>
          </table:table-cell>
          <table:table-cell office:value-type="float" office:value="0.918248" calcext:value-type="float">
            <text:p>0.918248</text:p>
          </table:table-cell>
          <table:table-cell office:value-type="float" office:value="0.917926" calcext:value-type="float">
            <text:p>0.917926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8982" calcext:value-type="float">
            <text:p>0.908982</text:p>
          </table:table-cell>
          <table:table-cell office:value-type="float" office:value="0.914333" calcext:value-type="float">
            <text:p>0.914333</text:p>
          </table:table-cell>
          <table:table-cell office:value-type="float" office:value="0.903767" calcext:value-type="float">
            <text:p>0.903767</text:p>
          </table:table-cell>
          <table:table-cell office:value-type="float" office:value="0.911202" calcext:value-type="float">
            <text:p>0.911202</text:p>
          </table:table-cell>
          <table:table-cell office:value-type="float" office:value="0.915206" calcext:value-type="float">
            <text:p>0.915206</text:p>
          </table:table-cell>
          <table:table-cell office:value-type="float" office:value="0.910126" calcext:value-type="float">
            <text:p>0.910126</text:p>
          </table:table-cell>
          <table:table-cell office:value-type="float" office:value="0.912457" calcext:value-type="float">
            <text:p>0.912457</text:p>
          </table:table-cell>
          <table:table-cell office:value-type="float" office:value="0.902721" calcext:value-type="float">
            <text:p>0.902721</text:p>
          </table:table-cell>
          <table:table-cell office:value-type="float" office:value="0.897227" calcext:value-type="float">
            <text:p>0.897227</text:p>
          </table:table-cell>
          <table:table-cell office:value-type="float" office:value="0.896779" calcext:value-type="float">
            <text:p>0.896779</text:p>
          </table:table-cell>
          <table:table-cell office:value-type="float" office:value="0.919481" calcext:value-type="float">
            <text:p>0.919481</text:p>
          </table:table-cell>
          <table:table-cell office:value-type="float" office:value="0.919584" calcext:value-type="float">
            <text:p>0.919584</text:p>
          </table:table-cell>
          <table:table-cell office:value-type="float" office:value="0.926998" calcext:value-type="float">
            <text:p>0.926998</text:p>
          </table:table-cell>
          <table:table-cell office:value-type="float" office:value="0.934893" calcext:value-type="float">
            <text:p>0.934893</text:p>
          </table:table-cell>
          <table:table-cell office:value-type="float" office:value="0.936795" calcext:value-type="float">
            <text:p>0.936795</text:p>
          </table:table-cell>
          <table:table-cell office:value-type="float" office:value="0.930428" calcext:value-type="float">
            <text:p>0.9304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926908" calcext:value-type="float">
            <text:p>0.926908</text:p>
          </table:table-cell>
          <table:table-cell office:value-type="float" office:value="0.896013" calcext:value-type="float">
            <text:p>0.896013</text:p>
          </table:table-cell>
          <table:table-cell office:value-type="float" office:value="0.885256" calcext:value-type="float">
            <text:p>0.885256</text:p>
          </table:table-cell>
          <table:table-cell office:value-type="float" office:value="0.91679" calcext:value-type="float">
            <text:p>0.916790</text:p>
          </table:table-cell>
          <table:table-cell office:value-type="float" office:value="0.909776" calcext:value-type="float">
            <text:p>0.909776</text:p>
          </table:table-cell>
          <table:table-cell office:value-type="float" office:value="0.9122" calcext:value-type="float">
            <text:p>0.912200</text:p>
          </table:table-cell>
          <table:table-cell office:value-type="float" office:value="0.894888" calcext:value-type="float">
            <text:p>0.894888</text:p>
          </table:table-cell>
          <table:table-cell office:value-type="float" office:value="0.924368" calcext:value-type="float">
            <text:p>0.924368</text:p>
          </table:table-cell>
          <table:table-cell office:value-type="float" office:value="0.915903" calcext:value-type="float">
            <text:p>0.915903</text:p>
          </table:table-cell>
          <table:table-cell office:value-type="float" office:value="0.919486" calcext:value-type="float">
            <text:p>0.919486</text:p>
          </table:table-cell>
          <table:table-cell office:value-type="float" office:value="0.905284" calcext:value-type="float">
            <text:p>0.905284</text:p>
          </table:table-cell>
          <table:table-cell office:value-type="float" office:value="0.901674" calcext:value-type="float">
            <text:p>0.901674</text:p>
          </table:table-cell>
          <table:table-cell office:value-type="float" office:value="0.944216" calcext:value-type="float">
            <text:p>0.944216</text:p>
          </table:table-cell>
          <table:table-cell office:value-type="float" office:value="0.943655" calcext:value-type="float">
            <text:p>0.943655</text:p>
          </table:table-cell>
          <table:table-cell office:value-type="float" office:value="0.916706" calcext:value-type="float">
            <text:p>0.916706</text:p>
          </table:table-cell>
          <table:table-cell office:value-type="float" office:value="0.917204" calcext:value-type="float">
            <text:p>0.917204</text:p>
          </table:table-cell>
          <table:table-cell office:value-type="float" office:value="0.893962" calcext:value-type="float">
            <text:p>0.893962</text:p>
          </table:table-cell>
          <table:table-cell office:value-type="float" office:value="0.926342" calcext:value-type="float">
            <text:p>0.926342</text:p>
          </table:table-cell>
          <table:table-cell office:value-type="float" office:value="0.897386" calcext:value-type="float">
            <text:p>0.897386</text:p>
          </table:table-cell>
          <table:table-cell office:value-type="float" office:value="0.900917" calcext:value-type="float">
            <text:p>0.900917</text:p>
          </table:table-cell>
          <table:table-cell office:value-type="float" office:value="0.882214" calcext:value-type="float">
            <text:p>0.882214</text:p>
          </table:table-cell>
          <table:table-cell office:value-type="float" office:value="0.904776" calcext:value-type="float">
            <text:p>0.904776</text:p>
          </table:table-cell>
          <table:table-cell office:value-type="float" office:value="0.919259" calcext:value-type="float">
            <text:p>0.919259</text:p>
          </table:table-cell>
          <table:table-cell office:value-type="float" office:value="0.91125" calcext:value-type="float">
            <text:p>0.911250</text:p>
          </table:table-cell>
          <table:table-cell office:value-type="float" office:value="0.884279" calcext:value-type="float">
            <text:p>0.884279</text:p>
          </table:table-cell>
          <table:table-cell office:value-type="float" office:value="0.890594" calcext:value-type="float">
            <text:p>0.890594</text:p>
          </table:table-cell>
          <table:table-cell office:value-type="float" office:value="0.890988" calcext:value-type="float">
            <text:p>0.890988</text:p>
          </table:table-cell>
          <table:table-cell office:value-type="float" office:value="0.904621" calcext:value-type="float">
            <text:p>0.904621</text:p>
          </table:table-cell>
          <table:table-cell office:value-type="float" office:value="0.916276" calcext:value-type="float">
            <text:p>0.916276</text:p>
          </table:table-cell>
          <table:table-cell table:style-name="ce2" office:value-type="float" office:value="0.317386" calcext:value-type="float">
            <text:p>0.317386</text:p>
          </table:table-cell>
          <table:table-cell office:value-type="float" office:value="0.91375" calcext:value-type="float">
            <text:p>0.913750</text:p>
          </table:table-cell>
          <table:table-cell office:value-type="float" office:value="0.884604" calcext:value-type="float">
            <text:p>0.884604</text:p>
          </table:table-cell>
          <table:table-cell office:value-type="float" office:value="0.897814" calcext:value-type="float">
            <text:p>0.897814</text:p>
          </table:table-cell>
          <table:table-cell office:value-type="float" office:value="0.904009" calcext:value-type="float">
            <text:p>0.904009</text:p>
          </table:table-cell>
          <table:table-cell office:value-type="float" office:value="0.886038" calcext:value-type="float">
            <text:p>0.886038</text:p>
          </table:table-cell>
          <table:table-cell office:value-type="float" office:value="0.901065" calcext:value-type="float">
            <text:p>0.901065</text:p>
          </table:table-cell>
          <table:table-cell office:value-type="float" office:value="0.902718" calcext:value-type="float">
            <text:p>0.902718</text:p>
          </table:table-cell>
          <table:table-cell office:value-type="float" office:value="0.89986" calcext:value-type="float">
            <text:p>0.899860</text:p>
          </table:table-cell>
          <table:table-cell office:value-type="float" office:value="0.90563" calcext:value-type="float">
            <text:p>0.905630</text:p>
          </table:table-cell>
          <table:table-cell office:value-type="float" office:value="0.892209" calcext:value-type="float">
            <text:p>0.892209</text:p>
          </table:table-cell>
          <table:table-cell office:value-type="float" office:value="0.878624" calcext:value-type="float">
            <text:p>0.878624</text:p>
          </table:table-cell>
          <table:table-cell office:value-type="float" office:value="0.878987" calcext:value-type="float">
            <text:p>0.878987</text:p>
          </table:table-cell>
          <table:table-cell office:value-type="float" office:value="0.91604" calcext:value-type="float">
            <text:p>0.916040</text:p>
          </table:table-cell>
          <table:table-cell office:value-type="float" office:value="0.909658" calcext:value-type="float">
            <text:p>0.909658</text:p>
          </table:table-cell>
          <table:table-cell office:value-type="float" office:value="0.925989" calcext:value-type="float">
            <text:p>0.925989</text:p>
          </table:table-cell>
          <table:table-cell office:value-type="float" office:value="0.933361" calcext:value-type="float">
            <text:p>0.933361</text:p>
          </table:table-cell>
          <table:table-cell office:value-type="float" office:value="0.935472" calcext:value-type="float">
            <text:p>0.935472</text:p>
          </table:table-cell>
          <table:table-cell office:value-type="float" office:value="0.929714" calcext:value-type="float">
            <text:p>0.92971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0"/>
          <table:table-cell table:style-name="ce2"/>
          <table:table-cell table:number-columns-repeated="17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1"/>
          <table:table-cell table:style-name="ce2"/>
          <table:table-cell table:number-columns-repeated="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2"/>
          <table:table-cell table:style-name="ce2"/>
          <table:table-cell table:number-columns-repeated="15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3"/>
          <table:table-cell table:style-name="ce2"/>
          <table:table-cell table:number-columns-repeated="1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4"/>
          <table:table-cell table:style-name="ce2"/>
          <table:table-cell table:number-columns-repeated="1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5"/>
          <table:table-cell table:style-name="ce2"/>
          <table:table-cell table:number-columns-repeated="12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6"/>
          <table:table-cell table:style-name="ce2"/>
          <table:table-cell table:number-columns-repeated="11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7"/>
          <table:table-cell table:style-name="ce2"/>
          <table:table-cell table:number-columns-repeated="10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8"/>
          <table:table-cell table:style-name="ce2"/>
          <table:table-cell table:number-columns-repeated="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9"/>
          <table:table-cell table:style-name="ce2"/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40"/>
          <table:table-cell table:style-name="ce2"/>
          <table:table-cell table:number-columns-repeated="7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41"/>
          <table:table-cell table:style-name="ce2"/>
          <table:table-cell table:number-columns-repeated="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42"/>
          <table:table-cell table:style-name="ce2"/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43"/>
          <table:table-cell table:style-name="ce2"/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44"/>
          <table:table-cell table:style-name="ce2"/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45"/>
          <table:table-cell table:style-name="ce2"/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46"/>
          <table:table-cell table:style-name="ce2"/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7"/>
          <table:table-cell table:style-name="ce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6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3">00/00/0000</text:date>, <text:time style:data-style-name="N2" text:time-value="14:57:27.089571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5T10:43:12.109324129</meta:creation-date>
    <dc:date>2015-05-13T15:02:57.743331563</dc:date>
    <meta:editing-duration>PT1H19M17S</meta:editing-duration>
    <meta:editing-cycles>12</meta:editing-cycles>
    <meta:generator>LibreOffice/4.2.8.2$Linux_X86_64 LibreOffice_project/420m0$Build-2</meta:generator>
    <meta:document-statistic meta:table-count="1" meta:cell-count="1536" meta:object-count="0"/>
  </office:meta>
</office:document-meta>
</file>